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paragraph-rsid="0019f988"/>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paragraph-rsid="001f21ad"/>
    </style:style>
    <style:style style:name="P28" style:family="paragraph" style:parent-style-name="Standard">
      <style:paragraph-properties fo:margin-top="0in" fo:margin-bottom="0.1965in" style:contextual-spacing="false" fo:text-align="start" style:justify-single-word="false"/>
    </style:style>
    <style:style style:name="P29" style:family="paragraph" style:parent-style-name="Text_20_body">
      <style:paragraph-properties fo:text-align="start" style:justify-single-word="false" fo:break-before="page"/>
      <style:text-properties officeooo:paragraph-rsid="005cf961"/>
    </style:style>
    <style:style style:name="P30" style:family="paragraph" style:parent-style-name="Text_20_body">
      <style:paragraph-properties fo:text-align="start" style:justify-single-word="false"/>
      <style:text-properties officeooo:paragraph-rsid="005cf961"/>
    </style:style>
    <style:style style:name="P31" style:family="paragraph" style:parent-style-name="Text_20_body">
      <style:paragraph-properties fo:text-align="start" style:justify-single-word="false"/>
      <style:text-properties officeooo:paragraph-rsid="002c10ad"/>
    </style:style>
    <style:style style:name="P32" style:family="paragraph" style:parent-style-name="Text_20_body">
      <style:paragraph-properties fo:text-align="start" style:justify-single-word="false"/>
      <style:text-properties officeooo:rsid="001d24d5" officeooo:paragraph-rsid="001d24d5"/>
    </style:style>
    <style:style style:name="P33" style:family="paragraph" style:parent-style-name="Text_20_body">
      <style:text-properties officeooo:rsid="001ffe25" officeooo:paragraph-rsid="008ec901"/>
    </style:style>
    <style:style style:name="P34" style:family="paragraph" style:parent-style-name="Text_20_body">
      <style:text-properties officeooo:rsid="0021de53" officeooo:paragraph-rsid="008ec901"/>
    </style:style>
    <style:style style:name="P35" style:family="paragraph" style:parent-style-name="Text_20_body">
      <style:text-properties officeooo:rsid="00263dad" officeooo:paragraph-rsid="00263dad"/>
    </style:style>
    <style:style style:name="P36" style:family="paragraph" style:parent-style-name="Text_20_body">
      <style:text-properties officeooo:rsid="00263dad" officeooo:paragraph-rsid="008ec901"/>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Heading_20_4">
      <style:text-properties officeooo:paragraph-rsid="002aaf70"/>
    </style:style>
    <style:style style:name="P47" style:family="paragraph" style:parent-style-name="Text_20_body">
      <style:text-properties officeooo:paragraph-rsid="002aaf70"/>
    </style:style>
    <style:style style:name="P48" style:family="paragraph" style:parent-style-name="Text_20_body">
      <style:text-properties officeooo:paragraph-rsid="002c10ad"/>
    </style:style>
    <style:style style:name="P49" style:family="paragraph" style:parent-style-name="Text_20_body">
      <style:text-properties officeooo:rsid="0034c7e0" officeooo:paragraph-rsid="0034c7e0"/>
    </style:style>
    <style:style style:name="P50" style:family="paragraph" style:parent-style-name="Text_20_body">
      <style:paragraph-properties fo:text-align="center" style:justify-single-word="false"/>
      <style:text-properties officeooo:rsid="0034c7e0" officeooo:paragraph-rsid="0034c7e0"/>
    </style:style>
    <style:style style:name="P51" style:family="paragraph" style:parent-style-name="Text_20_body">
      <style:text-properties officeooo:paragraph-rsid="0034c7e0"/>
    </style:style>
    <style:style style:name="P52" style:family="paragraph" style:parent-style-name="Text_20_body">
      <style:text-properties officeooo:paragraph-rsid="002e64e3"/>
    </style:style>
    <style:style style:name="P53" style:family="paragraph" style:parent-style-name="Figure">
      <style:text-properties officeooo:paragraph-rsid="00423123"/>
    </style:style>
    <style:style style:name="P54" style:family="paragraph" style:parent-style-name="Standard">
      <style:text-properties officeooo:paragraph-rsid="003ead58"/>
    </style:style>
    <style:style style:name="P55" style:family="paragraph" style:parent-style-name="Standard">
      <style:text-properties officeooo:rsid="00405fcd" officeooo:paragraph-rsid="00405fcd"/>
    </style:style>
    <style:style style:name="P56" style:family="paragraph" style:parent-style-name="Text_20_body">
      <style:text-properties officeooo:rsid="00405fcd" officeooo:paragraph-rsid="00405fcd"/>
    </style:style>
    <style:style style:name="P57" style:family="paragraph" style:parent-style-name="Standard">
      <style:text-properties officeooo:rsid="0040f83b" officeooo:paragraph-rsid="0040f83b"/>
    </style:style>
    <style:style style:name="P58" style:family="paragraph" style:parent-style-name="Tabela">
      <style:paragraph-properties fo:keep-with-next="always"/>
    </style:style>
    <style:style style:name="P59" style:family="paragraph" style:parent-style-name="Text_20_body">
      <style:text-properties officeooo:paragraph-rsid="00399572"/>
    </style:style>
    <style:style style:name="P60" style:family="paragraph" style:parent-style-name="Text_20_body">
      <style:text-properties officeooo:rsid="003c84e6" officeooo:paragraph-rsid="003c84e6"/>
    </style:style>
    <style:style style:name="P61" style:family="paragraph" style:parent-style-name="Text_20_body">
      <style:text-properties officeooo:rsid="003cf218" officeooo:paragraph-rsid="003cf218"/>
    </style:style>
    <style:style style:name="P62" style:family="paragraph" style:parent-style-name="Text_20_body">
      <style:paragraph-properties fo:text-align="center" style:justify-single-word="false"/>
      <style:text-properties officeooo:rsid="003cf218" officeooo:paragraph-rsid="003cf218"/>
    </style:style>
    <style:style style:name="P63" style:family="paragraph" style:parent-style-name="Text_20_body">
      <style:text-properties officeooo:rsid="003ead58" officeooo:paragraph-rsid="003ead58"/>
    </style:style>
    <style:style style:name="P64" style:family="paragraph" style:parent-style-name="Text_20_body">
      <style:paragraph-properties fo:text-align="start" style:justify-single-word="false"/>
      <style:text-properties officeooo:rsid="00423123" officeooo:paragraph-rsid="00423123"/>
    </style:style>
    <style:style style:name="P65" style:family="paragraph" style:parent-style-name="Text_20_body">
      <style:paragraph-properties fo:text-align="start" style:justify-single-word="false"/>
      <style:text-properties officeooo:rsid="00430628" officeooo:paragraph-rsid="00430628"/>
    </style:style>
    <style:style style:name="P66" style:family="paragraph" style:parent-style-name="Text_20_body">
      <style:text-properties officeooo:rsid="0043bf43" officeooo:paragraph-rsid="0043bf43"/>
    </style:style>
    <style:style style:name="P67" style:family="paragraph" style:parent-style-name="Standard">
      <style:paragraph-properties fo:text-align="start" style:justify-single-word="false"/>
      <style:text-properties officeooo:rsid="0046aa3a" officeooo:paragraph-rsid="0046aa3a"/>
    </style:style>
    <style:style style:name="P68" style:family="paragraph" style:parent-style-name="Text_20_body">
      <style:paragraph-properties fo:text-align="start" style:justify-single-word="false"/>
      <style:text-properties officeooo:rsid="0046aa3a" officeooo:paragraph-rsid="0046aa3a"/>
    </style:style>
    <style:style style:name="P69" style:family="paragraph" style:parent-style-name="Standard">
      <style:text-properties officeooo:rsid="0049b43c" officeooo:paragraph-rsid="0049b43c"/>
    </style:style>
    <style:style style:name="P70" style:family="paragraph" style:parent-style-name="Standard">
      <style:text-properties officeooo:rsid="004b7624" officeooo:paragraph-rsid="004b7624"/>
    </style:style>
    <style:style style:name="P71" style:family="paragraph" style:parent-style-name="Text_20_body">
      <style:paragraph-properties fo:text-align="start" style:justify-single-word="false"/>
      <style:text-properties officeooo:rsid="0047c33a" officeooo:paragraph-rsid="0047c33a"/>
    </style:style>
    <style:style style:name="P72" style:family="paragraph" style:parent-style-name="Standard">
      <style:text-properties officeooo:rsid="004d8c36" officeooo:paragraph-rsid="004d8c36"/>
    </style:style>
    <style:style style:name="P73" style:family="paragraph" style:parent-style-name="Standard">
      <style:text-properties officeooo:rsid="004df53f" officeooo:paragraph-rsid="004df53f"/>
    </style:style>
    <style:style style:name="P74" style:family="paragraph" style:parent-style-name="Standard">
      <style:text-properties officeooo:rsid="005073eb" officeooo:paragraph-rsid="005073eb"/>
    </style:style>
    <style:style style:name="P75" style:family="paragraph" style:parent-style-name="Text_20_body">
      <style:text-properties officeooo:paragraph-rsid="004f36a3"/>
    </style:style>
    <style:style style:name="P76" style:family="paragraph" style:parent-style-name="Text_20_body">
      <style:paragraph-properties fo:break-before="page"/>
      <style:text-properties officeooo:paragraph-rsid="004f36a3"/>
    </style:style>
    <style:style style:name="P77" style:family="paragraph" style:parent-style-name="normal">
      <style:paragraph-properties fo:margin-top="0in" fo:margin-bottom="0.139in" style:contextual-spacing="false" fo:line-height="115%"/>
      <style:text-properties officeooo:paragraph-rsid="005b818a"/>
    </style:style>
    <style:style style:name="P78" style:family="paragraph" style:parent-style-name="normal">
      <style:text-properties officeooo:paragraph-rsid="005b818a"/>
    </style:style>
    <style:style style:name="P79" style:family="paragraph" style:parent-style-name="Text_20_body">
      <style:text-properties officeooo:paragraph-rsid="0009bff9"/>
    </style:style>
    <style:style style:name="P80"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1" style:family="paragraph" style:parent-style-name="Text_20_body">
      <style:text-properties officeooo:rsid="0064b6e5" officeooo:paragraph-rsid="008dc8b7"/>
    </style:style>
    <style:style style:name="P82" style:family="paragraph" style:parent-style-name="Text_20_body">
      <style:text-properties officeooo:rsid="0064b6e5" officeooo:paragraph-rsid="008a4e33"/>
    </style:style>
    <style:style style:name="P83" style:family="paragraph" style:parent-style-name="Text_20_body">
      <style:text-properties officeooo:rsid="00668d21" officeooo:paragraph-rsid="008dc8b7"/>
    </style:style>
    <style:style style:name="P84" style:family="paragraph" style:parent-style-name="Heading_20_4">
      <style:text-properties officeooo:paragraph-rsid="0046aa3a"/>
    </style:style>
    <style:style style:name="P85" style:family="paragraph" style:parent-style-name="Text_20_body">
      <style:text-properties officeooo:paragraph-rsid="0046aa3a"/>
    </style:style>
    <style:style style:name="P86" style:family="paragraph" style:parent-style-name="Listing">
      <style:text-properties officeooo:rsid="006cc527" officeooo:paragraph-rsid="006cc527"/>
    </style:style>
    <style:style style:name="P87" style:family="paragraph" style:parent-style-name="Listing">
      <style:text-properties officeooo:rsid="006cc527" officeooo:paragraph-rsid="008a4e33"/>
    </style:style>
    <style:style style:name="P88" style:family="paragraph" style:parent-style-name="Listing">
      <style:text-properties officeooo:rsid="006cc527" officeooo:paragraph-rsid="008ec901"/>
    </style:style>
    <style:style style:name="P89" style:family="paragraph" style:parent-style-name="Text_20_body">
      <style:text-properties officeooo:rsid="006cc527" officeooo:paragraph-rsid="008ec901"/>
    </style:style>
    <style:style style:name="P90" style:family="paragraph" style:parent-style-name="Text_20_body">
      <style:text-properties officeooo:rsid="006cc527" officeooo:paragraph-rsid="008c0cbd"/>
    </style:style>
    <style:style style:name="P91" style:family="paragraph" style:parent-style-name="Standard">
      <style:text-properties officeooo:rsid="0054c857" officeooo:paragraph-rsid="0054c857"/>
    </style:style>
    <style:style style:name="P92" style:family="paragraph" style:parent-style-name="Standard">
      <style:paragraph-properties fo:break-before="page"/>
      <style:text-properties officeooo:rsid="0054c857" officeooo:paragraph-rsid="0054c857"/>
    </style:style>
    <style:style style:name="P93" style:family="paragraph" style:parent-style-name="Text_20_body">
      <style:text-properties officeooo:paragraph-rsid="0043bf43"/>
    </style:style>
    <style:style style:name="P94" style:family="paragraph" style:parent-style-name="Text_20_body">
      <style:text-properties officeooo:paragraph-rsid="0061ee4b"/>
    </style:style>
    <style:style style:name="P95" style:family="paragraph" style:parent-style-name="Text_20_body">
      <style:text-properties officeooo:paragraph-rsid="0071fcd9"/>
    </style:style>
    <style:style style:name="P96" style:family="paragraph" style:parent-style-name="Text_20_body">
      <style:paragraph-properties fo:break-before="page"/>
      <style:text-properties officeooo:paragraph-rsid="0071fcd9"/>
    </style:style>
    <style:style style:name="P97" style:family="paragraph" style:parent-style-name="Chapter_20_Number">
      <style:paragraph-properties fo:break-before="page"/>
      <style:text-properties officeooo:rsid="007438d2" officeooo:paragraph-rsid="007438d2"/>
    </style:style>
    <style:style style:name="P98" style:family="paragraph" style:parent-style-name="Contents_20_1">
      <style:paragraph-properties>
        <style:tab-stops>
          <style:tab-stop style:position="6.7083in" style:type="right" style:leader-style="dotted" style:leader-text="."/>
        </style:tab-stops>
      </style:paragraph-properties>
    </style:style>
    <style:style style:name="P99" style:family="paragraph" style:parent-style-name="Contents_20_2">
      <style:paragraph-properties>
        <style:tab-stops>
          <style:tab-stop style:position="6.5118in" style:type="right" style:leader-style="dotted" style:leader-text="."/>
        </style:tab-stops>
      </style:paragraph-properties>
    </style:style>
    <style:style style:name="P100" style:family="paragraph" style:parent-style-name="Text_20_body">
      <style:paragraph-properties fo:margin-top="0in" fo:margin-bottom="0.0799in" style:contextual-spacing="false" fo:break-before="page"/>
      <style:text-properties officeooo:paragraph-rsid="0058801e"/>
    </style:style>
    <style:style style:name="P101"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2"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3" style:family="paragraph" style:parent-style-name="Chapter_20_Number">
      <style:paragraph-properties fo:break-before="page"/>
      <style:text-properties officeooo:rsid="008a4e33" officeooo:paragraph-rsid="008a4e33"/>
    </style:style>
    <style:style style:name="P104" style:family="paragraph" style:parent-style-name="Text_20_body">
      <style:text-properties officeooo:rsid="008c0cbd" officeooo:paragraph-rsid="008c0cbd"/>
    </style:style>
    <style:style style:name="P105" style:family="paragraph" style:parent-style-name="Heading_20_4">
      <style:text-properties officeooo:paragraph-rsid="008ec901"/>
    </style:style>
    <style:style style:name="P106" style:family="paragraph" style:parent-style-name="Preformatted_20_Text">
      <style:text-properties officeooo:paragraph-rsid="008ec901"/>
    </style:style>
    <style:style style:name="P107" style:family="paragraph" style:parent-style-name="Text_20_body">
      <style:text-properties officeooo:paragraph-rsid="008ec901"/>
    </style:style>
    <style:style style:name="P108" style:family="paragraph" style:parent-style-name="Text_20_body">
      <style:paragraph-properties fo:margin-top="0in" fo:margin-bottom="0in" style:contextual-spacing="false"/>
      <style:text-properties officeooo:paragraph-rsid="008ec901"/>
    </style:style>
    <style:style style:name="P109" style:family="paragraph" style:parent-style-name="Preformatted_20_Text">
      <style:text-properties officeooo:paragraph-rsid="008a4e33"/>
    </style:style>
    <style:style style:name="P110" style:family="paragraph" style:parent-style-name="Text_20_body">
      <style:text-properties officeooo:paragraph-rsid="008a4e33"/>
    </style:style>
    <style:style style:name="P111" style:family="paragraph" style:parent-style-name="Text_20_body">
      <style:text-properties officeooo:rsid="00143517" officeooo:paragraph-rsid="008a4e33"/>
    </style:style>
    <style:style style:name="P112" style:family="paragraph" style:parent-style-name="Text_20_body">
      <style:text-properties fo:font-style="italic" officeooo:rsid="00143517" officeooo:paragraph-rsid="008a4e33" style:font-style-asian="italic" style:font-style-complex="italic"/>
    </style:style>
    <style:style style:name="P113" style:family="paragraph" style:parent-style-name="Text_20_body">
      <style:text-properties officeooo:paragraph-rsid="008c0cbd"/>
    </style:style>
    <style:style style:name="P114" style:family="paragraph" style:parent-style-name="Text_20_body">
      <style:text-properties officeooo:rsid="00916c3f" officeooo:paragraph-rsid="00916c3f"/>
    </style:style>
    <style:style style:name="P115"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officeooo:paragraph-rsid="009e4928"/>
    </style:style>
    <style:style style:name="P126" style:family="paragraph" style:parent-style-name="Text_20_body">
      <style:text-properties officeooo:rsid="0098993c" officeooo:paragraph-rsid="0098993c"/>
    </style:style>
    <style:style style:name="P127" style:family="paragraph" style:parent-style-name="Text_20_body">
      <style:paragraph-properties fo:text-align="justify" style:justify-single-word="false"/>
      <style:text-properties officeooo:rsid="0098993c" officeooo:paragraph-rsid="0098993c"/>
    </style:style>
    <style:style style:name="P128" style:family="paragraph" style:parent-style-name="Text_20_body">
      <style:paragraph-properties fo:text-align="justify" style:justify-single-word="false"/>
      <style:text-properties officeooo:rsid="0098993c" officeooo:paragraph-rsid="009a174d"/>
    </style:style>
    <style:style style:name="P129" style:family="paragraph" style:parent-style-name="Text_20_body">
      <style:text-properties officeooo:paragraph-rsid="0098993c"/>
    </style:style>
    <style:style style:name="P130" style:family="paragraph" style:parent-style-name="Text_20_body">
      <style:text-properties officeooo:paragraph-rsid="009b9d91"/>
    </style:style>
    <style:style style:name="P131" style:family="paragraph" style:parent-style-name="Text_20_body">
      <style:paragraph-properties fo:text-align="justify" style:justify-single-word="false"/>
      <style:text-properties officeooo:rsid="009e4928" officeooo:paragraph-rsid="009e4928"/>
    </style:style>
    <style:style style:name="P132" style:family="paragraph" style:parent-style-name="Text_20_body">
      <style:text-properties officeooo:paragraph-rsid="00a4fd09"/>
    </style:style>
    <style:style style:name="P133" style:family="paragraph" style:parent-style-name="Text_20_body">
      <style:text-properties officeooo:paragraph-rsid="00a2e66d"/>
    </style:style>
    <style:style style:name="P134" style:family="paragraph" style:parent-style-name="Text_20_body">
      <style:text-properties officeooo:rsid="000f715a" officeooo:paragraph-rsid="00a4fd09"/>
    </style:style>
    <style:style style:name="P135" style:family="paragraph" style:parent-style-name="Text_20_body">
      <style:text-properties officeooo:rsid="0034798b" officeooo:paragraph-rsid="0034798b"/>
    </style:style>
    <style:style style:name="P136" style:family="paragraph" style:parent-style-name="Text_20_body">
      <style:paragraph-properties fo:text-align="center" style:justify-single-word="false"/>
      <style:text-properties officeooo:rsid="0034798b" officeooo:paragraph-rsid="0034798b"/>
    </style:style>
    <style:style style:name="P137"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38" style:family="paragraph" style:parent-style-name="Heading_20_4">
      <style:paragraph-properties fo:margin-top="0in" fo:margin-bottom="0in" style:contextual-spacing="false" fo:line-height="100%" fo:keep-together="auto"/>
      <style:text-properties officeooo:paragraph-rsid="0061ee4b"/>
    </style:style>
    <style:style style:name="P139" style:family="paragraph" style:parent-style-name="Heading_20_5">
      <style:paragraph-properties fo:margin-top="0in" fo:margin-bottom="0in" style:contextual-spacing="false" fo:line-height="100%" fo:keep-together="auto" fo:keep-with-next="auto"/>
      <style:text-properties officeooo:paragraph-rsid="0061ee4b"/>
    </style:style>
    <style:style style:name="P140" style:family="paragraph" style:parent-style-name="Heading_20_1">
      <style:paragraph-properties fo:text-align="end" style:justify-single-word="false" fo:break-before="page"/>
      <style:text-properties officeooo:rsid="005cf961" officeooo:paragraph-rsid="005cf961"/>
    </style:style>
    <style:style style:name="P141" style:family="paragraph" style:parent-style-name="Heading_20_1">
      <style:text-properties officeooo:paragraph-rsid="007438d2"/>
    </style:style>
    <style:style style:name="P142" style:family="paragraph" style:parent-style-name="Heading_20_1">
      <style:text-properties officeooo:rsid="0000a525" officeooo:paragraph-rsid="0000a525"/>
    </style:style>
    <style:style style:name="P143" style:family="paragraph" style:parent-style-name="Heading_20_1">
      <style:text-properties officeooo:rsid="0000a525" officeooo:paragraph-rsid="00027cf2"/>
    </style:style>
    <style:style style:name="P144" style:family="paragraph" style:parent-style-name="Heading_20_1">
      <style:text-properties officeooo:rsid="008a4e33" officeooo:paragraph-rsid="008a4e33"/>
    </style:style>
    <style:style style:name="P145" style:family="paragraph" style:parent-style-name="Heading_20_1">
      <style:text-properties officeooo:rsid="0061ee4b" officeooo:paragraph-rsid="0061ee4b"/>
    </style:style>
    <style:style style:name="P146" style:family="paragraph" style:parent-style-name="Heading_20_2">
      <style:text-properties officeooo:rsid="0094bfbc" officeooo:paragraph-rsid="0094bfbc"/>
    </style:style>
    <style:style style:name="P147" style:family="paragraph" style:parent-style-name="Heading_20_2">
      <style:text-properties officeooo:rsid="009e4928" officeooo:paragraph-rsid="009e4928"/>
    </style:style>
    <style:style style:name="P148" style:family="paragraph" style:parent-style-name="Heading_20_2">
      <style:text-properties officeooo:rsid="009e4928" officeooo:paragraph-rsid="00a4fd09"/>
    </style:style>
    <style:style style:name="P149" style:family="paragraph" style:parent-style-name="Heading_20_2">
      <style:text-properties officeooo:paragraph-rsid="009e4928"/>
    </style:style>
    <style:style style:name="P150" style:family="paragraph" style:parent-style-name="Heading_20_2">
      <style:text-properties officeooo:rsid="001608bc" officeooo:paragraph-rsid="001608bc"/>
    </style:style>
    <style:style style:name="P151" style:family="paragraph" style:parent-style-name="Heading_20_2">
      <style:text-properties officeooo:rsid="008c0cbd" officeooo:paragraph-rsid="008c0cbd"/>
    </style:style>
    <style:style style:name="P152" style:family="paragraph" style:parent-style-name="Heading_20_2">
      <style:text-properties officeooo:rsid="0019f988" officeooo:paragraph-rsid="0019f988"/>
    </style:style>
    <style:style style:name="P153" style:family="paragraph" style:parent-style-name="Heading_20_2">
      <style:text-properties officeooo:rsid="006cc527"/>
    </style:style>
    <style:style style:name="P154" style:family="paragraph" style:parent-style-name="Heading_20_2">
      <style:text-properties officeooo:rsid="008ec901" officeooo:paragraph-rsid="008ec901"/>
    </style:style>
    <style:style style:name="P155" style:family="paragraph" style:parent-style-name="Heading_20_2">
      <style:text-properties officeooo:rsid="00290ea4" officeooo:paragraph-rsid="00290ea4"/>
    </style:style>
    <style:style style:name="P156" style:family="paragraph" style:parent-style-name="Heading_20_2">
      <style:text-properties officeooo:rsid="002aaf70" officeooo:paragraph-rsid="002aaf70"/>
    </style:style>
    <style:style style:name="P157" style:family="paragraph" style:parent-style-name="Heading_20_2">
      <style:text-properties officeooo:rsid="0000a525" officeooo:paragraph-rsid="002c10ad"/>
    </style:style>
    <style:style style:name="P158" style:family="paragraph" style:parent-style-name="Heading_20_2">
      <style:text-properties officeooo:rsid="0000a525" officeooo:paragraph-rsid="008a4e33"/>
    </style:style>
    <style:style style:name="P159" style:family="paragraph" style:parent-style-name="Heading_20_2">
      <style:text-properties officeooo:rsid="0000a525" officeooo:paragraph-rsid="008ec901"/>
    </style:style>
    <style:style style:name="P160" style:family="paragraph" style:parent-style-name="Heading_20_2">
      <style:text-properties officeooo:rsid="002c10ad" officeooo:paragraph-rsid="002c10ad"/>
    </style:style>
    <style:style style:name="P161" style:family="paragraph" style:parent-style-name="Heading_20_2">
      <style:text-properties officeooo:rsid="0034c7e0" officeooo:paragraph-rsid="0034c7e0"/>
    </style:style>
    <style:style style:name="P162" style:family="paragraph" style:parent-style-name="Heading_20_2">
      <style:text-properties officeooo:rsid="002e64e3" officeooo:paragraph-rsid="002e64e3"/>
    </style:style>
    <style:style style:name="P163" style:family="paragraph" style:parent-style-name="Heading_20_2">
      <style:text-properties officeooo:rsid="00668d21" officeooo:paragraph-rsid="0064b6e5"/>
    </style:style>
    <style:style style:name="P164" style:family="paragraph" style:parent-style-name="Heading_20_2">
      <style:text-properties officeooo:paragraph-rsid="008ec901"/>
    </style:style>
    <style:style style:name="P165" style:family="paragraph" style:parent-style-name="Heading_20_2">
      <style:text-properties officeooo:rsid="00192e2f" officeooo:paragraph-rsid="008c0cbd"/>
    </style:style>
    <style:style style:name="P166" style:family="paragraph" style:parent-style-name="Heading_20_2">
      <style:text-properties officeooo:rsid="0064b6e5" officeooo:paragraph-rsid="008dc8b7"/>
    </style:style>
    <style:style style:name="P167" style:family="paragraph" style:parent-style-name="Heading_20_3">
      <style:text-properties officeooo:paragraph-rsid="0005f4b6"/>
    </style:style>
    <style:style style:name="P168" style:family="paragraph" style:parent-style-name="Heading_20_3">
      <style:text-properties officeooo:paragraph-rsid="008ec901"/>
    </style:style>
    <style:style style:name="P169" style:family="paragraph" style:parent-style-name="Heading_20_3">
      <style:text-properties officeooo:rsid="0005f4b6" officeooo:paragraph-rsid="008ec901"/>
    </style:style>
    <style:style style:name="P170" style:family="paragraph" style:parent-style-name="Text_20_body" style:list-style-name="L1">
      <style:text-properties officeooo:paragraph-rsid="00a4fd09"/>
    </style:style>
    <style:style style:name="P171" style:family="paragraph" style:parent-style-name="Text_20_body" style:list-style-name="L2"/>
    <style:style style:name="P172" style:family="paragraph" style:parent-style-name="Text_20_body" style:list-style-name="L2">
      <style:paragraph-properties fo:margin-top="0in" fo:margin-bottom="0in" style:contextual-spacing="false"/>
    </style:style>
    <style:style style:name="P173" style:family="paragraph" style:parent-style-name="Text_20_body" style:list-style-name="L3"/>
    <style:style style:name="P174" style:family="paragraph" style:parent-style-name="Text_20_body" style:list-style-name="L3">
      <style:paragraph-properties fo:margin-top="0in" fo:margin-bottom="0in" style:contextual-spacing="false"/>
      <style:text-properties officeooo:paragraph-rsid="001c3fdc"/>
    </style:style>
    <style:style style:name="P175" style:family="paragraph" style:parent-style-name="Text_20_body" style:list-style-name="L4">
      <style:paragraph-properties fo:text-align="start" style:justify-single-word="false"/>
      <style:text-properties officeooo:paragraph-rsid="001d24d5"/>
    </style:style>
    <style:style style:name="P176" style:family="paragraph" style:parent-style-name="Text_20_body" style:list-style-name="L5"/>
    <style:style style:name="P177" style:family="paragraph" style:parent-style-name="Text_20_body" style:list-style-name="L6">
      <style:text-properties officeooo:rsid="00263dad" officeooo:paragraph-rsid="00263dad"/>
    </style:style>
    <style:style style:name="P178" style:family="paragraph" style:parent-style-name="Text_20_body" style:list-style-name="L7">
      <style:paragraph-properties fo:text-align="start" style:justify-single-word="false"/>
      <style:text-properties officeooo:rsid="00290ea4" officeooo:paragraph-rsid="00290ea4"/>
    </style:style>
    <style:style style:name="P179" style:family="paragraph" style:parent-style-name="Text_20_body" style:list-style-name="L8"/>
    <style:style style:name="P180" style:family="paragraph" style:parent-style-name="Text_20_body" style:list-style-name="L8">
      <style:paragraph-properties fo:margin-top="0in" fo:margin-bottom="0in" style:contextual-spacing="false"/>
    </style:style>
    <style:style style:name="P181" style:family="paragraph" style:parent-style-name="Text_20_body" style:list-style-name="L9"/>
    <style:style style:name="P182" style:family="paragraph" style:parent-style-name="Text_20_body" style:list-style-name="L9">
      <style:paragraph-properties fo:margin-top="0in" fo:margin-bottom="0in" style:contextual-spacing="false"/>
    </style:style>
    <style:style style:name="P183" style:family="paragraph" style:parent-style-name="Text_20_body" style:list-style-name="L10"/>
    <style:style style:name="P184" style:family="paragraph" style:parent-style-name="Text_20_body" style:list-style-name="L10">
      <style:paragraph-properties fo:margin-top="0in" fo:margin-bottom="0in" style:contextual-spacing="false"/>
    </style:style>
    <style:style style:name="P185" style:family="paragraph" style:parent-style-name="Text_20_body" style:list-style-name="L11"/>
    <style:style style:name="P186" style:family="paragraph" style:parent-style-name="Text_20_body" style:list-style-name="L11">
      <style:paragraph-properties fo:margin-top="0in" fo:margin-bottom="0in" style:contextual-spacing="false"/>
    </style:style>
    <style:style style:name="P187" style:family="paragraph" style:parent-style-name="Text_20_body" style:list-style-name="L12"/>
    <style:style style:name="P188" style:family="paragraph" style:parent-style-name="Text_20_body" style:list-style-name="L12">
      <style:paragraph-properties fo:margin-top="0in" fo:margin-bottom="0in" style:contextual-spacing="false"/>
    </style:style>
    <style:style style:name="P189" style:family="paragraph" style:parent-style-name="Text_20_body" style:list-style-name="L13"/>
    <style:style style:name="P190" style:family="paragraph" style:parent-style-name="Text_20_body" style:list-style-name="L13">
      <style:paragraph-properties fo:margin-top="0in" fo:margin-bottom="0in" style:contextual-spacing="false"/>
    </style:style>
    <style:style style:name="P191" style:family="paragraph" style:parent-style-name="Text_20_body" style:list-style-name="L14"/>
    <style:style style:name="P192" style:family="paragraph" style:parent-style-name="Text_20_body" style:list-style-name="L14">
      <style:paragraph-properties fo:margin-top="0in" fo:margin-bottom="0in" style:contextual-spacing="false"/>
    </style:style>
    <style:style style:name="P193" style:family="paragraph" style:parent-style-name="Text_20_body" style:list-style-name="L15"/>
    <style:style style:name="P194" style:family="paragraph" style:parent-style-name="Text_20_body" style:list-style-name="L15">
      <style:paragraph-properties fo:margin-top="0in" fo:margin-bottom="0in" style:contextual-spacing="false"/>
    </style:style>
    <style:style style:name="P195" style:family="paragraph" style:parent-style-name="Text_20_body" style:list-style-name="L16"/>
    <style:style style:name="P196" style:family="paragraph" style:parent-style-name="Text_20_body" style:list-style-name="L16">
      <style:paragraph-properties fo:margin-top="0in" fo:margin-bottom="0in" style:contextual-spacing="false"/>
    </style:style>
    <style:style style:name="P197" style:family="paragraph" style:parent-style-name="Text_20_body" style:list-style-name="L17"/>
    <style:style style:name="P198" style:family="paragraph" style:parent-style-name="Text_20_body" style:list-style-name="L17">
      <style:paragraph-properties fo:margin-top="0in" fo:margin-bottom="0in" style:contextual-spacing="false"/>
    </style:style>
    <style:style style:name="P199" style:family="paragraph" style:parent-style-name="Text_20_body" style:list-style-name="L18">
      <style:paragraph-properties fo:margin-top="0in" fo:margin-bottom="0in" style:contextual-spacing="false"/>
      <style:text-properties officeooo:paragraph-rsid="003583ff"/>
    </style:style>
    <style:style style:name="P200" style:family="paragraph" style:parent-style-name="Text_20_body" style:list-style-name="L19">
      <style:text-properties officeooo:paragraph-rsid="008a4e33"/>
    </style:style>
    <style:style style:name="P201" style:family="paragraph" style:parent-style-name="Text_20_body" style:list-style-name="L20">
      <style:text-properties officeooo:paragraph-rsid="008ec901"/>
    </style:style>
    <style:style style:name="P202" style:family="paragraph" style:parent-style-name="Text_20_body" style:list-style-name="L20">
      <style:paragraph-properties fo:margin-top="0in" fo:margin-bottom="0in" style:contextual-spacing="false"/>
      <style:text-properties officeooo:paragraph-rsid="008ec901"/>
    </style:style>
    <style:style style:name="P203" style:family="paragraph" style:parent-style-name="Text_20_body" style:list-style-name="L21">
      <style:paragraph-properties fo:margin-top="0in" fo:margin-bottom="0in" style:contextual-spacing="false"/>
      <style:text-properties officeooo:paragraph-rsid="008ec901"/>
    </style:style>
    <style:style style:name="P204" style:family="paragraph" style:parent-style-name="Text_20_body" style:list-style-name="L21">
      <style:text-properties officeooo:paragraph-rsid="008ec901"/>
    </style:style>
    <style:style style:name="P205" style:family="paragraph" style:parent-style-name="Text_20_body" style:list-style-name="L22">
      <style:paragraph-properties fo:margin-top="0in" fo:margin-bottom="0in" style:contextual-spacing="false"/>
      <style:text-properties officeooo:paragraph-rsid="008ec901"/>
    </style:style>
    <style:style style:name="P206" style:family="paragraph" style:parent-style-name="Text_20_body" style:list-style-name="L22">
      <style:text-properties officeooo:paragraph-rsid="008ec901"/>
    </style:style>
    <style:style style:name="P207" style:family="paragraph" style:parent-style-name="Text_20_body" style:list-style-name="L23">
      <style:paragraph-properties fo:margin-top="0in" fo:margin-bottom="0in" style:contextual-spacing="false"/>
      <style:text-properties officeooo:paragraph-rsid="008ec901"/>
    </style:style>
    <style:style style:name="P208" style:family="paragraph" style:parent-style-name="Text_20_body" style:list-style-name="L23">
      <style:text-properties officeooo:paragraph-rsid="008ec901"/>
    </style:style>
    <style:style style:name="P209" style:family="paragraph" style:parent-style-name="Text_20_body" style:list-style-name="L24">
      <style:paragraph-properties fo:margin-top="0in" fo:margin-bottom="0in" style:contextual-spacing="false"/>
      <style:text-properties officeooo:paragraph-rsid="008ec901"/>
    </style:style>
    <style:style style:name="P210" style:family="paragraph" style:parent-style-name="Text_20_body" style:list-style-name="L24">
      <style:text-properties officeooo:paragraph-rsid="008ec901"/>
    </style:style>
    <style:style style:name="P211" style:family="paragraph" style:parent-style-name="Text_20_body" style:list-style-name="L25">
      <style:paragraph-properties fo:margin-top="0in" fo:margin-bottom="0in" style:contextual-spacing="false"/>
      <style:text-properties officeooo:paragraph-rsid="008ec901"/>
    </style:style>
    <style:style style:name="P212" style:family="paragraph" style:parent-style-name="Text_20_body" style:list-style-name="L25">
      <style:text-properties officeooo:paragraph-rsid="008ec901"/>
    </style:style>
    <style:style style:name="P213" style:family="paragraph" style:parent-style-name="Text_20_body" style:list-style-name="L26">
      <style:paragraph-properties fo:margin-top="0in" fo:margin-bottom="0in" style:contextual-spacing="false"/>
      <style:text-properties officeooo:paragraph-rsid="008ec901"/>
    </style:style>
    <style:style style:name="P214" style:family="paragraph" style:parent-style-name="Text_20_body" style:list-style-name="L26">
      <style:text-properties officeooo:paragraph-rsid="008ec901"/>
    </style:style>
    <style:style style:name="P215" style:family="paragraph" style:parent-style-name="Text_20_body" style:list-style-name="L27">
      <style:paragraph-properties fo:margin-top="0in" fo:margin-bottom="0in" style:contextual-spacing="false"/>
      <style:text-properties officeooo:paragraph-rsid="008ec901"/>
    </style:style>
    <style:style style:name="P216" style:family="paragraph" style:parent-style-name="Text_20_body" style:list-style-name="L27">
      <style:text-properties officeooo:paragraph-rsid="008ec901"/>
    </style:style>
    <style:style style:name="P217" style:family="paragraph" style:parent-style-name="Text_20_body" style:list-style-name="L28">
      <style:paragraph-properties fo:margin-top="0in" fo:margin-bottom="0in" style:contextual-spacing="false"/>
      <style:text-properties officeooo:paragraph-rsid="008ec901"/>
    </style:style>
    <style:style style:name="P218" style:family="paragraph" style:parent-style-name="Text_20_body" style:list-style-name="L28">
      <style:text-properties officeooo:paragraph-rsid="008ec901"/>
    </style:style>
    <style:style style:name="P219" style:family="paragraph" style:parent-style-name="Text_20_body" style:list-style-name="L29">
      <style:paragraph-properties fo:margin-top="0in" fo:margin-bottom="0in" style:contextual-spacing="false"/>
      <style:text-properties officeooo:paragraph-rsid="008ec901"/>
    </style:style>
    <style:style style:name="P220" style:family="paragraph" style:parent-style-name="Text_20_body" style:list-style-name="L29">
      <style:text-properties officeooo:paragraph-rsid="008ec901"/>
    </style:style>
    <style:style style:name="P221" style:family="paragraph" style:parent-style-name="Text_20_body" style:list-style-name="L30">
      <style:paragraph-properties fo:margin-top="0in" fo:margin-bottom="0in" style:contextual-spacing="false"/>
      <style:text-properties officeooo:paragraph-rsid="008ec901"/>
    </style:style>
    <style:style style:name="P222" style:family="paragraph" style:parent-style-name="Text_20_body" style:list-style-name="L30">
      <style:text-properties officeooo:paragraph-rsid="008ec901"/>
    </style:style>
    <style:style style:name="P223" style:family="paragraph" style:parent-style-name="Text_20_body" style:list-style-name="L31">
      <style:paragraph-properties fo:margin-top="0in" fo:margin-bottom="0in" style:contextual-spacing="false"/>
      <style:text-properties officeooo:paragraph-rsid="008ec901"/>
    </style:style>
    <style:style style:name="P224" style:family="paragraph" style:parent-style-name="Text_20_body" style:list-style-name="L31">
      <style:text-properties officeooo:paragraph-rsid="008ec901"/>
    </style:style>
    <style:style style:name="P225" style:family="paragraph" style:parent-style-name="Text_20_body" style:list-style-name="L32">
      <style:paragraph-properties fo:margin-top="0in" fo:margin-bottom="0in" style:contextual-spacing="false"/>
      <style:text-properties officeooo:paragraph-rsid="008ec901"/>
    </style:style>
    <style:style style:name="P226" style:family="paragraph" style:parent-style-name="Text_20_body" style:list-style-name="L32">
      <style:text-properties officeooo:paragraph-rsid="008ec901"/>
    </style:style>
    <style:style style:name="P227" style:family="paragraph" style:parent-style-name="Text_20_body" style:list-style-name="L33">
      <style:paragraph-properties fo:margin-top="0in" fo:margin-bottom="0in" style:contextual-spacing="false"/>
      <style:text-properties officeooo:paragraph-rsid="008ec901"/>
    </style:style>
    <style:style style:name="P228" style:family="paragraph" style:parent-style-name="Text_20_body" style:list-style-name="L33">
      <style:text-properties officeooo:paragraph-rsid="008ec901"/>
    </style:style>
    <style:style style:name="P229" style:family="paragraph" style:parent-style-name="Text_20_body" style:list-style-name="L34">
      <style:paragraph-properties fo:margin-top="0in" fo:margin-bottom="0in" style:contextual-spacing="false"/>
      <style:text-properties officeooo:paragraph-rsid="008ec901"/>
    </style:style>
    <style:style style:name="P230" style:family="paragraph" style:parent-style-name="Text_20_body" style:list-style-name="L34">
      <style:text-properties officeooo:paragraph-rsid="008ec901"/>
    </style:style>
    <style:style style:name="P231" style:family="paragraph" style:parent-style-name="Text_20_body" style:list-style-name="L35">
      <style:paragraph-properties fo:margin-top="0in" fo:margin-bottom="0in" style:contextual-spacing="false"/>
      <style:text-properties officeooo:paragraph-rsid="008ec901"/>
    </style:style>
    <style:style style:name="P232" style:family="paragraph" style:parent-style-name="Text_20_body" style:list-style-name="L35">
      <style:text-properties officeooo:paragraph-rsid="008ec901"/>
    </style:style>
    <style:style style:name="P233" style:family="paragraph" style:parent-style-name="Text_20_body" style:list-style-name="L36">
      <style:paragraph-properties fo:margin-top="0in" fo:margin-bottom="0in" style:contextual-spacing="false"/>
      <style:text-properties officeooo:paragraph-rsid="008ec901"/>
    </style:style>
    <style:style style:name="P234" style:family="paragraph" style:parent-style-name="Text_20_body" style:list-style-name="L36">
      <style:text-properties officeooo:paragraph-rsid="008ec901"/>
    </style:style>
    <style:style style:name="P235" style:family="paragraph" style:parent-style-name="Text_20_body" style:list-style-name="L37">
      <style:paragraph-properties fo:margin-top="0in" fo:margin-bottom="0in" style:contextual-spacing="false"/>
      <style:text-properties officeooo:paragraph-rsid="008ec901"/>
    </style:style>
    <style:style style:name="P236" style:family="paragraph" style:parent-style-name="Text_20_body" style:list-style-name="L37">
      <style:text-properties officeooo:paragraph-rsid="008ec901"/>
    </style:style>
    <style:style style:name="P237" style:family="paragraph" style:parent-style-name="Text_20_body" style:list-style-name="L38">
      <style:text-properties officeooo:paragraph-rsid="008ec901"/>
    </style:style>
    <style:style style:name="P238" style:family="paragraph" style:parent-style-name="Text_20_body" style:list-style-name="L38">
      <style:paragraph-properties fo:margin-top="0in" fo:margin-bottom="0in" style:contextual-spacing="false"/>
      <style:text-properties officeooo:paragraph-rsid="008ec901"/>
    </style:style>
    <style:style style:name="P239" style:family="paragraph" style:parent-style-name="Text_20_body" style:list-style-name="L39">
      <style:text-properties officeooo:rsid="00668d21" officeooo:paragraph-rsid="008dc8b7"/>
    </style:style>
    <style:style style:name="P240" style:family="paragraph" style:parent-style-name="Text_20_body" style:list-style-name="Numbering_20_123"/>
    <style:style style:name="P241" style:family="paragraph" style:parent-style-name="Text_20_body" style:list-style-name="Numbering_20_123">
      <style:text-properties officeooo:paragraph-rsid="00313a90"/>
    </style:style>
    <style:style style:name="P242" style:family="paragraph" style:parent-style-name="Text_20_body" style:list-style-name="Numbering_20_123">
      <style:text-properties officeooo:paragraph-rsid="0009bff9"/>
    </style:style>
    <style:style style:name="P243"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44"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45"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46"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47"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48" style:family="paragraph" style:parent-style-name="normal">
      <style:paragraph-properties fo:text-align="center" style:justify-single-word="false"/>
      <style:text-properties fo:font-size="12pt" officeooo:paragraph-rsid="005b818a" style:font-size-asian="12pt" style:font-size-complex="12pt"/>
    </style:style>
    <style:style style:name="P249"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50"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51"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52"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53"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54"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55" style:family="paragraph" style:parent-style-name="normal">
      <style:paragraph-properties fo:margin-top="0in" fo:margin-bottom="0in" style:contextual-spacing="false" fo:line-height="100%"/>
      <style:text-properties officeooo:paragraph-rsid="0061ee4b"/>
    </style:style>
    <style:style style:name="P256"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57" style:family="paragraph" style:parent-style-name="normal">
      <style:paragraph-properties fo:text-align="center" style:justify-single-word="false"/>
      <style:text-properties officeooo:paragraph-rsid="005b818a"/>
    </style:style>
    <style:style style:name="P258"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59" style:family="paragraph" style:parent-style-name="normal">
      <style:paragraph-properties fo:text-align="center" style:justify-single-word="false"/>
      <style:text-properties officeooo:rsid="0078518f" officeooo:paragraph-rsid="0078518f"/>
    </style:style>
    <style:style style:name="P260"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61"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6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00ba142" style:font-style-asian="normal" style:font-style-complex="normal"/>
    </style:style>
    <style:style style:name="T9" style:family="text">
      <style:text-properties fo:font-style="normal" officeooo:rsid="00a4fd0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43517" style:font-style-asian="normal" style:font-weight-asian="normal" style:font-style-complex="normal" style:font-weight-complex="normal"/>
    </style:style>
    <style:style style:name="T12" style:family="text">
      <style:text-properties fo:font-variant="normal" fo:text-transform="none" fo:color="#000000" loext:opacity="100%" style:font-name="Times New Roman" fo:font-size="14pt" fo:letter-spacing="normal" fo:font-style="normal" fo:font-weight="normal"/>
    </style:style>
    <style:style style:name="T13" style:family="text">
      <style:text-properties fo:font-variant="normal" fo:text-transform="none" fo:color="#000000" loext:opacity="100%" style:font-name="Times New Roman" fo:font-size="14pt" fo:letter-spacing="normal" fo:font-style="italic" fo:font-weight="normal"/>
    </style:style>
    <style:style style:name="T14" style:family="text">
      <style:text-properties officeooo:rsid="00087fd3"/>
    </style:style>
    <style:style style:name="T15" style:family="text">
      <style:text-properties officeooo:rsid="0008f97a"/>
    </style:style>
    <style:style style:name="T16" style:family="text">
      <style:text-properties officeooo:rsid="0009bff9"/>
    </style:style>
    <style:style style:name="T17" style:family="text">
      <style:text-properties fo:font-weight="normal" style:font-weight-asian="normal" style:font-weight-complex="normal"/>
    </style:style>
    <style:style style:name="T18" style:family="text">
      <style:text-properties fo:font-weight="normal" officeooo:rsid="000e5f6a" style:font-weight-asian="normal" style:font-weight-complex="normal"/>
    </style:style>
    <style:style style:name="T19" style:family="text">
      <style:text-properties fo:font-weight="normal" officeooo:rsid="00192e2f" style:font-weight-asian="normal" style:font-weight-complex="normal"/>
    </style:style>
    <style:style style:name="T20" style:family="text">
      <style:text-properties fo:font-weight="normal" officeooo:rsid="002d7b72" style:font-weight-asian="normal" style:font-weight-complex="normal"/>
    </style:style>
    <style:style style:name="T21" style:family="text">
      <style:text-properties fo:font-weight="normal" officeooo:rsid="00313a90" style:font-weight-asian="normal" style:font-weight-complex="normal"/>
    </style:style>
    <style:style style:name="T22" style:family="text">
      <style:text-properties fo:font-weight="normal" officeooo:rsid="0046aa3a" style:font-weight-asian="normal" style:font-weight-complex="normal"/>
    </style:style>
    <style:style style:name="T23" style:family="text">
      <style:text-properties fo:font-weight="normal" officeooo:rsid="006cc527" style:font-weight-asian="normal" style:font-weight-complex="normal"/>
    </style:style>
    <style:style style:name="T24" style:family="text">
      <style:text-properties fo:font-weight="normal" officeooo:rsid="0072ebde" style:font-weight-asian="normal" style:font-weight-complex="normal"/>
    </style:style>
    <style:style style:name="T25" style:family="text">
      <style:text-properties fo:font-weight="normal" officeooo:rsid="009b9d91" style:font-weight-asian="normal" style:font-weight-complex="normal"/>
    </style:style>
    <style:style style:name="T26" style:family="text">
      <style:text-properties fo:font-weight="normal" officeooo:rsid="0009bff9" style:font-weight-asian="normal" style:font-weight-complex="normal"/>
    </style:style>
    <style:style style:name="T27" style:family="text">
      <style:text-properties fo:font-weight="normal" officeooo:rsid="009cf352" style:font-weight-asian="normal" style:font-weight-complex="normal"/>
    </style:style>
    <style:style style:name="T28" style:family="text">
      <style:text-properties fo:font-weight="normal" officeooo:rsid="00a0f3f4" style:font-weight-asian="normal" style:font-weight-complex="normal"/>
    </style:style>
    <style:style style:name="T29" style:family="text">
      <style:text-properties fo:font-weight="normal" officeooo:rsid="00a2e66d" style:font-weight-asian="normal" style:font-weight-complex="normal"/>
    </style:style>
    <style:style style:name="T30" style:family="text">
      <style:text-properties officeooo:rsid="000bec88"/>
    </style:style>
    <style:style style:name="T31" style:family="text">
      <style:text-properties officeooo:rsid="0000a525"/>
    </style:style>
    <style:style style:name="T32" style:family="text">
      <style:text-properties officeooo:rsid="00127839"/>
    </style:style>
    <style:style style:name="T33" style:family="text">
      <style:text-properties officeooo:rsid="0019f988"/>
    </style:style>
    <style:style style:name="T34" style:family="text">
      <style:text-properties style:text-position="0% 100%"/>
    </style:style>
    <style:style style:name="T35" style:family="text">
      <style:text-properties style:text-position="0% 100%" officeooo:rsid="001d24d5"/>
    </style:style>
    <style:style style:name="T36" style:family="text">
      <style:text-properties style:text-position="0% 100%" officeooo:rsid="002c10ad"/>
    </style:style>
    <style:style style:name="T37" style:family="text">
      <style:text-properties officeooo:rsid="001d24d5"/>
    </style:style>
    <style:style style:name="T38" style:family="text">
      <style:text-properties officeooo:rsid="001f21ad"/>
    </style:style>
    <style:style style:name="T39" style:family="text">
      <style:text-properties officeooo:rsid="001f4c2b"/>
    </style:style>
    <style:style style:name="T40" style:family="text">
      <style:text-properties officeooo:rsid="001ffe25"/>
    </style:style>
    <style:style style:name="T41" style:family="text">
      <style:text-properties officeooo:rsid="0021de53"/>
    </style:style>
    <style:style style:name="T42" style:family="text">
      <style:text-properties officeooo:rsid="002aaf70"/>
    </style:style>
    <style:style style:name="T43" style:family="text">
      <style:text-properties officeooo:rsid="002c10ad"/>
    </style:style>
    <style:style style:name="T44" style:family="text">
      <style:text-properties officeooo:rsid="002d7b72"/>
    </style:style>
    <style:style style:name="T45" style:family="text">
      <style:text-properties officeooo:rsid="0034c7e0"/>
    </style:style>
    <style:style style:name="T46" style:family="text">
      <style:text-properties officeooo:rsid="003583ff"/>
    </style:style>
    <style:style style:name="T47" style:family="text">
      <style:text-properties officeooo:rsid="00399572"/>
    </style:style>
    <style:style style:name="T48" style:family="text">
      <style:text-properties officeooo:rsid="004119e8"/>
    </style:style>
    <style:style style:name="T49" style:family="text">
      <style:text-properties officeooo:rsid="00423123"/>
    </style:style>
    <style:style style:name="T50" style:family="text">
      <style:text-properties officeooo:rsid="0047c33a"/>
    </style:style>
    <style:style style:name="T51" style:family="text">
      <style:text-properties officeooo:rsid="004a3f03"/>
    </style:style>
    <style:style style:name="T52" style:family="text">
      <style:text-properties officeooo:rsid="004bd4b2"/>
    </style:style>
    <style:style style:name="T53" style:family="text">
      <style:text-properties officeooo:rsid="004d8c36"/>
    </style:style>
    <style:style style:name="T54" style:family="text">
      <style:text-properties officeooo:rsid="005073eb"/>
    </style:style>
    <style:style style:name="T55" style:family="text">
      <style:text-properties officeooo:rsid="0055cd00"/>
    </style:style>
    <style:style style:name="T56" style:family="text">
      <style:text-properties fo:font-size="12pt" style:font-size-asian="12pt" style:font-size-complex="12pt"/>
    </style:style>
    <style:style style:name="T57" style:family="text">
      <style:text-properties fo:font-size="12pt" officeooo:rsid="005b818a" style:font-size-asian="12pt" style:font-size-complex="12pt"/>
    </style:style>
    <style:style style:name="T58" style:family="text">
      <style:text-properties fo:font-size="12pt" officeooo:rsid="008441e0" style:font-size-asian="12pt" style:font-size-complex="12pt"/>
    </style:style>
    <style:style style:name="T59" style:family="text">
      <style:text-properties fo:font-size="12pt" fo:font-weight="normal" style:font-size-asian="12pt" style:font-weight-asian="normal" style:font-size-complex="12pt"/>
    </style:style>
    <style:style style:name="T60" style:family="text">
      <style:text-properties fo:font-size="12pt" fo:font-weight="normal" officeooo:rsid="0061ee4b" style:font-size-asian="12pt" style:font-weight-asian="normal" style:font-size-complex="12pt"/>
    </style:style>
    <style:style style:name="T61" style:family="text">
      <style:text-properties fo:font-size="18pt" style:font-size-asian="18pt" style:font-size-complex="18pt"/>
    </style:style>
    <style:style style:name="T62" style:family="text">
      <style:text-properties fo:font-size="24pt" style:font-size-asian="24pt" style:font-size-complex="24pt"/>
    </style:style>
    <style:style style:name="T63" style:family="text">
      <style:text-properties fo:font-size="24pt" officeooo:rsid="007c456e" style:font-size-asian="24pt" style:font-size-complex="24pt"/>
    </style:style>
    <style:style style:name="T64" style:family="text">
      <style:text-properties fo:font-size="14pt" style:font-size-asian="14pt" style:font-size-complex="14pt"/>
    </style:style>
    <style:style style:name="T65" style:family="text">
      <style:text-properties fo:font-size="10pt" fo:font-style="italic" style:font-size-asian="10pt" style:font-style-asian="italic" style:font-size-complex="10pt"/>
    </style:style>
    <style:style style:name="T66" style:family="text">
      <style:text-properties fo:font-size="10pt" fo:font-style="italic" fo:font-weight="normal" style:font-size-asian="10pt" style:font-style-asian="italic" style:font-weight-asian="normal" style:font-size-complex="10pt"/>
    </style:style>
    <style:style style:name="T67" style:family="text">
      <style:text-properties fo:font-size="10pt" fo:font-weight="bold" style:font-size-asian="10pt" style:font-weight-asian="bold" style:font-size-complex="10pt"/>
    </style:style>
    <style:style style:name="T68" style:family="text">
      <style:text-properties fo:font-size="10pt" style:font-size-asian="10pt" style:font-size-complex="10pt"/>
    </style:style>
    <style:style style:name="T69" style:family="text">
      <style:text-properties fo:font-size="10pt" officeooo:rsid="007b08ab" style:font-size-asian="10pt" style:font-size-complex="10pt"/>
    </style:style>
    <style:style style:name="T70" style:family="text">
      <style:text-properties fo:font-size="10pt" fo:background-color="#ffff00" loext:char-shading-value="0" style:font-size-asian="10pt" style:font-size-complex="10pt"/>
    </style:style>
    <style:style style:name="T71" style:family="text">
      <style:text-properties fo:font-size="6pt" style:font-size-asian="6pt" style:font-size-complex="6pt"/>
    </style:style>
    <style:style style:name="T72" style:family="text">
      <style:text-properties officeooo:rsid="0064b6e5"/>
    </style:style>
    <style:style style:name="T73" style:family="text">
      <style:text-properties officeooo:rsid="0069593f"/>
    </style:style>
    <style:style style:name="T74" style:family="text">
      <style:text-properties officeooo:rsid="006966e5"/>
    </style:style>
    <style:style style:name="T75" style:family="text">
      <style:text-properties officeooo:rsid="006cc527"/>
    </style:style>
    <style:style style:name="T76" style:family="text">
      <style:text-properties officeooo:rsid="006dee05"/>
    </style:style>
    <style:style style:name="T77" style:family="text">
      <style:text-properties officeooo:rsid="0070659d"/>
    </style:style>
    <style:style style:name="T78" style:family="text">
      <style:text-properties officeooo:rsid="0071fcd9"/>
    </style:style>
    <style:style style:name="T79" style:family="text">
      <style:text-properties officeooo:rsid="0072ebde"/>
    </style:style>
    <style:style style:name="T80" style:family="text">
      <style:text-properties officeooo:rsid="0072f024"/>
    </style:style>
    <style:style style:name="T81" style:family="text">
      <style:text-properties officeooo:rsid="007b08ab"/>
    </style:style>
    <style:style style:name="T82" style:family="text">
      <style:text-properties officeooo:rsid="0084e1f1"/>
    </style:style>
    <style:style style:name="T83" style:family="text">
      <style:text-properties officeooo:rsid="008549d5"/>
    </style:style>
    <style:style style:name="T84" style:family="text">
      <style:text-properties officeooo:rsid="008a4e33"/>
    </style:style>
    <style:style style:name="T85" style:family="text">
      <style:text-properties officeooo:rsid="008c0cbd"/>
    </style:style>
    <style:style style:name="T86" style:family="text">
      <style:text-properties officeooo:rsid="009304d5"/>
    </style:style>
    <style:style style:name="T87" style:family="text">
      <style:text-properties officeooo:rsid="009a174d"/>
    </style:style>
    <style:style style:name="T88" style:family="text">
      <style:text-properties officeooo:rsid="009a5f30"/>
    </style:style>
    <style:style style:name="T89" style:family="text">
      <style:text-properties officeooo:rsid="009b9d91"/>
    </style:style>
    <style:style style:name="T90" style:family="text">
      <style:text-properties officeooo:rsid="00a2e66d"/>
    </style:style>
    <style:style style:name="T91" style:family="text">
      <style:text-properties officeooo:rsid="00a4fd09"/>
    </style:style>
    <style:style style:name="T92" style:family="text">
      <style:text-properties officeooo:rsid="00a714d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43"/>
      <table:table table:name="Table8" table:style-name="Table8">
        <table:table-column table:style-name="Table8.A"/>
        <table:table-column table:style-name="Table8.B"/>
        <table:table-row table:style-name="Table8.1">
          <table:table-cell table:style-name="Table8.A1" office:value-type="string">
            <text:p text:style-name="P77"><draw:frame draw:style-name="fr6"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44" loext:marker-style-name="T56"/>
            <text:p text:style-name="P249" loext:marker-style-name="T56"><text:span text:style-name="T56">Univerzitet u Novom Sad, Prirodno - matematički fakultet</text:span></text:p>
            <text:p text:style-name="P250" loext:marker-style-name="T61"><text:span text:style-name="T61">DEPARTMAN ZA MATEMATIKU I INFORMATIKU</text:span></text:p>
            <text:p text:style-name="P251" loext:marker-style-name="T56"><text:span text:style-name="T56">Trg Dositeja Obradovića 4, 21000 Novi Sad<text:line-break/></text:span></text:p>
          </table:table-cell>
        </table:table-row>
      </table:table>
      <text:p text:style-name="P77"/>
      <text:p text:style-name="P78"/>
      <text:p text:style-name="P78"/>
      <text:p text:style-name="P78"/>
      <text:p text:style-name="P78"/>
      <text:p text:style-name="P78"/>
      <text:p text:style-name="P257" loext:marker-style-name="T62"><text:span text:style-name="T62">VertexVoyage: Distribuirani node2vec algoritam za </text:span><text:span text:style-name="T63">embedovanje</text:span><text:span text:style-name="T62"> čvorova u realnim mrežama</text:span></text:p>
      <text:p text:style-name="P257" loext:marker-style-name="T64"><text:span text:style-name="T64">Master rad</text:span></text:p>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58" loext:marker-style-name="T56"><text:span text:style-name="T56">Mentor <text:tab/></text:span><text:span text:style-name="T57">Student</text:span><text:span text:style-name="T56"><text:tab/></text:span></text:p>
      <text:p text:style-name="P258" loext:marker-style-name="T56"><text:span text:style-name="T58">dr </text:span><text:span text:style-name="T57">Miloš Savić</text:span><text:span text:style-name="T56"><text:tab/></text:span><text:span text:style-name="T57">Stefan Nožinić</text:span><text:span text:style-name="T56"><text:tab/></text:span></text:p>
      <text:p text:style-name="P259" loext:marker-style-name="T56"><text:span text:style-name="T56">Novi Sad, 2024.</text:span></text:p>
      <text:p text:style-name="P7"><text:span text:style-name="T6"/></text:p>
      <text:p text:style-name="P80"><text:bookmark-start text:name="__RefHeading___Toc8948_1970857049"/>Predgovor<text:bookmark-end text:name="__RefHeading___Toc8948_1970857049"/></text:p>
      <text:p text:style-name="P101">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2">predikcija budućih veza, klasifikacija čvorova, detekcija zajednica i mnogi drugi. Zbog sve veće primene algoritama mašinskog učenja, potrebno je redukovati dimenzionalnost problema. Ovaj proces se naziva embedovanje ili </text:span><text:span text:style-name="T83">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2">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00"/>
      <text:h text:style-name="P14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8"><text:a xlink:type="simple" xlink:href="#__RefHeading___Toc8950_1970857049" text:style-name="Index_20_Link" text:visited-style-name="Index_20_Link">Sadržaj<text:tab/>3</text:a></text:p>
          <text:p text:style-name="P98"><text:a xlink:type="simple" xlink:href="#__RefHeading___Toc6381_3068236119" text:style-name="Index_20_Link" text:visited-style-name="Index_20_Link"><text:s/>Uvod<text:tab/>5</text:a></text:p>
          <text:p text:style-name="P99"><text:a xlink:type="simple" xlink:href="#__RefHeading___Toc8954_1970857049" text:style-name="Index_20_Link" text:visited-style-name="Index_20_Link">Opis problema<text:tab/>5</text:a></text:p>
          <text:p text:style-name="P98"><text:a xlink:type="simple" xlink:href="#__RefHeading___Toc8958_1970857049" text:style-name="Index_20_Link" text:visited-style-name="Index_20_Link">Metode i implementacija<text:tab/>9</text:a></text:p>
          <text:p text:style-name="P99"><text:a xlink:type="simple" xlink:href="#__RefHeading___Toc8960_1970857049" text:style-name="Index_20_Link" text:visited-style-name="Index_20_Link">Implementacija distribuiranog sistema i arhitekturalne odluke<text:tab/>9</text:a></text:p>
          <text:p text:style-name="P99"><text:a xlink:type="simple" xlink:href="#__RefHeading___Toc8968_1970857049" text:style-name="Index_20_Link" text:visited-style-name="Index_20_Link">Koraci algoritma<text:tab/>14</text:a></text:p>
          <text:p text:style-name="P99"><text:a xlink:type="simple" xlink:href="#__RefHeading___Toc8970_1970857049" text:style-name="Index_20_Link" text:visited-style-name="Index_20_Link">Skladištenje grafova<text:tab/>15</text:a></text:p>
          <text:p text:style-name="P99"><text:a xlink:type="simple" xlink:href="#__RefHeading___Toc8972_1970857049" text:style-name="Index_20_Link" text:visited-style-name="Index_20_Link">Detekcija preklapajućih zajednica<text:tab/>16</text:a></text:p>
          <text:p text:style-name="P99"><text:a xlink:type="simple" xlink:href="#__RefHeading___Toc8980_1970857049" text:style-name="Index_20_Link" text:visited-style-name="Index_20_Link">Slanje particija na čvorove u klasteru<text:tab/>19</text:a></text:p>
          <text:p text:style-name="P99"><text:a xlink:type="simple" xlink:href="#__RefHeading___Toc8982_1970857049" text:style-name="Index_20_Link" text:visited-style-name="Index_20_Link">Generisanje slučajnih šetnji po particijama<text:tab/>21</text:a></text:p>
          <text:p text:style-name="P99"><text:a xlink:type="simple" xlink:href="#__RefHeading___Toc8986_1970857049" text:style-name="Index_20_Link" text:visited-style-name="Index_20_Link">Obučavanje neuronskih mreža<text:tab/>22</text:a></text:p>
          <text:p text:style-name="P99"><text:a xlink:type="simple" xlink:href="#__RefHeading___Toc8990_1970857049" text:style-name="Index_20_Link" text:visited-style-name="Index_20_Link">Ugrađivanje čvorova<text:tab/>25</text:a></text:p>
          <text:p text:style-name="P99"><text:a xlink:type="simple" xlink:href="#__RefHeading___Toc8992_1970857049" text:style-name="Index_20_Link" text:visited-style-name="Index_20_Link">Agregacija<text:tab/>26</text:a></text:p>
          <text:p text:style-name="P99"><text:a xlink:type="simple" xlink:href="#__RefHeading___Toc8994_1970857049" text:style-name="Index_20_Link" text:visited-style-name="Index_20_Link">Specifikacija protokola za komunikaciju računara unutar klastera<text:tab/>26</text:a></text:p>
          <text:p text:style-name="P99"><text:a xlink:type="simple" xlink:href="#__RefHeading___Toc9036_1970857049" text:style-name="Index_20_Link" text:visited-style-name="Index_20_Link">Metoda za Testiranje - Rekonstrukcija Grafova<text:tab/>32</text:a></text:p>
          <text:p text:style-name="P99"><text:a xlink:type="simple" xlink:href="#__RefHeading___Toc9050_1970857049" text:style-name="Index_20_Link" text:visited-style-name="Index_20_Link">Ocenjivanje klasterovanja na osnovu ugrađenih vektora<text:tab/>34</text:a></text:p>
          <text:p text:style-name="P99"><text:a xlink:type="simple" xlink:href="#__RefHeading___Toc9052_1970857049" text:style-name="Index_20_Link" text:visited-style-name="Index_20_Link">Generisanje veštačkih mreža<text:tab/>36</text:a></text:p>
          <text:p text:style-name="P99"><text:a xlink:type="simple" xlink:href="#__RefHeading___Toc5642_1215285949" text:style-name="Index_20_Link" text:visited-style-name="Index_20_Link">Implementacioni detalji i izvorni kod<text:tab/>37</text:a></text:p>
          <text:p text:style-name="P98"><text:a xlink:type="simple" xlink:href="#__RefHeading___Toc9056_1970857049" text:style-name="Index_20_Link" text:visited-style-name="Index_20_Link">Rezultati i diskusija<text:tab/>38</text:a></text:p>
          <text:p text:style-name="P98"><text:a xlink:type="simple" xlink:href="#__RefHeading___Toc9058_1970857049" text:style-name="Index_20_Link" text:visited-style-name="Index_20_Link">Zaključak<text:tab/>44</text:a></text:p>
          <text:p text:style-name="P98"><text:a xlink:type="simple" xlink:href="#__RefHeading___Toc5644_1215285949" text:style-name="Index_20_Link" text:visited-style-name="Index_20_Link">Biografija<text:tab/>46</text:a></text:p>
          <text:p text:style-name="P98"><text:a xlink:type="simple" xlink:href="#__RefHeading___Toc9060_1970857049" text:style-name="Index_20_Link" text:visited-style-name="Index_20_Link">Literatura<text:tab/>48</text:a></text:p>
        </text:index-body>
      </text:table-of-content>
      <text:p text:style-name="P30"/>
      <text:p text:style-name="P29"/>
      <text:p text:style-name="P29"/>
      <text:p text:style-name="Chapter_20_Number"><text:bookmark-start text:name="__RefHeading___Toc8952_1970857049"/>Poglavlje 1<text:bookmark-end text:name="__RefHeading___Toc8952_1970857049"/></text:p>
      <text:h text:style-name="P141" text:outline-level="1"><text:bookmark-start text:name="__RefHeading___Toc6381_3068236119"/><text:line-break/>Uvod<text:bookmark-end text:name="__RefHeading___Toc6381_3068236119"/></text:h>
      <text:h text:style-name="P146" text:outline-level="2">Motivacija</text:h>
      <text:p text:style-name="P126">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88">[18]</text:span>. Graf je matematička struktura koja je predstavljena sa dva skupa: skupom čvorova i skupom veza. Formalno, graf je definisan kao:</text:p>
      <text:p text:style-name="P3"><draw:frame text:anchor-type="as-char" svg:y="-0.1335in" draw:z-index="54" draw:name="Shape1"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27">gde je V skup čvorova grafa, a E skup veza između čvorova u grafu. </text:p>
      <text:p text:style-name="P128">Kada se pojave iz realnog sveta predstave grafom, takav graf se naziva realan graf ili realna mreža <text:span text:style-name="T88">[19]</text:span>, a za takav graf se kaže da modeluje datu pojavu ili sistem. Realne mreže se odnose na grafove koji modeluju stvarne sisteme, gde čvorovi <text:span text:style-name="T15">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5">fenomen malog sveta </text:span><text:span text:style-name="T87">i visoke klasterizacije [17] </text:span><text:span text:style-name="T88">koja znači da u realnim mrežama, distanca između bilo koja dva čvora je mala, što je posledica činjenice da, ako dva čvora imaju zajedničkog suseda, onda je verovatnoća da takvi čvorovi budu međusobno povezani </text:span><text:span text:style-name="T89">velika.</text:span></text:p>
      <text:p text:style-name="P130">Zbog njihove kompleksnosti i veličine, analiza ovih mreža zahteva napredne algoritme koji mogu efikasno da modeluju i analiziraju njihove strukture. <text:span text:style-name="T30">Kao pripremni korak, često je potrebno uraditi smanjenje dimenzionalnosti nekim algoritmom za ugrađivanje čvorova.</text:span></text:p>
      <text:p text:style-name="P129">Ugrađivanje (<text:span text:style-name="T15">eng: </text:span><text:span text:style-name="T2">embedding</text:span>) čvorova u mrežama predstavlja tehniku koja omogućava da se složeni, visoko-dimen<text:span text:style-name="T15">z</text:span>ionalni podaci, koji su prirodno predstavljeni u formi grafova, mapiraju u nizove <text:span text:style-name="T15">(vektore) </text:span>sa nižom dimenzionalnošću. Ovi nizovi, poznati kao ugrađeni vektori (<text:span text:style-name="T89">eng: </text:span><text:span text:style-name="T2">embeddings</text:span>), omogućavaju efikasniju primenu različitih algoritama mašinskog učenja na grafovima, jer pojednostavljuju obradu i analizu podataka, <text:span text:style-name="T15">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29"><text:soft-page-break/><text:span text:style-name="T89">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6">bi bili </text:span><text:span text:style-name="Strong_20_Emphasis"><text:span text:style-name="T26">Zaharijev karate klub [15]</text:span></text:span><text:span text:style-name="T16">, koji predstavlja mrežu ljudi povezanih kroz članstvo u karate klubu, gde su čvorovi ljudi, a veze predstavljaju komunikaciju među njima, i koristi se za testiranje detekcije zajednica </text:span><text:span text:style-name="T80">[11] </text:span><text:span text:style-name="T16">i važnih čvorova; </text:span><text:span text:style-name="Strong_20_Emphasis"><text:span text:style-name="T26">Blog Citaciona Mreža [1</text:span></text:span><text:span text:style-name="Strong_20_Emphasis"><text:span text:style-name="T21">0</text:span></text:span><text:span text:style-name="Strong_20_Emphasis"><text:span text:style-name="T26">] </text:span></text:span><text:span text:style-name="T16">koju su proučavale Lada Adamic i Natalie Glance, gde su čvorovi blogovi, a veze se formiraju na osnovu citacija </text:span><text:span text:style-name="T89">i koristi </text:span><text:span text:style-name="T16">se za </text:span><text:span text:style-name="T89">testiranje algoritama za </text:span><text:span text:style-name="T16">analizu dinamike informacija na internetu; </text:span><text:span text:style-name="Strong_20_Emphasis"><text:span text:style-name="T26">Mreža Terorista</text:span></text:span><text:span text:style-name="T16"> Valdisa Kerbsa </text:span><text:span text:style-name="T89">[20]</text:span><text:span text:style-name="T16">,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6">Mreže </text:span></text:span><text:span text:style-name="Strong_20_Emphasis"><text:span text:style-name="T27">saradnje</text:span></text:span><text:span text:style-name="Strong_20_Emphasis"><text:span text:style-name="T26"> </text:span></text:span><text:span text:style-name="Strong_20_Emphasis"><text:span text:style-name="T27">i</text:span></text:span><text:span text:style-name="Strong_20_Emphasis"><text:span text:style-name="T26">straživača </text:span></text:span><text:span text:style-name="Strong_20_Emphasis"><text:span text:style-name="T25">[21]</text:span></text:span><text:span text:style-name="T26">,</text:span><text:span text:style-name="T16"> koje prikazuju naučnike kao čvorove i njihove zajedničke radove kao veze, pružajući uvid u strukturu naučnih zajednica i obrasce kolaboracije.</text:span></text:p>
      <text:p text:style-name="P129">Algoritmi za ugrađivanje <text:span text:style-name="T30">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0">Pored ovih osobina, često je zahtev i da takvi algoritmi budu skalabilni u smislu da mogu brzo obraditi mreže sa velikim brojem čvorova.</text:span></text:p>
      <text:p text:style-name="P127">Ugrađeni vektori, <text:span text:style-name="T30">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1">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3">Distribucija se može postići raznim tehnikama, uključujući podelu grafova po delovima (sharding), paralelizaciju slučajnih hodova i upotrebu distribuiranih sistema za skladištenje i obradu podataka.</text:p>
      <text:p text:style-name="P133">Distribuirani sistemi predstavljaju skup računarskih čvorova (<text:span text:style-name="T90">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3"><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47" text:outline-level="2"><text:bookmark-start text:name="__RefHeading___Toc8956_1970857049"/>Opis problema<text:bookmark-end text:name="__RefHeading___Toc8956_1970857049"/></text:h>
      <text:p text:style-name="P125">Node2Vec <text:span text:style-name="T16">[6] </text:span>je jedan od najpopularnijih algoritama za ugrađivanje čvorova u mrežama. Ovaj algoritam koristi strategiju slučajnog hoda (<text:span text:style-name="T16">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5"><text:span text:style-name="T79">Kako sam Node2Vec funkcioniše tako što se obučava neuronska mreža, smisleno je razmotriti algoritme za distribuiranu obuku neuronskih mreža kao što su t</text:span>reniranje distribuiranih neuronskih mreža velikih razmera putem <text:span text:style-name="T90">onlajn</text:span> destilacije <text:span text:style-name="T79">[2] i d</text:span>istribuirano učenje dubokih neuronskih mreža preko više agenata <text:span text:style-name="T79">[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2">Kao preduslov za implementaciju bilo kakvog distribuiranog algoritma, potrebno je izvršiti dekompoziciju problema. U slučaju grafova, to bi značilo da dati graf treba particionisati na manje podgrafove, čija je unija jednaka polaznom grafu.</text:p>
      <text:p text:style-name="P132">Dakle, ako u distribuiranom sistemu postoji K računara, onda dati graf G treba particionisati u podgrafove tako da važi:</text:p>
      <text:p text:style-name="P6"><draw:frame text:anchor-type="as-char" svg:y="-0.1583in" draw:z-index="55" draw:name="Shape 1" draw:style-name="gr1" draw:text-style-name="P263"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2">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70"><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70"><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70"><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48" text:outline-level="2"><text:bookmark-start text:name="__RefHeading___Toc8954_1970857049"/><text:soft-page-break/>Prethodni radovi<text:bookmark-end text:name="__RefHeading___Toc8954_1970857049"/></text:h>
      <text:p text:style-name="P132">Dosta algoritama za ugrađivanje čvorova je razvijeno, neki od njih su <text:span text:style-name="Strong_20_Emphasis"><text:span text:style-name="T17">DeepWalk </text:span></text:span><text:span text:style-name="Strong_20_Emphasis"><text:span text:style-name="T28">[22]</text:span></text:span>, koji koristi slučajne hodove za generisanje sekvenci čvorova radi učenja vektorskih prikaza; <text:span text:style-name="Strong_20_Emphasis"><text:span text:style-name="T17">Node2Vec</text:span></text:span><text:span text:style-name="Strong_20_Emphasis"> </text:span><text:span text:style-name="Strong_20_Emphasis"><text:span text:style-name="T24">[6]</text:span></text:span>, koji proširuje DeepWalk uvodeći parametre za balansiranje između lokalnog i globalnog istraživanja strukture mreže; <text:span text:style-name="Strong_20_Emphasis"><text:span text:style-name="T17">LINE </text:span></text:span><text:span text:style-name="Strong_20_Emphasis"><text:span text:style-name="T28">[23]</text:span></text:span>, koji je dizajniran za skalabilno ugrađivanje velikih mreža, omogućavajući očuvanje prvog i drugog reda susedstva čvorova; <text:span text:style-name="Strong_20_Emphasis"><text:span text:style-name="T17">GraphSAGE </text:span></text:span><text:span text:style-name="Strong_20_Emphasis"><text:span text:style-name="T28">[24]</text:span></text:span>, koji koristi uzorkovanje susednih čvorova i agregiranje njihovih atributa za generisanje vektora, što ga čini pogodnim za dinamične mreže; i <text:span text:style-name="Strong_20_Emphasis"><text:span text:style-name="T17">HOPE </text:span></text:span><text:span text:style-name="Strong_20_Emphasis"><text:span text:style-name="T29">[25]</text:span></text:span>, koji je optimizovan za očuvanje viših redova proksimiteta među čvorovima, što je korisno za zadatke predikcije veza i prepoznavanja zajednica.</text:p>
      <text:p text:style-name="P132"><text:span text:style-name="T31">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4"><text:tab/></text:span></text:p>
      <text:p text:style-name="P16">Lombardo i Poggi <text:span text:style-name="T32">[12]</text:span> <text:span text:style-name="T32">su predstavili </text:span><text:span text:style-name="Strong_20_Emphasis"><text:span text:style-name="T17">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17">distribuirano ugrađivanje grafova sa informaciono-orijentisanim slučajnim hodovima </text:span></text:span><text:span text:style-name="Strong_20_Emphasis"><text:span text:style-name="T18">[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49" text:outline-level="2">Doprinos rada</text:h>
      <text:p text:style-name="P125"><text:span text:style-name="T7">Ovaj rad </text:span><text:span text:style-name="T8">implementira i analizira</text:span><text:span text:style-name="T7"> </text:span><text:span text:style-name="T8">metod izvršavanja</text:span><text:span text:style-name="T7"> Node2Vec algoritma </text:span><text:span text:style-name="T8">na distribuiranom sistemu, </text:span><text:span text:style-name="T7">sa fokusom na optimizaciju performansi i očuvanje tačnosti ugrađenih vektora u kontekstu velikih, heterogenih grafova </text:span><text:span text:style-name="T8">prilikom rekonstrukcije grafova. </text:span><text:span text:style-name="T9">Pored rekonstrukcije grafova, fokus je bio i na očuvanju kvaliteta klasterovanja koje se sprovede na ugrađenim vektorima.</text:span></text:p>
      <text:p text:style-name="P134">Konkretno, implementacija u ovom radu izvršava horizontalnu dekompoziciju problema tako što graf particioniše u podgrafove, a očuvava bitne karakteristike kako bi zadržala tačnost pri ugrađivanju čvorova. <text:span text:style-name="T91">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91">raznim poznatim mrežama iz literature</text:span> kako bi se utvrdilo da li distribuirani algoritam očuvava strukturu kao i serijski. Za meru očuvanosti, korišćena je metoda rekonstrukcije grafa iz euklidskog prostora vektora [14].</text:p>
      <text:p text:style-name="P18"><text:span text:style-name="T8">Za merenje performansi, korišćeni su realni grafovi koji su bili dostupni, konkretno mreža </text:span><text:span text:style-name="T4">Twitch </text:span><text:span text:style-name="T8">igrača [13]. Kako bi se ispitao uticaj različitih struktura zajednica na performanse i tačnost, izgenerisane su veštačke mreže uz pomoć stohastičkog blokovskog modela [1].</text:span></text:p>
      <text:p text:style-name="P17"><text:span text:style-name="T7"/></text:p>
      <text:p text:style-name="Chapter_20_Number"><text:bookmark-start text:name="__RefHeading___Toc6383_3068236119"/>Poglavlje 2<text:bookmark-end text:name="__RefHeading___Toc6383_3068236119"/></text:p>
      <text:h text:style-name="P142" text:outline-level="1"><text:bookmark-start text:name="__RefHeading___Toc8958_1970857049"/>Metod<text:span text:style-name="T84">e</text:span><text:bookmark-end text:name="__RefHeading___Toc8958_1970857049"/></text:h>
      <text:h text:style-name="P150" text:outline-level="2"><text:bookmark-start text:name="__RefHeading___Toc8968_1970857049"/>Koraci algoritma<text:bookmark-end text:name="__RefHeading___Toc8968_1970857049"/></text:h>
      <text:p text:style-name="P19"><text:span text:style-name="T85">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3">2.</text:span>4.</text:p>
      <text:p text:style-name="P21"/>
      <text:p text:style-name="P21"/>
      <text:p text:style-name="P21"><draw:frame draw:style-name="fr2" draw:name="Frame4" text:anchor-type="char" svg:width="6.9252in" draw:z-index="0"><draw:text-box fo:min-height="2.1252in"><text:p text:style-name="Slika"><draw:frame draw:style-name="fr4"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3">2.</text:span><text:span text:style-name="T85">1</text:span>: Blokovska šema algoritma</text:p></draw:text-box></draw:frame></text:p>
      <text:p text:style-name="P19"/>
      <text:p text:style-name="P19">Algoritam se sastoji iz nekoliko koraka:</text:p>
      <text:p text:style-name="P22">Pronalaženje grafa na disku:<text:span text:style-name="T17">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17"> Ovaj korak se izvršava samo od strane lidera i prvi je od dva koraka prilikom particionisanja. </text:span></text:p>
      <text:p text:style-name="P22">Particionisanje po čvorotiva u klasteru:<text:span text:style-name="T17">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text:soft-page-break/>Slanje particija na čvorove u klasteru:<text:span text:style-name="T17">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9">na zahtev svakog od računara unutar mreže. </text:span></text:p>
      <text:p text:style-name="P23">Slučajni hod po particijama:<text:span text:style-name="T17">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17"> Svaki računar unutar sistema, na osnovu sopstvenih sekvenci čvorova, obučava neuronsku mrežu tako da predvidi susednog čvora u sekvenci. </text:span></text:p>
      <text:p text:style-name="P23">Embeding particija:<text:span text:style-name="T17"> Svaki računar računa vektorsku reprezentaciju čvorova unutar svoje particije i rezultat šalje lideru.</text:span></text:p>
      <text:p text:style-name="P23">Agregacija:<text:span text:style-name="T17">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51" text:outline-level="2">Pronalaženje grafova na disku</text:h>
      <text:p text:style-name="P104">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52" text:outline-level="2"><text:bookmark-start text:name="__RefHeading___Toc8972_1970857049"/>Detekcija preklapajućih zajednica<text:bookmark-end text:name="__RefHeading___Toc8972_1970857049"/></text:h>
      <text:p text:style-name="P25">U ovom pristupu, particionisanje grafova je realizovano korišćenjem <text:span text:style-name="T33">LFM algoritma [9]. </text:span></text:p>
      <text:p text:style-name="P25">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71"><text:span text:style-name="Strong_20_Emphasis">Inicijalizacija:</text:span></text:p>
          <text:list>
            <text:list-item>
              <text:p text:style-name="P172">Algoritam započinje sa praznom listom zajednica i listom čvorova koji još nisu uključeni ni u jednu zajednicu (<text:span text:style-name="Source_20_Text">node_not_include</text:span>).</text:p>
            </text:list-item>
            <text:list-item>
              <text:p text:style-name="P172">Dok postoji čvor koji nije deo nijedne zajednice, algoritam ponavlja sledeće korake.</text:p>
            </text:list-item>
          </text:list>
        </text:list-item>
        <text:list-item>
          <text:p text:style-name="P171"><text:soft-page-break/><text:span text:style-name="Strong_20_Emphasis">Odabir Početnog Čvora:</text:span></text:p>
          <text:list>
            <text:list-item>
              <text:p text:style-name="P172">Nasumično se bira jedan čvor iz liste <text:span text:style-name="Source_20_Text">node_not_include</text:span>, koji će biti početni čvor za novu zajednicu.</text:p>
            </text:list-item>
            <text:list-item>
              <text:p text:style-name="P172">Kreira se nova zajednica (<text:span text:style-name="Source_20_Text">Community</text:span>) koja sadrži ovaj početni čvor.</text:p>
            </text:list-item>
          </text:list>
        </text:list-item>
        <text:list-item>
          <text:p text:style-name="P171"><text:span text:style-name="Strong_20_Emphasis">Dodavanje Čvorova u Zajednicu:</text:span></text:p>
          <text:list>
            <text:list-item>
              <text:p text:style-name="P172">Algoritam identifikuje sve susedne čvorove trenutne zajednice koji još nisu deo zajednice i dodaje ih u listu <text:span text:style-name="Source_20_Text">to_be_examined</text:span>.</text:p>
            </text:list-item>
            <text:list-item>
              <text:p text:style-name="P17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72">Čvor sa najvećom fitnes vrednošću se dodaje u zajednicu. Ako nijedan čvor ne poboljšava fitnes, proces se prekida.</text:p>
            </text:list-item>
          </text:list>
        </text:list-item>
        <text:list-item>
          <text:p text:style-name="P171"><text:span text:style-name="Strong_20_Emphasis">Rekalkulacija i Uklanjanje Čvorova:</text:span></text:p>
          <text:list>
            <text:list-item>
              <text:p text:style-name="P172">Nakon dodavanja novog čvora, zajednica se analizira kako bi se utvrdilo da li dodavanje novog čvora dovodi do smanjenja fitnesa za neke od već uključenih čvorova.</text:p>
            </text:list-item>
            <text:list-item>
              <text:p text:style-name="P172">Ako se pronađe takav čvor, on se uklanja iz zajednice.</text:p>
            </text:list-item>
            <text:list-item>
              <text:p text:style-name="P172">Proces rekalkulacije i uklanjanja čvorova se ponavlja sve dok se ne postigne stabilna zajednica u kojoj svi čvorovi doprinose pozitivno njenom fitnesu.</text:p>
            </text:list-item>
          </text:list>
        </text:list-item>
        <text:list-item>
          <text:p text:style-name="P171"><text:span text:style-name="Strong_20_Emphasis">Ažuriranje Liste Neobrađenih Čvorova:</text:span></text:p>
          <text:list>
            <text:list-item>
              <text:p text:style-name="P172">Svi čvorovi koji su deo trenutne zajednice uklanjaju se iz liste <text:span text:style-name="Source_20_Text">node_not_include</text:span>, jer su sada postali deo neke zajednice.</text:p>
            </text:list-item>
            <text:list-item>
              <text:p text:style-name="P172">Detektovana zajednica se dodaje u listu svih zajednica (<text:span text:style-name="Source_20_Text">communities</text:span>).</text:p>
            </text:list-item>
          </text:list>
        </text:list-item>
        <text:list-item>
          <text:p text:style-name="P171"><text:span text:style-name="Strong_20_Emphasis">Završetak:</text:span></text:p>
          <text:list>
            <text:list-item>
              <text:p text:style-name="P172">Proces se ponavlja sve dok svi čvorovi mreže ne budu deo najmanje jedne zajednice.</text:p>
            </text:list-item>
            <text:list-item>
              <text:p text:style-name="P171">Na kraju, algoritam vraća listu svih detektovanih zajednica.</text:p>
            </text:list-item>
          </text:list>
        </text:list-item>
      </text:list>
      <text:p text:style-name="P25">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63"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6">Gde su:</text:p>
      <text:list text:style-name="L3">
        <text:list-item>
          <text:p text:style-name="P174"><text:span text:style-name="T34"><draw:frame text:anchor-type="as-char" svg:y="-0.1256in" draw:z-index="2" draw:name="Shape3" draw:style-name="gr1" draw:text-style-name="P263"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74"><text:span text:style-name="T34"><draw:frame text:anchor-type="as-char" svg:y="-0.1264in" draw:z-index="4" draw:name="Shape4" draw:style-name="gr1" draw:text-style-name="P263"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73">α: Parametar koji kontroliše relativnu važnost unutrašnjih i spoljašnjih ivica.</text:p>
        </text:list-item>
      </text:list>
      <text:p text:style-name="Text_20_body">Kada se čvor v dodaje u zajednicu, nova vrednost fitnesa zajednice <text:span text:style-name="T37">računa se kao:</text:span></text:p>
      <text:p text:style-name="P3"><draw:frame text:anchor-type="as-char" svg:y="-0.2437in" draw:z-index="5" draw:name="Shape5" draw:style-name="gr1" draw:text-style-name="P263"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2"><text:soft-page-break/>gde su:</text:p>
      <text:list text:style-name="L4">
        <text:list-item>
          <text:p text:style-name="P175"><text:span text:style-name="T35"><draw:frame text:anchor-type="as-char" svg:y="-0.1335in" draw:z-index="6" draw:name="Shape6" draw:style-name="gr1" draw:text-style-name="P263"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37">: </text:span>Broj unutrašnjih ivica čvora v u odnosu na čvorove u zajednici.</text:p>
        </text:list-item>
        <text:list-item>
          <text:p text:style-name="P175"><text:span text:style-name="T35"><draw:frame text:anchor-type="as-char" svg:y="-0.1335in" draw:z-index="7" draw:name="Shape7" draw:style-name="gr1" draw:text-style-name="P263"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37">: </text:span>Broj spoljašnjih ivica čvora v u odnosu na ostatak mreže.</text:p>
        </text:list-item>
      </text:list>
      <text:p text:style-name="P32">Fitnes funkcija za dodavanje čvora v je tada definisana kao:</text:p>
      <text:p text:style-name="P3"><draw:frame text:anchor-type="as-char" svg:y="-0.1335in" draw:z-index="8" draw:name="Shape8" draw:style-name="gr1" draw:text-style-name="P263"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2">gde je <text:span text:style-name="T34"><draw:frame text:anchor-type="as-char" svg:y="-0.1181in" draw:z-index="9" draw:name="Shape9" draw:style-name="gr1" draw:text-style-name="P263"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2">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63"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7">Gde je <text:s/><text:span text:style-name="T34"><draw:frame text:anchor-type="as-char" svg:y="-0.1181in" draw:z-index="11" draw:name="Shape11" draw:style-name="gr1" draw:text-style-name="P263"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8">v</text:span>.</text:p>
      <text:p text:style-name="P64">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5">U <text:span text:style-name="T75">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1">Particionisanje </text:span><text:span text:style-name="T33">po čvorovima na klasteru</text:span><text:span text:style-name="T31"> </text:span><text:bookmark-end text:name="__RefHeading___Toc8976_1970857049"/></text:p>
      <text:p text:style-name="P86">Listing 2.2: Pseudokod modifikovanog LFM algoritma</text:p>
      <text:p text:style-name="Text_20_body">Nakon detekcije zajednica, koristi se metod iz <text:span text:style-name="T38">binpacking algoritam [7] </text:span>za balansiranje veličine particija. Konkretno, grupiš<text:span text:style-name="T38">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5">
        <text:list-item>
          <text:p text:style-name="P176"><text:span text:style-name="Strong_20_Emphasis">Inicijalizacija:</text:span> Algoritam započinje tako što <text:span text:style-name="T39">na ulazu dobija zajednice kojima određuje težine. Težina zajednice je broj elemenata unutar date zajednice.</text:span></text:p>
        </text:list-item>
        <text:list-item>
          <text:p text:style-name="P176"><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76"><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76"><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76"><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53" text:outline-level="2"><text:soft-page-break/></text:h>
      <text:h text:style-name="P154" text:outline-level="2">Slanje particija na računare u distribuiranom sistemu</text:h>
      <text:p text:style-name="P114">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54" text:outline-level="2">Mera gubitaka strukturnih informacija prilikom particionisanja</text:h>
      <text:p text:style-name="P36">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5">Neka je <text:span text:style-name="T34"><draw:frame text:anchor-type="as-char" svg:y="-0.1335in" draw:z-index="12" draw:name="Shape12"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4"><draw:frame text:anchor-type="as-char" svg:y="-0.1236in" draw:z-index="13" draw:name="Shape13" draw:style-name="gr1" draw:text-style-name="P263"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63"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5">Gde su: </text:p>
      <text:list text:style-name="L6">
        <text:list-item>
          <text:p text:style-name="P177"><text:span text:style-name="T34"><draw:frame text:anchor-type="as-char" svg:y="-0.1244in" draw:z-index="15" draw:name="Shape15" draw:style-name="gr1" draw:text-style-name="P263"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77"><text:span text:style-name="T34"><draw:frame text:anchor-type="as-char" svg:y="-0.1236in" draw:z-index="16" draw:name="Shape16" draw:style-name="gr1" draw:text-style-name="P263"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77"><text:span text:style-name="T34"><draw:frame text:anchor-type="as-char" svg:y="-0.1228in" draw:z-index="17" draw:name="Shape17" draw:style-name="gr1" draw:text-style-name="P263"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5">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3"><draw:frame text:anchor-type="as-char" svg:y="-0.1335in" draw:z-index="18" draw:name="Shape18" draw:style-name="gr1" draw:text-style-name="P263"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34"><draw:frame text:anchor-type="as-char" svg:y="-0.1472in" draw:z-index="19" draw:name="Shape19" draw:style-name="gr1" draw:text-style-name="P263"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4"><text:s/>što znači da originalna struktura takvog grafa neće biti oštećena prilikom uvećanja broja particija. Što je veći linearni koeficijent, može se očekivati veće oštećene originalna strukture prilikom povećanja broja particija. </text:span></text:p>
      <text:h text:style-name="P155" text:outline-level="2"><text:bookmark-start text:name="__RefHeading___Toc8982_1970857049"/><text:soft-page-break/>Generisanje slučajnih šetnji po particijama<text:bookmark-end text:name="__RefHeading___Toc8982_1970857049"/></text:h>
      <text:p text:style-name="P39">Nakon particionisanja, svaki čvor u distribuiranom sistemu za svoju particiju generiše sekvence slučajnih šetnji po grafu. </text:p>
      <text:p text:style-name="P39">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34"><draw:frame text:anchor-type="as-char" svg:y="-0.1335in" draw:z-index="20" draw:name="Shape20"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4"><draw:frame text:anchor-type="as-char" svg:y="-0.1146in" draw:z-index="21" draw:name="Shape21" draw:style-name="gr1" draw:text-style-name="P263"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3"><draw:frame text:anchor-type="as-char" svg:y="-0.1839in" draw:z-index="22" draw:name="Shape22" draw:style-name="gr1" draw:text-style-name="P263"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7">
        <text:list-item>
          <text:p text:style-name="P178"><text:span text:style-name="T34"><draw:frame text:anchor-type="as-char" svg:y="-0.0736in" draw:z-index="23" draw:name="Shape23" draw:style-name="gr1" draw:text-style-name="P263"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78">t: Prethodni čvor u šetnji</text:p>
        </text:list-item>
        <text:list-item>
          <text:p text:style-name="P178">u: Trenutni čvor u šetnji.</text:p>
        </text:list-item>
        <text:list-item>
          <text:p text:style-name="P178">v: Sledeći čvor koji treba da bude odabran.</text:p>
        </text:list-item>
        <text:list-item>
          <text:p text:style-name="P178"><text:span text:style-name="T34"><draw:frame text:anchor-type="as-char" svg:y="-0.072in" draw:z-index="24" draw:name="Shape24" draw:style-name="gr1" draw:text-style-name="P263"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78">Z: Normalizujući faktor koji osigurava da su sve verovatnoće pravilno normalizovane.</text:p>
        </text:list-item>
      </text:list>
      <text:p text:style-name="P41">Neuniformna verovatnoća prelaska sa čvora u na čvor v <text:span text:style-name="T42">se računa kao:</text:span></text:p>
      <text:p text:style-name="P3"><draw:frame text:anchor-type="as-char" svg:y="-0.3638in" draw:z-index="25" draw:name="Shape25" draw:style-name="gr1" draw:text-style-name="P263"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34"><draw:frame text:anchor-type="as-char" svg:y="-0.1161in" draw:z-index="26" draw:name="Shape26" draw:style-name="gr1" draw:text-style-name="P263"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text:bookmark-start text:name="__RefHeading___Toc8984_1970857049"/>Opis Procesa<text:bookmark-end text:name="__RefHeading___Toc8984_1970857049"/></text:h>
      <text:list text:style-name="L8">
        <text:list-item>
          <text:p text:style-name="P180"><text:span text:style-name="Strong_20_Emphasis">Početak Šetnje:</text:span> Slučajna šetnja počinje sa slučajno odabranog čvora.</text:p>
        </text:list-item>
        <text:list-item>
          <text:p text:style-name="P180"><text:span text:style-name="Strong_20_Emphasis">Izbor Sledećeg Čvora:</text:span> Sledeći čvor se bira na osnovu verovatnoća <text:span text:style-name="T42">opisanih iznad </text:span>koje zavise od parametara p i q i strukture grafova (udaljenosti između čvorova).</text:p>
        </text:list-item>
        <text:list-item>
          <text:p text:style-name="P180"><text:span text:style-name="Strong_20_Emphasis">Normalizacija Verovatnoća:</text:span> Kako bi sve verovatnoće bile pravilno skalirane, koristi se normalizujući faktor Z.</text:p>
        </text:list-item>
        <text:list-item>
          <text:p text:style-name="P179"><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Ove sekvence se zatim koriste za obuku modela za ugrađivanje čvorova (npr. word2vec), gde su čvorovi grafova reprezentovani kao vektori u niskodimenzionalnom prostoru. Na taj način, slični čvorovi u grafu imaju slične vektorske reprezentacije.</text:p>
      <text:h text:style-name="P156" text:outline-level="2"><text:bookmark-start text:name="__RefHeading___Toc8986_1970857049"/>Obučavanje neuronskih mreža<text:bookmark-end text:name="__RefHeading___Toc8986_1970857049"/></text:h>
      <text:p text:style-name="P47">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2">[4]</text:span>, gde se reči u tekstu ugrađuju u vektorski prostor na osnovu njihovog konteksta. Slično tome, u Node2Vec algoritmu, čvorovi u grafu se ugrađuju na osnovu konteksta definisanog putem slučajnih šetnji.</text:p>
      <text:h text:style-name="P46" text:outline-level="4"><text:bookmark-start text:name="__RefHeading___Toc8988_1970857049"/>Proces Obuke<text:bookmark-end text:name="__RefHeading___Toc8988_1970857049"/></text:h>
      <text:list text:style-name="L9">
        <text:list-item>
          <text:p text:style-name="P181"><text:span text:style-name="Strong_20_Emphasis">Priprema Podataka:</text:span></text:p>
          <text:list>
            <text:list-item>
              <text:p text:style-name="P182">Sekvence čvorova generisane slučajnim šetnjama služe kao "rečenice" u kojima se čvorovi ponašaju kao "reči". Ove sekvence se zatim koriste kao ulazni podaci za obuku modela.</text:p>
            </text:list-item>
            <text:list-item>
              <text:p text:style-name="P182">Svaki čvor u sekvenci postaje fokusni čvor, dok čvorovi unutar definisanog prozora (window size) oko njega predstavljaju njegov kontekst.</text:p>
            </text:list-item>
          </text:list>
        </text:list-item>
        <text:list-item>
          <text:p text:style-name="P181"><text:span text:style-name="Strong_20_Emphasis">Maksimizacija Verovatnoće:</text:span></text:p>
          <text:list>
            <text:list-item>
              <text:p text:style-name="P18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63"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7">Gde su:</text:p>
      <text:list text:style-name="L10">
        <text:list-item>
          <text:list>
            <text:list-item>
              <text:p text:style-name="P184">V: Skup svih čvorova u grafu.</text:p>
            </text:list-item>
            <text:list-item>
              <text:p text:style-name="P184">Context(v): Skup čvorova koji se nalaze unutar prozora oko fokusnog čvora v.</text:p>
            </text:list-item>
            <text:list-item>
              <text:p text:style-name="P184">P(u∣v): Verovatnoća da se čvor u pojavi u kontekstu čvora v.</text:p>
            </text:list-item>
          </text:list>
        </text:list-item>
        <text:list-item>
          <text:p text:style-name="P183"><text:span text:style-name="Strong_20_Emphasis">Word2Vec Model:</text:span></text:p>
          <text:list>
            <text:list-item>
              <text:p text:style-name="P18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8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83"><text:soft-page-break/><text:span text:style-name="Strong_20_Emphasis">Ažuriranje Vektora:</text:span></text:p>
          <text:list>
            <text:list-item>
              <text:p text:style-name="P184">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83"><text:span text:style-name="Strong_20_Emphasis">Dimenzionalnost Ugrađivanja:</text:span></text:p>
          <text:list>
            <text:list-item>
              <text:p text:style-name="P18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5">Na slici <text:span text:style-name="T74">2.5</text:span> je prikazan blokovski prikaz modela;</text:p>
      <text:p text:style-name="P136"><draw:frame draw:style-name="fr5" draw:name="Image5" text:anchor-type="as-char" svg:width="3.6193in" svg:height="2.2126in" draw:z-index="56"><draw:image xlink:href="Pictures/10000000000002C1000001AF86508D4A.png" xlink:type="simple" xlink:show="embed" xlink:actuate="onLoad" draw:mime-type="image/png"/></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185"><text:span text:style-name="Strong_20_Emphasis">Priprema podataka:</text:span></text:p>
          <text:list>
            <text:list-item>
              <text:p text:style-name="P186">Ulazni podaci su nizovi vektora, gde svaki vektor predstavlja jednu reč (ili čvor) u grafu, kodiranih u formatu u kojem je samo jedan element vektora postavljen na 1, dok su ostali elementi 0.</text:p>
            </text:list-item>
            <text:list-item>
              <text:p text:style-name="P186">Model koristi ove vektore kako bi prepoznao obrasce u podacima i naučio relacije između različitih reči (ili čvorova) u kontekstu datih rečenica ili putanja u grafu.</text:p>
            </text:list-item>
          </text:list>
        </text:list-item>
        <text:list-item>
          <text:p text:style-name="P185"><text:span text:style-name="Strong_20_Emphasis">Izgradnja vokabulara:</text:span></text:p>
          <text:list>
            <text:list-item>
              <text:p text:style-name="P186">U fazi izgradnje vokabulara, model prolazi kroz sve dostupne rečenice i broji pojave svake reči. Reči koje se pojavljuju manje puta od određenog praga se ignorišu.</text:p>
            </text:list-item>
            <text:list-item>
              <text:p text:style-name="P186">Na osnovu frekvencija reči, model kreira strukture podataka koje su neophodne za negativno uzorkovanje.</text:p>
            </text:list-item>
          </text:list>
        </text:list-item>
        <text:list-item>
          <text:p text:style-name="P185"><text:span text:style-name="Strong_20_Emphasis">Inicijalizacija težina:</text:span></text:p>
          <text:list>
            <text:list-item>
              <text:p text:style-name="P186">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85"><text:soft-page-break/><text:span text:style-name="Strong_20_Emphasis">Negativno uzorkovanje:</text:span></text:p>
          <text:list>
            <text:list-item>
              <text:p text:style-name="P18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86">Cilj negativnog uzorkovanja je da se model obuči da razlikuje stvarne kontekstualne reči od onih koje su slučajno uzorkovane i nisu deo stvarnog konteksta.</text:p>
            </text:list-item>
          </text:list>
        </text:list-item>
        <text:list-item>
          <text:p text:style-name="P185"><text:span text:style-name="Strong_20_Emphasis">Obuka modela:</text:span></text:p>
          <text:list>
            <text:list-item>
              <text:p text:style-name="P186">Model prolazi kroz podatke više puta, prilagođavajući svoje interne parametre (tj. vektore reči) kako bi minimizirao razliku između stvarnih i predikovanih vrednosti.</text:p>
            </text:list-item>
            <text:list-item>
              <text:p text:style-name="P186">Negativno uzorkovanje smanjuje kompleksnost obuke jer model ažurira samo mali broj težina (one koje su povezane sa pozitivnim i negativnim uzorcima), što omogućava bržu i efikasniju obuku.</text:p>
            </text:list-item>
          </text:list>
        </text:list-item>
        <text:list-item>
          <text:p text:style-name="P185"><text:span text:style-name="Strong_20_Emphasis">Praćenje gubitka:</text:span></text:p>
          <text:list>
            <text:list-item>
              <text:p text:style-name="P186">Tokom obuke, model može pratiti i izračunavati ukupni gubitak kako bi procenio koliko dobro uči. Ovo je korisno za praćenje konvergencije modela i prilagođavanje hiperparametara ako je potrebno.</text:p>
            </text:list-item>
          </text:list>
        </text:list-item>
        <text:list-item>
          <text:p text:style-name="P185"><text:span text:style-name="Strong_20_Emphasis">Završna provera i pohrana modela:</text:span></text:p>
          <text:list>
            <text:list-item>
              <text:p text:style-name="P18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57" text:outline-level="2"><text:bookmark-start text:name="__RefHeading___Toc8990_1970857049"/><text:span text:style-name="T43">Ugrađivanje</text:span> čvorova<text:bookmark-end text:name="__RefHeading___Toc8990_1970857049"/></text:h>
      <text:p text:style-name="P48">Kao rezultat obuke, svaki čvor u grafu dobija svoj vektorski reprezentant u niskodimenzionalnom prostoru. <text:span text:style-name="T43">Nakon obuke, srednji sloj neuronske mreže predstavlja zapravo ugrađivanja čvorova u grafu. Ako je neki vektor 1-hot enkodiran i neka su težine srednjeg sloja mreže definisane sa W, onda je ugrađivanje čvora </text:span><text:span text:style-name="T36"><draw:frame text:anchor-type="as-char" svg:y="-0.0736in" draw:z-index="28" draw:name="Shape28" draw:style-name="gr1" draw:text-style-name="P263"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36"><text:s/>zapravo:</text:span></text:p>
      <text:p text:style-name="P3"><draw:frame text:anchor-type="as-char" svg:y="-0.1138in" draw:z-index="29" draw:name="Shape29" draw:style-name="gr1" draw:text-style-name="P263"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60" text:outline-level="2"><text:bookmark-start text:name="__RefHeading___Toc8992_1970857049"/>Agregacija<text:bookmark-end text:name="__RefHeading___Toc8992_1970857049"/></text:h>
      <text:p text:style-name="P44">Nakon obuke individualnih modela po particijama, lider agregira modele na sledeći način: Neka su <text:span text:style-name="T34"><draw:frame text:anchor-type="as-char" svg:y="-0.122in" draw:z-index="30" draw:name="Shape30" draw:style-name="gr1" draw:text-style-name="P263"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4"><text:s/>težine modela na K particija, onda agregacija u finalni model je prosečna vrednost individualnih matrica težina:</text:span></text:p>
      <text:p text:style-name="P3"><text:soft-page-break/><draw:frame text:anchor-type="as-char" svg:y="-0.2917in" draw:z-index="31" draw:name="Shape31" draw:style-name="gr1" draw:text-style-name="P263"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Na kraju, vektorska reprezentacija nekog čvora u grafu se dobija kao </text:p>
      <text:p text:style-name="P3"><draw:frame text:anchor-type="as-char" svg:y="-0.2917in" draw:z-index="32" draw:name="Shape32" draw:style-name="gr1" draw:text-style-name="P263"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1"><text:span text:style-name="T43">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4">od</text:span><text:span text:style-name="T43">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2">
        <text:list-item>
          <text:p text:style-name="P188">Prvo, za svaki čvor u grafu, pronalazi najbliže čvorove na osnovu udaljenosti između njihovih vektorskih prikaza (embeddings).</text:p>
        </text:list-item>
        <text:list-item>
          <text:p text:style-name="P188">Zatim, povezuje čvorove sa njihovim najbližim susedima, formirajući ivice u rekonstruisanom grafu.</text:p>
        </text:list-item>
        <text:list-item>
          <text:p text:style-name="P18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4" text:outline-level="4"><text:bookmark-start text:name="__RefHeading___Toc9040_1970857049"/><text:span text:style-name="T22">Pseudokod metode za rekonstrukciju grafa je dat u listingu </text:span><text:span text:style-name="T23">2.4</text:span><text:span text:style-name="T22">:</text:span><text:bookmark-end text:name="__RefHeading___Toc9040_1970857049"/></text:h>
      <text:p text:style-name="P85"><text:span text:style-name="T22"/></text:p>
      <text:p text:style-name="P85"><text:span text:style-name="T22"/></text:p>
      <text:p text:style-name="P85"><text:span text:style-name="T22"/></text:p>
      <text:p text:style-name="P85"><text:span text:style-name="T22"/></text:p>
      <text:p text:style-name="P85"><text:span text:style-name="T22"/></text:p>
      <text:p text:style-name="P85"><text:span text:style-name="T22"/></text:p>
      <text:p text:style-name="P85"><text:span text:style-name="T22"/></text:p>
      <text:p text:style-name="P85"><text:soft-page-break/><text:span text:style-name="T22"/></text:p>
      <text:p text:style-name="P85"><text:span text:style-name="T22"/></text:p>
      <text:p text:style-name="P85"><text:span text:style-name="T22"/></text:p>
      <text:p text:style-name="P85"><text:span text:style-name="T22"/></text:p>
      <text:p text:style-name="P85"><text:span text:style-name="T22"/></text:p>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6">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190">Generiše originalni graf i njegov vektorski prikaz (embedding) pomoću Node2Vec algoritma.</text:p>
        </text:list-item>
        <text:list-item>
          <text:p text:style-name="P190">Primeni metoda rekonstrukcije na dobijene vektorske prikaze sa različitim vrednostima <text:span text:style-name="Source_20_Text">k</text:span>.</text:p>
        </text:list-item>
        <text:list-item>
          <text:p text:style-name="P18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67"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text:soft-page-break/>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4">
        <text:list-item>
          <text:p text:style-name="P191"><text:span text:style-name="Strong_20_Emphasis">Generisanje Ugrađivanja:</text:span></text:p>
          <text:list>
            <text:list-item>
              <text:p text:style-name="P192">Prvo se trenira Node2Vec model koristeći graf <text:span text:style-name="Source_20_Text">G</text:span>. Ovaj model kreira vektorske prikaze (embedding) za svaki čvor u grafu.</text:p>
            </text:list-item>
            <text:list-item>
              <text:p text:style-name="P19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91"><text:span text:style-name="Strong_20_Emphasis">Rekonstrukcija Grafa:</text:span></text:p>
          <text:list>
            <text:list-item>
              <text:p text:style-name="P192">Nakon generisanja vektorskih prikaza, vrši se rekonstrukcija grafa pomoću funkcije <text:span text:style-name="Source_20_Text">reconstruct</text:span>. U ovoj fazi se kreiraju ivice između čvorova koji su najbliži u vektorskom prostoru.</text:p>
            </text:list-item>
            <text:list-item>
              <text:p text:style-name="P192">Broj ivica u rekonstruisanom grafu određuje se na osnovu broja ivica u originalnom grafu <text:span text:style-name="Source_20_Text">G</text:span>.</text:p>
            </text:list-item>
          </text:list>
        </text:list-item>
        <text:list-item>
          <text:p text:style-name="P191"><text:span text:style-name="Strong_20_Emphasis">Izračunavanje Preciznosti i Odziva:</text:span></text:p>
          <text:list>
            <text:list-item>
              <text:p text:style-name="P19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9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91"><text:span text:style-name="Strong_20_Emphasis">Izračunavanje F1 Skora:</text:span></text:p>
          <text:list>
            <text:list-item>
              <text:p text:style-name="P192">F1 skor se računa kao harmonijska sredina preciznosti i odziva. To je balansirana mera koja uzima u obzir i koliko je rekonstrukcija tačna (preciznost) i koliko je rekonstrukcija kompletna (odziv).</text:p>
            </text:list-item>
            <text:list-item>
              <text:p text:style-name="P191">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61" text:outline-level="2"><text:bookmark-start text:name="__RefHeading___Toc9050_1970857049"/><text:soft-page-break/>Ocenjivanje klasterovanja na osnovu ugrađenih vektora<text:bookmark-end text:name="__RefHeading___Toc9050_1970857049"/></text:h>
      <text:p text:style-name="P49">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9">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1"><text:span text:style-name="Strong_20_Emphasis">2. Dodela klastera:</text:span> Svaka tačka <text:span text:style-name="T34"><draw:frame text:anchor-type="as-char" svg:y="-0.0736in" draw:z-index="33" draw:name="Shape33" draw:style-name="gr1"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5"><text:s/></text:span>u skupu podataka dodeljuje se klasteru čiji je centroid najbliži, koristeći metriku udaljenost<text:span text:style-name="T45">i</text:span>, obično Euklidsku. <text:span text:style-name="T45">Klasteri se mogu dodeliti na osnovu sledećeg postupka:</text:span></text:p>
      <text:p text:style-name="P50">C_i = \argmin_j ||x_i - c_j||^2</text:p>
      <text:p text:style-name="P49">gde je <text:span text:style-name="T34"><draw:frame text:anchor-type="as-char" svg:y="-0.1272in" draw:z-index="34" draw:name="Shape34" draw:style-name="gr1" draw:text-style-name="P263"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4"><text:s/>indeks klastera kom treba da pripada tačka </text:span><text:span text:style-name="T34"><draw:frame text:anchor-type="as-char" svg:y="-0.0736in" draw:z-index="35" draw:name="Shape35" draw:style-name="gr1"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4">, a </text:span><text:span text:style-name="T34"><draw:frame text:anchor-type="as-char" svg:y="-0.0728in" draw:z-index="36" draw:name="Shape36" draw:style-name="gr1" draw:text-style-name="P263"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4"><text:s/>je vektor koji predstavlja j-ti centroid.</text:span></text:p>
      <text:p text:style-name="P49">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63"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6">Koraci dodele klastera i ažuriranja centroida ponavljaju se dok ne dođe do konvergencije. Konvergencija se obično dešava kada se centroidi više ne pomeraju značajno ili kada broj iteracija dostigne unapred zadati maksimum.</text:p>
      <text:p text:style-name="P26">K-means algoritam je jednostavan i efikasan za male do srednje velike skupove podataka, ali može postati spor i manje pouzdan na velikim skupovima podataka ili sa visokom dimenzionalnošću.</text:p>
      <text:p text:style-name="P68">Nakon klasterovanja, upotrebljen je test za sličnost klastera kako bi se utvrdilo koliko paralelna implementacija proizvodi ugrađivanje koje utiče na promenu izlaza k-means algoritma u odnosu na serijsku implementaciju.</text:p>
      <text:p text:style-name="P68">Adjusted Rand Index (ARI) <text:span text:style-name="T5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7">RI računa sličnost između dva klasterovanja brojeći sve parove uzoraka i klasifikuje ih u četiri kategorije:</text:p>
      <text:list text:style-name="L15">
        <text:list-item>
          <text:p text:style-name="P194">True Positives (TP): Par uzoraka koji su u istom klasteru u oba klasterovanja.</text:p>
        </text:list-item>
        <text:list-item>
          <text:p text:style-name="P194">True Negatives (TN): Par uzoraka koji su u različitim klasterima u oba klasterovanja.</text:p>
        </text:list-item>
        <text:list-item>
          <text:p text:style-name="P194"><text:soft-page-break/>False Positives (FP): Par uzoraka koji su u istom klasteru u jednom klasterovanju, ali u različitim klasterima u drugom.</text:p>
        </text:list-item>
        <text:list-item>
          <text:p text:style-name="P193">False Negatives (FN): Par uzoraka koji su u različitim klasterima u jednom klasterovanju, ali u istom klasteru u drugom.</text:p>
        </text:list-item>
      </text:list>
      <text:p text:style-name="P68"/>
      <text:p text:style-name="P68">ARI se dobija tako što se RI "prilagođava za slučajnost" koristeći sledeću formulu:</text:p>
      <text:p text:style-name="P3"><draw:frame text:anchor-type="as-char" svg:y="-0.222in" draw:z-index="44" draw:name="Shape38" draw:style-name="gr1" draw:text-style-name="P263"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6">Očekivani_RI predstavlja očekivanu vrednost RI za slučajno generisane klastere, dok Max_RI predstavlja maksimalnu moguću vrednost RI.</text:p>
      <text:p text:style-name="P28">ARI vrednosti se kreću od -0.5 do 1.0:</text:p>
      <text:list text:style-name="L16">
        <text:list-item>
          <text:p text:style-name="P196">Vrednost od 1.0 označava savršenu podudarnost između dva klasterovanja (do permutacije).</text:p>
        </text:list-item>
        <text:list-item>
          <text:p text:style-name="P196">Vrednost blizu 0 označava da su dva klasterovanja slična onoliko koliko bi se očekivalo slučajno.</text:p>
        </text:list-item>
        <text:list-item>
          <text:p text:style-name="P195">Negativne vrednosti ARI ukazuju na to da su klasterovanja nesaglasna više nego što bi se očekivalo slučajno.</text:p>
        </text:list-item>
      </text:list>
      <text:p text:style-name="P71">Konkretno, iz vrednosti TP, FP, FN i TN se može izračunati ARI kao:</text:p>
      <text:p text:style-name="P3"><draw:frame text:anchor-type="as-char" svg:y="-0.2437in" draw:z-index="45" draw:name="Shape39" draw:style-name="gr1" draw:text-style-name="P263"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6"/>
      <text:h text:style-name="P162" text:outline-level="2"><text:bookmark-start text:name="__RefHeading___Toc9052_1970857049"/>Generisanje veštačkih mreža<text:bookmark-end text:name="__RefHeading___Toc9052_1970857049"/></text:h>
      <text:p text:style-name="P52">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197"><text:span text:style-name="Strong_20_Emphasis">Veličine blokova (sizes)</text:span>:</text:p>
          <text:list>
            <text:list-item>
              <text:p text:style-name="P198">Niz koji određuje broj čvorova u svakom bloku. Na primer, ako imamo tri bloka, sizes=[n<text:span text:style-name="T46">1</text:span>,n<text:span text:style-name="T46">2, </text:span>n3] gde n1, <text:span text:style-name="T46">n2, n3 </text:span>predstavljaju broj čvorova u svakom od blokova.</text:p>
            </text:list-item>
          </text:list>
        </text:list-item>
        <text:list-item>
          <text:p text:style-name="P197"><text:span text:style-name="Strong_20_Emphasis">Verovatnoća veze unutar i između blokova (p)</text:span>:</text:p>
          <text:list>
            <text:list-item>
              <text:p text:style-name="P19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199">Verovatnoće na glavnoj dijagonali matrice (p[i][i]) odgovaraju verovatnoći veze unutar istog bloka (tj. unutar zajednice), što se označava kao p, dok su verovatnoće <text:soft-page-break/>van glavne dijagonale (p[i][j] za <text:span text:style-name="T34"><draw:frame text:anchor-type="as-char" svg:y="-0.1201in" draw:z-index="38" draw:name="Shape38" draw:style-name="gr1" draw:text-style-name="P263"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63"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63" text:outline-level="2"/>
      <text:p text:style-name="P103">Poglavlje 3</text:p>
      <text:h text:style-name="P144" text:outline-level="1">Implementacija</text:h>
      <text:h text:style-name="P158" text:outline-level="2"><text:bookmark-start text:name="__RefHeading___Toc8960_1970857049"/>Implementacija distribuiranog sistema i arhitekturalne odluke<text:bookmark-end text:name="__RefHeading___Toc8960_1970857049"/></text:h>
      <text:p text:style-name="P110">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10">Za kontrolu i upravljanje stanjem klastera, kao i za implementaciju mehanizma za izbor lidera (<text:span text:style-name="T2">leader election</text:span>), koristi se <text:span text:style-name="Strong_20_Emphasis"><text:span text:style-name="T5">Apache Zookeeper</text:span></text:span><text:span text:style-name="Strong_20_Emphasis"><text:span text:style-name="T10"> </text:span></text:span><text:span text:style-name="Strong_20_Emphasis"><text:span text:style-name="T11">[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10">U kontekstu ovog rada, Zookeeper se koristi za <text:span text:style-name="Strong_20_Emphasis"><text:span text:style-name="T5">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10">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10">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1">ZooKeeper je i sam po sebi distribuiran servis, pa time smanjuje mogućnost da zbog otkaza jednog ZooKeeper servera, ceo sistem izgubi mogućnost koordinacije.</text:p>
      <text:p text:style-name="P111">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10"><text:span text:style-name="Strong_20_Emphasis">Čvorovi</text:span> u Zookeeper stablu mogu biti jednog od tri osnovna tipa:</text:p>
      <text:list text:style-name="L19">
        <text:list-item>
          <text:p text:style-name="P20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0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0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10">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1">Na <text:span text:style-name="T73">slici 2.1</text:span> je prikazana infrastruktura sa 3 ZooKeeper servera i 3 servera koji obrađuju mrežu.</text:p>
      <text:p text:style-name="P112"><draw:frame draw:style-name="fr2" draw:name="Frame1" text:anchor-type="char" svg:width="6.9252in" draw:z-index="48"><draw:text-box fo:min-height="5.3563in"><text:p text:style-name="Slika"><draw:frame draw:style-name="fr4" draw:name="Image1" text:anchor-type="paragraph" svg:width="6.7083in" style:rel-width="100%" svg:height="5.1882in" style:rel-height="scale" draw:z-index="49"><draw:image xlink:href="Pictures/100000000000029F00000207B6326914.png" xlink:type="simple" xlink:show="embed" xlink:actuate="onLoad" draw:mime-type="image/png"/></draw:frame>Slika <text:span text:style-name="T73">2.1</text:span>: Infrastruktura sistema</text:p></draw:text-box></draw:frame><text:soft-page-break/></text:p>
      <text:h text:style-name="Heading_20_2" text:outline-level="2"><text:bookmark-start text:name="__RefHeading___Toc8966_1970857049"/>Komunikacija i <text:span text:style-name="T55">r</text:span>aspodela Zadataka<text:bookmark-end text:name="__RefHeading___Toc8966_1970857049"/></text:h>
      <text:p text:style-name="P110">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11">Prilikom particionisanje grafa, sistem može zadatke da skladišti na dva načina:</text:p>
      <text:p text:style-name="P11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73">2</text:span>.</text:p>
      <text:p text:style-name="P111"><text:soft-page-break/>2. Upotrebom lokalnog skladišta lidera – u ovom scenariju, lider vrši particionisanje i particije šalje ostalim čvorovima bez upotrebe bilo kakvog deljenog mrežnog skladišta. Ovakav pristup je prikazan na slici <text:span text:style-name="T73">2.3.</text:span> </text:p>
      <text:p text:style-name="P111"/>
      <text:p text:style-name="P111"/>
      <text:p text:style-name="P111"><draw:frame draw:style-name="fr2" draw:name="Frame2" text:anchor-type="char" svg:width="6.9252in" draw:z-index="50"><draw:text-box fo:min-height="3.0291in"><text:p text:style-name="Slika"><draw:frame draw:style-name="fr4"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73">2.2</text:span>: Upotreba mrežnog skladišta</text:p></draw:text-box></draw:frame></text:p>
      <text:h text:style-name="P158" text:outline-level="2" text:is-list-header="true"><draw:frame draw:style-name="fr2" draw:name="Frame3" text:anchor-type="char" svg:width="6.0102in" draw:z-index="52"><draw:text-box fo:min-height="4.7709in"><text:p text:style-name="Slika"><draw:frame draw:style-name="fr4"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73">2.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64" text:outline-level="2"><text:bookmark-start text:name="__RefHeading___Toc8980_1970857049"/>Slanje particija na čvorove u klasteru<text:bookmark-end text:name="__RefHeading___Toc8980_1970857049"/></text:h>
      <text:p text:style-name="P107">U ovoj implementaciji, lider klastera je odgovoran za generisanje particija grafa i distribuciju tih particija ostalim radnim čvorovima u klasteru koristeći XML-RPC protokol.</text:p>
      <text:p text:style-name="P33">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01"><text:span text:style-name="Strong_20_Emphasis">Generisanje Particija:</text:span></text:p>
          <text:list>
            <text:list-item>
              <text:p text:style-name="P202"><text:soft-page-break/>Kada se pozove metoda <text:span text:style-name="T40">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01"><text:span text:style-name="Strong_20_Emphasis">Distribucija Particija:</text:span></text:p>
          <text:list>
            <text:list-item>
              <text:p text:style-name="P202">Nakon što su particije generisane, lider koristi XML-RPC protokol za distribuciju svake particije odgovarajućem radnom čvoru.</text:p>
            </text:list-item>
            <text:list-item>
              <text:p text:style-name="P202">Lider za svaki radni čvor izračunava koja particija mu pripada i potom koristi <text:span text:style-name="T41">RPC</text:span> da <text:s/>izvrši potrebne operacije na tom čvoru. </text:p>
            </text:list-item>
            <text:list-item>
              <text:p text:style-name="P202">Svaki radni čvor, nakon što primi particiju, koristi podatke za dalje operacije, kao što su izračunavanje ugrađivanja čvorova (node embedding) ili druge analize.</text:p>
            </text:list-item>
          </text:list>
        </text:list-item>
        <text:list-item>
          <text:p text:style-name="P201"><text:span text:style-name="Strong_20_Emphasis">Paralelna Obrada:</text:span></text:p>
          <text:list>
            <text:list-item>
              <text:p text:style-name="P202">Da bi se ubrzala distribucija i obrada, koristi se metoda koja omogućava lideru da paralelno kontaktira sve radne čvorove. </text:p>
            </text:list-item>
            <text:list-item>
              <text:p text:style-name="P201">Svaki radni čvor nezavisno prima podatke, obrađuje svoju particiju i može vratiti rezultate lideru ili ih koristiti za dalju analizu.</text:p>
            </text:list-item>
          </text:list>
        </text:list-item>
      </text:list>
      <text:p text:style-name="P107"><text:span text:style-name="T41">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0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08"/>
      <text:p text:style-name="P10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4"/>
      <text:p text:style-name="P34">Primer jednog GML zapisa za graf sa dva čvora i jednom ivicom <text:span text:style-name="T75">je dat u listingu 2.3</text:span>:</text:p>
      <text:p text:style-name="P106">graph [</text:p>
      <text:p text:style-name="P106"><text:s text:c="2"/>node [</text:p>
      <text:p text:style-name="P106"><text:s text:c="4"/>id 1</text:p>
      <text:p text:style-name="P106"><text:s text:c="4"/>label "Čvor 1"</text:p>
      <text:p text:style-name="P106"><text:s text:c="2"/>]</text:p>
      <text:p text:style-name="P106"><text:s text:c="2"/>node [</text:p>
      <text:p text:style-name="P106"><text:s text:c="4"/>id 2</text:p>
      <text:p text:style-name="P106"><text:s text:c="4"/>label "Čvor 2"</text:p>
      <text:p text:style-name="P106"><text:s text:c="2"/>]</text:p>
      <text:p text:style-name="P106"><text:s text:c="2"/>edge [</text:p>
      <text:p text:style-name="P106"><text:s text:c="4"/>source 1</text:p>
      <text:p text:style-name="P106"><text:s text:c="4"/>target 2</text:p>
      <text:p text:style-name="P106"><text:s text:c="4"/>weight 1.5</text:p>
      <text:p text:style-name="P106"><text:s text:c="2"/>]</text:p>
      <text:p text:style-name="P106">]</text:p>
      <text:p text:style-name="P88">Listing 2.3: Primer GML fajla</text:p>
      <text:h text:style-name="Heading_20_2" text:outline-level="2"><text:soft-page-break/>Kontejnerizacija</text:h>
      <text:p text:style-name="P110"><text:span text:style-name="T72">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2">U listingu <text:span text:style-name="T75">2.1 </text:span>se nalazi Dockerfile koji je lista koraka za izgradnju datog Docker kontejnera:</text:p>
      <text:p text:style-name="P82"/>
      <text:p text:style-name="P82"/>
      <text:p text:style-name="P109"># Use the official Python image from the Docker Hub</text:p>
      <text:p text:style-name="P109">FROM python:3.9-slim</text:p>
      <text:p text:style-name="P109"/>
      <text:p text:style-name="P109">ARG APP_DIR</text:p>
      <text:p text:style-name="P109">ARG USER_ID</text:p>
      <text:p text:style-name="P109">ARG GROUP_ID</text:p>
      <text:p text:style-name="P109"/>
      <text:p text:style-name="P109"># Set the working directory in the container</text:p>
      <text:p text:style-name="P109">WORKDIR /app</text:p>
      <text:p text:style-name="P109"/>
      <text:p text:style-name="P109"># Copy the requirements.txt file into the working directory</text:p>
      <text:p text:style-name="P109">COPY requirements.txt .</text:p>
      <text:p text:style-name="P109"/>
      <text:p text:style-name="P109"># Install the dependencies specified in requirements.txt</text:p>
      <text:p text:style-name="P109">RUN pip install \</text:p>
      <text:p text:style-name="P109"><text:s text:c="4"/>-r requirements.txt</text:p>
      <text:p text:style-name="P109"/>
      <text:p text:style-name="P109"># install cython</text:p>
      <text:p text:style-name="P109">RUN pip install cython</text:p>
      <text:p text:style-name="P109"/>
      <text:p text:style-name="P109"># Copy the rest of the application code into the working directory</text:p>
      <text:p text:style-name="P109">COPY vertex_voyage/ vertex_voyage/</text:p>
      <text:p text:style-name="P109"># COPY gensim/ gensim/ </text:p>
      <text:p text:style-name="P109"/>
      <text:p text:style-name="P109"># Specify the command to run the application</text:p>
      <text:p text:style-name="P109"># python -m vertex_voyage zk</text:p>
      <text:p text:style-name="P109">CMD ["python", "-m", "vertex_voyage", "zk"]</text:p>
      <text:p text:style-name="P109"/>
      <text:p text:style-name="P87">Listing 2.1: Dockerfile</text:p>
      <text:h text:style-name="P165" text:outline-level="2"><text:bookmark-start text:name="__RefHeading___Toc8970_1970857049"/>Skladištenje grafova<text:bookmark-end text:name="__RefHeading___Toc8970_1970857049"/></text:h>
      <text:p text:style-name="P113">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3"><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3">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0">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59" text:outline-level="2"><text:bookmark-start text:name="__RefHeading___Toc8994_1970857049"/>Specifikacija protokola za komunikaciju računara unutar klastera<text:bookmark-end text:name="__RefHeading___Toc8994_1970857049"/></text:h>
      <text:p text:style-name="P107"><text:span text:style-name="Strong_20_Emphasis"><text:span text:style-name="T20">Radi kompletnosti, u ovoj sekciji je dat prikaz svih RPC metoda dostupnih od strane svakog računara u mreži:</text:span></text:span></text:p>
      <text:h text:style-name="P168" text:outline-level="3"><text:bookmark-start text:name="__RefHeading___Toc8996_1970857049"/><text:span text:style-name="Strong_20_Emphasis"><text:span text:style-name="T20">1. </text:span></text:span><text:span text:style-name="Source_20_Text"><text:span text:style-name="T20">create_graph</text:span></text:span><text:bookmark-end text:name="__RefHeading___Toc8996_1970857049"/></text:h>
      <text:list text:style-name="L21">
        <text:list-item>
          <text:p text:style-name="P203"><text:span text:style-name="Strong_20_Emphasis">Opis:</text:span> Kreira novi prazan graf sa zadatim imenom.</text:p>
        </text:list-item>
        <text:list-item>
          <text:p text:style-name="P203"><text:span text:style-name="Strong_20_Emphasis">Parametri:</text:span></text:p>
          <text:list>
            <text:list-item>
              <text:p text:style-name="P203"><text:span text:style-name="Source_20_Text">name</text:span> (str): Ime grafa koji treba kreirati.</text:p>
            </text:list-item>
          </text:list>
        </text:list-item>
        <text:list-item>
          <text:p text:style-name="P204"><text:span text:style-name="Strong_20_Emphasis">Povratna vrednost:</text:span> Putanja do datoteke u kojoj je graf sačuvan.</text:p>
        </text:list-item>
      </text:list>
      <text:h text:style-name="P168" text:outline-level="3" text:is-list-header="true"><text:bookmark-start text:name="__RefHeading___Toc8998_1970857049"/>2. <text:span text:style-name="Source_20_Text">add_vertex</text:span><text:bookmark-end text:name="__RefHeading___Toc8998_1970857049"/></text:h>
      <text:list text:style-name="L22">
        <text:list-item>
          <text:p text:style-name="P205"><text:span text:style-name="Strong_20_Emphasis">Opis:</text:span> Dodaje novi čvor u postojeći graf.</text:p>
        </text:list-item>
        <text:list-item>
          <text:p text:style-name="P205"><text:span text:style-name="Strong_20_Emphasis">Parametri:</text:span></text:p>
          <text:list>
            <text:list-item>
              <text:p text:style-name="P205"><text:span text:style-name="Source_20_Text">graph_name</text:span> (str): Ime grafa u koji se dodaje čvor.</text:p>
            </text:list-item>
            <text:list-item>
              <text:p text:style-name="P205"><text:span text:style-name="Source_20_Text">vertex_name</text:span> (str): Ime novog čvora koji se dodaje u graf.</text:p>
            </text:list-item>
          </text:list>
        </text:list-item>
        <text:list-item>
          <text:p text:style-name="P206"><text:span text:style-name="Strong_20_Emphasis">Povratna vrednost:</text:span> Putanja do ažurirane datoteke grafa.</text:p>
        </text:list-item>
      </text:list>
      <text:h text:style-name="P168" text:outline-level="3" text:is-list-header="true"><text:bookmark-start text:name="__RefHeading___Toc9000_1970857049"/>3. <text:span text:style-name="Source_20_Text">add_edge</text:span><text:bookmark-end text:name="__RefHeading___Toc9000_1970857049"/></text:h>
      <text:list text:style-name="L23">
        <text:list-item>
          <text:p text:style-name="P207"><text:span text:style-name="Strong_20_Emphasis">Opis:</text:span> Dodaje novu ivicu između dva čvora u grafu.</text:p>
        </text:list-item>
        <text:list-item>
          <text:p text:style-name="P207"><text:span text:style-name="Strong_20_Emphasis">Parametri:</text:span></text:p>
          <text:list>
            <text:list-item>
              <text:p text:style-name="P207"><text:span text:style-name="Source_20_Text">graph_name</text:span> (str): Ime grafa u koji se dodaje ivica.</text:p>
            </text:list-item>
            <text:list-item>
              <text:p text:style-name="P207"><text:span text:style-name="Source_20_Text">vertex1</text:span> (str): Ime prvog čvora ivice.</text:p>
            </text:list-item>
            <text:list-item>
              <text:p text:style-name="P207"><text:span text:style-name="Source_20_Text">vertex2</text:span> (str): Ime drugog čvora ivice.</text:p>
            </text:list-item>
          </text:list>
        </text:list-item>
        <text:list-item>
          <text:p text:style-name="P208"><text:span text:style-name="Strong_20_Emphasis">Povratna vrednost:</text:span> Putanja do ažurirane datoteke grafa.</text:p>
        </text:list-item>
      </text:list>
      <text:h text:style-name="P168" text:outline-level="3" text:is-list-header="true"><text:bookmark-start text:name="__RefHeading___Toc9002_1970857049"/><text:soft-page-break/>4. <text:span text:style-name="Source_20_Text">partition_graph</text:span><text:bookmark-end text:name="__RefHeading___Toc9002_1970857049"/></text:h>
      <text:list text:style-name="L24">
        <text:list-item>
          <text:p text:style-name="P209"><text:span text:style-name="Strong_20_Emphasis">Opis:</text:span> Particioniše graf u zadati broj particija i distribuira ih po radnim čvorovima.</text:p>
        </text:list-item>
        <text:list-item>
          <text:p text:style-name="P209"><text:span text:style-name="Strong_20_Emphasis">Parametri:</text:span></text:p>
          <text:list>
            <text:list-item>
              <text:p text:style-name="P209"><text:span text:style-name="Source_20_Text">graph_name</text:span> (str): Ime grafa koji treba particionisati.</text:p>
            </text:list-item>
          </text:list>
        </text:list-item>
        <text:list-item>
          <text:p text:style-name="P210"><text:span text:style-name="Strong_20_Emphasis">Povratna vrednost:</text:span> Rečnik sa brojem particija i listom particija sa putanjama do datoteka.</text:p>
        </text:list-item>
      </text:list>
      <text:h text:style-name="P168"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11"><text:span text:style-name="Strong_20_Emphasis">Opis:</text:span> Dohvata određenu particiju iz grafa.</text:p>
        </text:list-item>
        <text:list-item>
          <text:p text:style-name="P211"><text:span text:style-name="Strong_20_Emphasis">Parametri:</text:span></text:p>
          <text:list>
            <text:list-item>
              <text:p text:style-name="P211"><text:span text:style-name="Source_20_Text">graph_name</text:span> (str): Ime grafa iz kojeg se dohvata particija.</text:p>
            </text:list-item>
            <text:list-item>
              <text:p text:style-name="P211"><text:span text:style-name="Source_20_Text">partition_num</text:span> (int): Redni broj particije koja se dohvata.</text:p>
            </text:list-item>
          </text:list>
        </text:list-item>
        <text:list-item>
          <text:p text:style-name="P212"><text:span text:style-name="Strong_20_Emphasis">Povratna vrednost:</text:span> Rečnik sa informacijama o particiji (ime, putanja, čvorovi, ivice).</text:p>
        </text:list-item>
      </text:list>
      <text:h text:style-name="P168"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13"><text:span text:style-name="Strong_20_Emphasis">Opis:</text:span> Generiše vektorske reprezentacije čvorova (embedding) za zadati graf koristeći Node2Vec algoritam.</text:p>
        </text:list-item>
        <text:list-item>
          <text:p text:style-name="P213"><text:span text:style-name="Strong_20_Emphasis">Parametri:</text:span></text:p>
          <text:list>
            <text:list-item>
              <text:p text:style-name="P213"><text:span text:style-name="Source_20_Text">graph_name</text:span> (str): Ime grafa za koji se generišu embedding-i.</text:p>
            </text:list-item>
            <text:list-item>
              <text:p text:style-name="P213"><text:span text:style-name="Source_20_Text">dim</text:span> (int): Dimenzionalnost vektora. Podrazumevano 128.</text:p>
            </text:list-item>
            <text:list-item>
              <text:p text:style-name="P213"><text:span text:style-name="Source_20_Text">epochs</text:span> (int): Broj epoha obuke. Podrazumevano 10.</text:p>
            </text:list-item>
            <text:list-item>
              <text:p text:style-name="P213"><text:span text:style-name="Source_20_Text">learning_rate</text:span> (float): Brzina učenja. Podrazumevano 0.01.</text:p>
            </text:list-item>
            <text:list-item>
              <text:p text:style-name="P213"><text:span text:style-name="Source_20_Text">n_walks</text:span> (int): Broj šetnji po čvoru. Podrazumevano 10.</text:p>
            </text:list-item>
            <text:list-item>
              <text:p text:style-name="P213"><text:span text:style-name="Source_20_Text">negative_sample_num</text:span> (int): Broj negativnih uzoraka. Podrazumevano 1.</text:p>
            </text:list-item>
            <text:list-item>
              <text:p text:style-name="P213"><text:span text:style-name="Source_20_Text">p</text:span> (float): Parametar za vraćanje unazad. Podrazumevano 1.</text:p>
            </text:list-item>
            <text:list-item>
              <text:p text:style-name="P213"><text:span text:style-name="Source_20_Text">q</text:span> (float): Parametar za prelazak unapred. Podrazumevano 1.</text:p>
            </text:list-item>
            <text:list-item>
              <text:p text:style-name="P213"><text:span text:style-name="Source_20_Text">window_size</text:span> (int): Veličina prozora za učitavanje konteksta. Podrazumevano 10.</text:p>
            </text:list-item>
            <text:list-item>
              <text:p text:style-name="P213"><text:span text:style-name="Source_20_Text">walk_size</text:span> (int): Dužina svake slučajne šetnje. Podrazumevano 10.</text:p>
            </text:list-item>
          </text:list>
        </text:list-item>
        <text:list-item>
          <text:p text:style-name="P214"><text:span text:style-name="Strong_20_Emphasis">Povratna vrednost:</text:span> Rečnik sa vektorskim reprezentacijama čvorova.</text:p>
        </text:list-item>
      </text:list>
      <text:h text:style-name="P168" text:outline-level="3" text:is-list-header="true"><text:bookmark-start text:name="__RefHeading___Toc9008_1970857049"/>7. <text:span text:style-name="Source_20_Text">get_vertices</text:span><text:bookmark-end text:name="__RefHeading___Toc9008_1970857049"/></text:h>
      <text:list text:style-name="L27">
        <text:list-item>
          <text:p text:style-name="P215"><text:span text:style-name="Strong_20_Emphasis">Opis:</text:span> Dohvata sve čvorove iz grafa.</text:p>
        </text:list-item>
        <text:list-item>
          <text:p text:style-name="P215"><text:span text:style-name="Strong_20_Emphasis">Parametri:</text:span></text:p>
          <text:list>
            <text:list-item>
              <text:p text:style-name="P215"><text:span text:style-name="Source_20_Text">graph_name</text:span> (str): Ime grafa iz kojeg se dohvataju čvorovi.</text:p>
            </text:list-item>
          </text:list>
        </text:list-item>
        <text:list-item>
          <text:p text:style-name="P216"><text:span text:style-name="Strong_20_Emphasis">Povratna vrednost:</text:span> Lista čvorova iz grafa.</text:p>
        </text:list-item>
      </text:list>
      <text:h text:style-name="P168" text:outline-level="3" text:is-list-header="true"><text:bookmark-start text:name="__RefHeading___Toc9010_1970857049"/>8. <text:span text:style-name="Source_20_Text">get_edges</text:span><text:bookmark-end text:name="__RefHeading___Toc9010_1970857049"/></text:h>
      <text:list text:style-name="L28">
        <text:list-item>
          <text:p text:style-name="P217"><text:span text:style-name="Strong_20_Emphasis">Opis:</text:span> Dohvata sve ivice iz grafa.</text:p>
        </text:list-item>
        <text:list-item>
          <text:p text:style-name="P217"><text:span text:style-name="Strong_20_Emphasis">Parametri:</text:span></text:p>
          <text:list>
            <text:list-item>
              <text:p text:style-name="P217"><text:span text:style-name="Source_20_Text">graph_name</text:span> (str): Ime grafa iz kojeg se dohvataju ivice.</text:p>
            </text:list-item>
          </text:list>
        </text:list-item>
        <text:list-item>
          <text:p text:style-name="P218"><text:span text:style-name="Strong_20_Emphasis">Povratna vrednost:</text:span> Lista ivica iz grafa.</text:p>
        </text:list-item>
      </text:list>
      <text:h text:style-name="P168" text:outline-level="3" text:is-list-header="true"><text:bookmark-start text:name="__RefHeading___Toc9012_1970857049"/><text:soft-page-break/>9. <text:span text:style-name="Source_20_Text">import_karate_club</text:span><text:bookmark-end text:name="__RefHeading___Toc9012_1970857049"/></text:h>
      <text:list text:style-name="L29">
        <text:list-item>
          <text:p text:style-name="P219"><text:span text:style-name="Strong_20_Emphasis">Opis:</text:span> Uvozi standardni dataset "Karate Club" kao graf.</text:p>
        </text:list-item>
        <text:list-item>
          <text:p text:style-name="P219"><text:span text:style-name="Strong_20_Emphasis">Parametri:</text:span></text:p>
          <text:list>
            <text:list-item>
              <text:p text:style-name="P219"><text:span text:style-name="Source_20_Text">name</text:span> (str): Ime grafa koji se kreira iz dataset-a.</text:p>
            </text:list-item>
          </text:list>
        </text:list-item>
        <text:list-item>
          <text:p text:style-name="P220"><text:span text:style-name="Strong_20_Emphasis">Povratna vrednost:</text:span> Putanja do sačuvanog grafa.</text:p>
        </text:list-item>
      </text:list>
      <text:h text:style-name="P168" text:outline-level="3" text:is-list-header="true"><text:bookmark-start text:name="__RefHeading___Toc9014_1970857049"/>10. <text:span text:style-name="Source_20_Text">get_leader</text:span><text:bookmark-end text:name="__RefHeading___Toc9014_1970857049"/></text:h>
      <text:list text:style-name="L30">
        <text:list-item>
          <text:p text:style-name="P221"><text:span text:style-name="Strong_20_Emphasis">Opis:</text:span> Dohvata trenutnog lidera u klasteru.</text:p>
        </text:list-item>
        <text:list-item>
          <text:p text:style-name="P221"><text:span text:style-name="Strong_20_Emphasis">Parametri:</text:span> Nema.</text:p>
        </text:list-item>
        <text:list-item>
          <text:p text:style-name="P222"><text:span text:style-name="Strong_20_Emphasis">Povratna vrednost:</text:span> Ime čvora koji je lider.</text:p>
        </text:list-item>
      </text:list>
      <text:h text:style-name="P168" text:outline-level="3" text:is-list-header="true"><text:bookmark-start text:name="__RefHeading___Toc9016_1970857049"/>11. <text:span text:style-name="Source_20_Text">zk</text:span><text:bookmark-end text:name="__RefHeading___Toc9016_1970857049"/></text:h>
      <text:list text:style-name="L31">
        <text:list-item>
          <text:p text:style-name="P223"><text:span text:style-name="Strong_20_Emphasis">Opis:</text:span> Interaguje sa Zookeeper-om kako bi upravljao klasterom.</text:p>
        </text:list-item>
        <text:list-item>
          <text:p text:style-name="P223"><text:span text:style-name="Strong_20_Emphasis">Parametri:</text:span> Nema.</text:p>
        </text:list-item>
        <text:list-item>
          <text:p text:style-name="P224"><text:span text:style-name="Strong_20_Emphasis">Povratna vrednost:</text:span> Rečnik sa informacijama o Zookeeper-u i čvorovima u klasteru.</text:p>
        </text:list-item>
      </text:list>
      <text:h text:style-name="P168" text:outline-level="3" text:is-list-header="true"><text:bookmark-start text:name="__RefHeading___Toc9018_1970857049"/>12. <text:span text:style-name="Source_20_Text">process</text:span><text:bookmark-end text:name="__RefHeading___Toc9018_1970857049"/></text:h>
      <text:list text:style-name="L32">
        <text:list-item>
          <text:p text:style-name="P225"><text:span text:style-name="Strong_20_Emphasis">Opis:</text:span> Procesira graf kako bi se generisali vektorski prikazi čvorova sa opcijama za fino podešavanje.</text:p>
        </text:list-item>
        <text:list-item>
          <text:p text:style-name="P225"><text:span text:style-name="Strong_20_Emphasis">Parametri:</text:span></text:p>
          <text:list>
            <text:list-item>
              <text:p text:style-name="P225"><text:span text:style-name="Source_20_Text">graph_name</text:span> (str): Ime grafa koji se procesira.</text:p>
            </text:list-item>
            <text:list-item>
              <text:p text:style-name="P225"><text:span text:style-name="Source_20_Text">dim</text:span> (int): Dimenzionalnost vektora. Podrazumevano 128.</text:p>
            </text:list-item>
            <text:list-item>
              <text:p text:style-name="P225"><text:span text:style-name="Source_20_Text">epochs</text:span> (int): Broj epoha obuke. Podrazumevano 10.</text:p>
            </text:list-item>
            <text:list-item>
              <text:p text:style-name="P225"><text:span text:style-name="Source_20_Text">learning_rate</text:span> (float): Brzina učenja. Podrazumevano 0.01.</text:p>
            </text:list-item>
            <text:list-item>
              <text:p text:style-name="P225"><text:span text:style-name="Source_20_Text">n_walks</text:span> (int): Broj šetnji po čvoru. Podrazumevano 10.</text:p>
            </text:list-item>
            <text:list-item>
              <text:p text:style-name="P225"><text:span text:style-name="Source_20_Text">negative_sample_num</text:span> (int): Broj negativnih uzoraka. Podrazumevano 1.</text:p>
            </text:list-item>
            <text:list-item>
              <text:p text:style-name="P225"><text:span text:style-name="Source_20_Text">p</text:span> (float): Parametar za vraćanje unazad. Podrazumevano 1.</text:p>
            </text:list-item>
            <text:list-item>
              <text:p text:style-name="P225"><text:span text:style-name="Source_20_Text">q</text:span> (float): Parametar za prelazak unapred. Podrazumevano 1.</text:p>
            </text:list-item>
            <text:list-item>
              <text:p text:style-name="P225"><text:span text:style-name="Source_20_Text">window_size</text:span> (int): Veličina prozora za učitavanje konteksta. Podrazumevano 10.</text:p>
            </text:list-item>
            <text:list-item>
              <text:p text:style-name="P225"><text:span text:style-name="Source_20_Text">walk_size</text:span> (int): Dužina svake slučajne šetnje. Podrazumevano 10.</text:p>
            </text:list-item>
          </text:list>
        </text:list-item>
        <text:list-item>
          <text:p text:style-name="P226"><text:span text:style-name="Strong_20_Emphasis">Povratna vrednost:</text:span> Rečnik sa vektorskim prikazima čvorova i vremenom obrade.</text:p>
        </text:list-item>
      </text:list>
      <text:h text:style-name="P168" text:outline-level="3" text:is-list-header="true"><text:bookmark-start text:name="__RefHeading___Toc9020_1970857049"/>13. <text:span text:style-name="Source_20_Text">import_gml</text:span><text:bookmark-end text:name="__RefHeading___Toc9020_1970857049"/></text:h>
      <text:list text:style-name="L33">
        <text:list-item>
          <text:p text:style-name="P227"><text:span text:style-name="Strong_20_Emphasis">Opis:</text:span> Uvozi graf iz GML datoteke sa zadate URL adrese.</text:p>
        </text:list-item>
        <text:list-item>
          <text:p text:style-name="P227"><text:span text:style-name="Strong_20_Emphasis">Parametri:</text:span></text:p>
          <text:list>
            <text:list-item>
              <text:p text:style-name="P227"><text:span text:style-name="Source_20_Text">url</text:span> (str): URL adresa GML datoteke.</text:p>
            </text:list-item>
            <text:list-item>
              <text:p text:style-name="P227"><text:span text:style-name="Source_20_Text">graph_name</text:span> (str): Ime grafa koji se kreira.</text:p>
            </text:list-item>
          </text:list>
        </text:list-item>
        <text:list-item>
          <text:p text:style-name="P228"><text:span text:style-name="Strong_20_Emphasis">Povratna vrednost:</text:span> Putanja do sačuvanog grafa.</text:p>
        </text:list-item>
      </text:list>
      <text:h text:style-name="P168"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29"><text:span text:style-name="Strong_20_Emphasis">Opis:</text:span> Preuzima GML datoteku za zadati dataset sa specifičnog izvora.</text:p>
        </text:list-item>
        <text:list-item>
          <text:p text:style-name="P229"><text:soft-page-break/><text:span text:style-name="Strong_20_Emphasis">Parametri:</text:span></text:p>
          <text:list>
            <text:list-item>
              <text:p text:style-name="P229"><text:span text:style-name="Source_20_Text">dataset_name</text:span> (str): Ime dataset-a koji se preuzima.</text:p>
            </text:list-item>
            <text:list-item>
              <text:p text:style-name="P229"><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30"><text:span text:style-name="Strong_20_Emphasis">Povratna vrednost:</text:span> Putanja do preuzete GML datoteke.</text:p>
        </text:list-item>
      </text:list>
      <text:h text:style-name="P168"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31"><text:span text:style-name="Strong_20_Emphasis">Opis:</text:span> Generiše graf sa unapred definisanim brojem čvorova, verovatnoćama ivica i brojem zajednica.</text:p>
        </text:list-item>
        <text:list-item>
          <text:p text:style-name="P231"><text:span text:style-name="Strong_20_Emphasis">Parametri:</text:span></text:p>
          <text:list>
            <text:list-item>
              <text:p text:style-name="P231"><text:span text:style-name="Source_20_Text">graph_name</text:span> (str): Ime grafa koji se generiše.</text:p>
            </text:list-item>
            <text:list-item>
              <text:p text:style-name="P231"><text:span text:style-name="Source_20_Text">n</text:span> (int): Broj čvorova u grafu.</text:p>
            </text:list-item>
            <text:list-item>
              <text:p text:style-name="P231"><text:span text:style-name="Source_20_Text">p</text:span> (float): Verovatnoća za ivice unutar zajednica.</text:p>
            </text:list-item>
            <text:list-item>
              <text:p text:style-name="P231"><text:span text:style-name="Source_20_Text">q</text:span> (float): Verovatnoća za ivice između zajednica.</text:p>
            </text:list-item>
            <text:list-item>
              <text:p text:style-name="P231"><text:span text:style-name="Source_20_Text">c</text:span> (int): Broj zajednica u grafu.</text:p>
            </text:list-item>
          </text:list>
        </text:list-item>
        <text:list-item>
          <text:p text:style-name="P232"><text:span text:style-name="Strong_20_Emphasis">Povratna vrednost:</text:span> Putanja do generisanog grafa.</text:p>
        </text:list-item>
      </text:list>
      <text:h text:style-name="P168" text:outline-level="3" text:is-list-header="true"><text:bookmark-start text:name="__RefHeading___Toc9026_1970857049"/>16. <text:span text:style-name="Source_20_Text">list</text:span><text:bookmark-end text:name="__RefHeading___Toc9026_1970857049"/></text:h>
      <text:list text:style-name="L36">
        <text:list-item>
          <text:p text:style-name="P233"><text:span text:style-name="Strong_20_Emphasis">Opis:</text:span> Prikazuje listu svih grafova u skladištu.</text:p>
        </text:list-item>
        <text:list-item>
          <text:p text:style-name="P233"><text:span text:style-name="Strong_20_Emphasis">Parametri:</text:span> Nema.</text:p>
        </text:list-item>
        <text:list-item>
          <text:p text:style-name="P234"><text:span text:style-name="Strong_20_Emphasis">Povratna vrednost:</text:span> Lista imena grafova u skladištu.</text:p>
        </text:list-item>
      </text:list>
      <text:h text:style-name="P168" text:outline-level="3" text:is-list-header="true"><text:bookmark-start text:name="__RefHeading___Toc9028_1970857049"/>17. <text:span text:style-name="Source_20_Text">upload_gml</text:span><text:bookmark-end text:name="__RefHeading___Toc9028_1970857049"/></text:h>
      <text:list text:style-name="L37">
        <text:list-item>
          <text:p text:style-name="P235"><text:span text:style-name="Strong_20_Emphasis">Opis:</text:span> Ažurira ili dodaje podatke u GML datoteku sa podacima o grafu.</text:p>
        </text:list-item>
        <text:list-item>
          <text:p text:style-name="P235"><text:span text:style-name="Strong_20_Emphasis">Parametri:</text:span></text:p>
          <text:list>
            <text:list-item>
              <text:p text:style-name="P235"><text:span text:style-name="Source_20_Text">graph_name</text:span> (str): Ime grafa u koji se dodaju podaci.</text:p>
            </text:list-item>
            <text:list-item>
              <text:p text:style-name="P235"><text:span text:style-name="Source_20_Text">data</text:span> (bytes): Podaci koji se dodaju.</text:p>
            </text:list-item>
            <text:list-item>
              <text:p text:style-name="P23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36"><text:span text:style-name="Strong_20_Emphasis">Povratna vrednost:</text:span> Broj upisanih bajtova ili greška.</text:p>
        </text:list-item>
      </text:list>
      <text:p text:style-name="P107"><text:span text:style-name="Strong_20_Emphasis"><text:span text:style-name="T20"/></text:span></text:p>
      <text:h text:style-name="P169" text:outline-level="3"><text:bookmark-start text:name="__RefHeading___Toc9030_1970857049"/>Komunikacija klijenta sa klasterom<text:bookmark-end text:name="__RefHeading___Toc9030_1970857049"/></text:h>
      <text:p text:style-name="P107">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5" text:outline-level="4"><text:bookmark-start text:name="__RefHeading___Toc9032_1970857049"/>Ključne Funkcionalnosti Klijenta<text:bookmark-end text:name="__RefHeading___Toc9032_1970857049"/></text:h>
      <text:list text:style-name="L38">
        <text:list-item>
          <text:p text:style-name="P237"><text:span text:style-name="Strong_20_Emphasis">create_graph</text:span></text:p>
          <text:list>
            <text:list-item>
              <text:p text:style-name="P238"><text:soft-page-break/><text:span text:style-name="Strong_20_Emphasis">Parametri:</text:span> <text:span text:style-name="Source_20_Text">name</text:span> (naziv grafa), <text:span text:style-name="Source_20_Text">ip</text:span> (IP adresa čvora, podrazumevano "localhost")</text:p>
            </text:list-item>
            <text:list-item>
              <text:p text:style-name="P238"><text:span text:style-name="Strong_20_Emphasis">Opis:</text:span> Kreira novi prazan graf na datom čvoru u klasteru.</text:p>
            </text:list-item>
          </text:list>
        </text:list-item>
        <text:list-item>
          <text:p text:style-name="P237"><text:span text:style-name="Strong_20_Emphasis">add_vertex</text:span></text:p>
          <text:list>
            <text:list-item>
              <text:p text:style-name="P23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38"><text:span text:style-name="Strong_20_Emphasis">Opis:</text:span> Dodaje novi čvor u postojeći graf na datom čvoru.</text:p>
            </text:list-item>
          </text:list>
        </text:list-item>
        <text:list-item>
          <text:p text:style-name="P237"><text:span text:style-name="Strong_20_Emphasis">add_edge</text:span></text:p>
          <text:list>
            <text:list-item>
              <text:p text:style-name="P23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38"><text:span text:style-name="Strong_20_Emphasis">Opis:</text:span> Dodaje novu ivicu između dva postojeća čvora u grafu.</text:p>
            </text:list-item>
          </text:list>
        </text:list-item>
        <text:list-item>
          <text:p text:style-name="P237"><text:span text:style-name="Strong_20_Emphasis">partition_graph</text:span></text:p>
          <text:list>
            <text:list-item>
              <text:p text:style-name="P238"><text:span text:style-name="Strong_20_Emphasis">Parametri:</text:span> <text:span text:style-name="Source_20_Text">graph_name</text:span> (naziv grafa), <text:span text:style-name="Source_20_Text">ip</text:span> (IP adresa čvora)</text:p>
            </text:list-item>
            <text:list-item>
              <text:p text:style-name="P238"><text:span text:style-name="Strong_20_Emphasis">Opis:</text:span> Particioniše graf na datom čvoru u klasteru u nekoliko manjih podgrafova.</text:p>
            </text:list-item>
          </text:list>
        </text:list-item>
        <text:list-item>
          <text:p text:style-name="P237"><text:span text:style-name="Strong_20_Emphasis">get_node_num</text:span></text:p>
          <text:list>
            <text:list-item>
              <text:p text:style-name="P238"><text:span text:style-name="Strong_20_Emphasis">Parametri:</text:span> <text:span text:style-name="Source_20_Text">graph_name</text:span> (naziv grafa), <text:span text:style-name="Source_20_Text">ip</text:span> (IP adresa čvora)</text:p>
            </text:list-item>
            <text:list-item>
              <text:p text:style-name="P238"><text:span text:style-name="Strong_20_Emphasis">Opis:</text:span> Vraća broj čvorova u grafu na datom čvoru.</text:p>
            </text:list-item>
          </text:list>
        </text:list-item>
        <text:list-item>
          <text:p text:style-name="P237"><text:span text:style-name="Strong_20_Emphasis">get_nodes</text:span></text:p>
          <text:list>
            <text:list-item>
              <text:p text:style-name="P238"><text:span text:style-name="Strong_20_Emphasis">Parametri:</text:span> <text:span text:style-name="Source_20_Text">graph_name</text:span> (naziv grafa), <text:span text:style-name="Source_20_Text">ip</text:span> (IP adresa čvora)</text:p>
            </text:list-item>
            <text:list-item>
              <text:p text:style-name="P238"><text:span text:style-name="Strong_20_Emphasis">Opis:</text:span> Vraća spisak svih čvorova u grafu na datom čvoru.</text:p>
            </text:list-item>
          </text:list>
        </text:list-item>
        <text:list-item>
          <text:p text:style-name="P237"><text:span text:style-name="Strong_20_Emphasis">get_partition</text:span></text:p>
          <text:list>
            <text:list-item>
              <text:p text:style-name="P23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38"><text:span text:style-name="Strong_20_Emphasis">Opis:</text:span> Vraća informacije o određenoj particiji grafa na datom čvoru, uključujući čvorove i ivice u toj particiji.</text:p>
            </text:list-item>
          </text:list>
        </text:list-item>
        <text:list-item>
          <text:p text:style-name="P237"><text:span text:style-name="Strong_20_Emphasis">process</text:span></text:p>
          <text:list>
            <text:list-item>
              <text:p text:style-name="P23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38"><text:span text:style-name="Strong_20_Emphasis">Opis:</text:span> Koordinira proces ugrađivanja vektora za čvorove u grafu. Proces se pokreće na lideru klastera, a rezultati se sakupljaju sa svih čvorova.</text:p>
            </text:list-item>
          </text:list>
        </text:list-item>
        <text:list-item>
          <text:p text:style-name="P237"><text:span text:style-name="Strong_20_Emphasis">get_graph</text:span></text:p>
          <text:list>
            <text:list-item>
              <text:p text:style-name="P238"><text:span text:style-name="Strong_20_Emphasis">Parametri:</text:span> <text:span text:style-name="Source_20_Text">graph_name</text:span> (naziv grafa), <text:span text:style-name="Source_20_Text">ip</text:span> (IP adresa čvora)</text:p>
            </text:list-item>
            <text:list-item>
              <text:p text:style-name="P238"><text:span text:style-name="Strong_20_Emphasis">Opis:</text:span> Vraća kompletan graf sačuvan na disku na datom čvoru.</text:p>
            </text:list-item>
          </text:list>
        </text:list-item>
        <text:list-item>
          <text:p text:style-name="P237"><text:span text:style-name="Strong_20_Emphasis">get_leader</text:span></text:p>
          <text:list>
            <text:list-item>
              <text:p text:style-name="P238"><text:span text:style-name="Strong_20_Emphasis">Parametri:</text:span> <text:span text:style-name="Source_20_Text">ip</text:span> (IP adresa čvora)</text:p>
            </text:list-item>
            <text:list-item>
              <text:p text:style-name="P238"><text:span text:style-name="Strong_20_Emphasis">Opis:</text:span> Vraća trenutnog lidera klastera.</text:p>
            </text:list-item>
          </text:list>
        </text:list-item>
        <text:list-item>
          <text:p text:style-name="P237"><text:span text:style-name="Strong_20_Emphasis">get_embedding</text:span></text:p>
          <text:list>
            <text:list-item>
              <text:p text:style-name="P238"><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38"><text:span text:style-name="Strong_20_Emphasis">Opis:</text:span> Vraća ugrađene vektore za čvorove u grafu, računajući ih na osnovu particije grafa na trenutnom čvoru.</text:p>
            </text:list-item>
          </text:list>
        </text:list-item>
        <text:list-item>
          <text:p text:style-name="P237"><text:span text:style-name="Strong_20_Emphasis">import_karate_club</text:span></text:p>
          <text:list>
            <text:list-item>
              <text:p text:style-name="P238"><text:span text:style-name="Strong_20_Emphasis">Parametri:</text:span> <text:span text:style-name="Source_20_Text">name</text:span> (naziv grafa), <text:span text:style-name="Source_20_Text">ip</text:span> (IP adresa čvora)</text:p>
            </text:list-item>
            <text:list-item>
              <text:p text:style-name="P238"><text:span text:style-name="Strong_20_Emphasis">Opis:</text:span> Importuje Karate Club dataset kao graf na datom čvoru.</text:p>
            </text:list-item>
          </text:list>
        </text:list-item>
        <text:list-item>
          <text:p text:style-name="P237"><text:span text:style-name="Strong_20_Emphasis">get_vertices</text:span></text:p>
          <text:list>
            <text:list-item>
              <text:p text:style-name="P238"><text:span text:style-name="Strong_20_Emphasis">Parametri:</text:span> <text:span text:style-name="Source_20_Text">graph_name</text:span> (naziv grafa), <text:span text:style-name="Source_20_Text">ip</text:span> (IP adresa čvora)</text:p>
            </text:list-item>
            <text:list-item>
              <text:p text:style-name="P238"><text:span text:style-name="Strong_20_Emphasis">Opis:</text:span> Vraća spisak svih čvorova u grafu na datom čvoru.</text:p>
            </text:list-item>
          </text:list>
        </text:list-item>
        <text:list-item>
          <text:p text:style-name="P237"><text:span text:style-name="Strong_20_Emphasis">get_datasets</text:span></text:p>
          <text:list>
            <text:list-item>
              <text:p text:style-name="P238"><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38"><text:span text:style-name="Strong_20_Emphasis">Opis:</text:span> Preuzima i učitava dataset-e sa definisanih putanja i opcionalno generiše SBM (stochastic block model) grafove.</text:p>
            </text:list-item>
          </text:list>
        </text:list-item>
        <text:list-item>
          <text:p text:style-name="P237"><text:span text:style-name="Strong_20_Emphasis">upload_gml</text:span></text:p>
          <text:list>
            <text:list-item>
              <text:p text:style-name="P23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38"><text:span text:style-name="Strong_20_Emphasis">Opis:</text:span> Učitava GML datoteku i kreira graf na datom čvoru u klasteru.</text:p>
            </text:list-item>
          </text:list>
        </text:list-item>
        <text:list-item>
          <text:p text:style-name="P237"><text:span text:style-name="Strong_20_Emphasis">upload_csv</text:span></text:p>
          <text:list>
            <text:list-item>
              <text:p text:style-name="P23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38"><text:span text:style-name="Strong_20_Emphasis">Opis:</text:span> Učitava CSV datoteku, kreira graf na osnovu ivica iz datoteke, i potom ga čuva kao GML datoteku na datom čvoru.</text:p>
            </text:list-item>
          </text:list>
        </text:list-item>
        <text:list-item>
          <text:p text:style-name="P237"><text:span text:style-name="Strong_20_Emphasis">list</text:span></text:p>
          <text:list>
            <text:list-item>
              <text:p text:style-name="P238"><text:span text:style-name="Strong_20_Emphasis">Parametri:</text:span> <text:span text:style-name="Source_20_Text">ip</text:span> (IP adresa čvora)</text:p>
            </text:list-item>
            <text:list-item>
              <text:p text:style-name="P238"><text:span text:style-name="Strong_20_Emphasis">Opis:</text:span> Vraća spisak svih grafova sačuvanih na disku na datom čvoru.</text:p>
            </text:list-item>
          </text:list>
        </text:list-item>
        <text:list-item>
          <text:p text:style-name="P237"><text:span text:style-name="Strong_20_Emphasis">execute</text:span></text:p>
          <text:list>
            <text:list-item>
              <text:p text:style-name="P238"><text:span text:style-name="Strong_20_Emphasis">Parametri:</text:span> <text:span text:style-name="Source_20_Text">pipeline</text:span> (putanja do YAML datoteke sa komandama), <text:span text:style-name="Source_20_Text">ip</text:span> (IP adresa čvora)</text:p>
            </text:list-item>
            <text:list-item>
              <text:p text:style-name="P23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89">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66" text:outline-level="2"><text:bookmark-start text:name="__RefHeading___Toc5642_1215285949"/>Implementacioni detalji i izvorni kod <text:bookmark-end text:name="__RefHeading___Toc5642_1215285949"/></text:h>
      <text:p text:style-name="P81">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1">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3">Izvorni kod sadrži sledeće:</text:p>
      <text:list text:style-name="L39">
        <text:list-item>
          <text:p text:style-name="P239"><text:span text:style-name="Strong_20_Emphasis">client</text:span>: Direktorijum koji sadrži klijentski kodiranih</text:p>
        </text:list-item>
        <text:list-item>
          <text:p text:style-name="P239"><text:span text:style-name="Strong_20_Emphasis">docker</text:span>: Direktorijum sa Dockerfile-om i konfiguracijama za kreiranje Docker kontejnera.</text:p>
        </text:list-item>
        <text:list-item>
          <text:p text:style-name="P239"><text:span text:style-name="Strong_20_Emphasis">gensim</text:span>: Direktorijum sa kodom i modelima ugrađivanja baziranim na GenSim biblioteci.</text:p>
        </text:list-item>
        <text:list-item>
          <text:p text:style-name="P239"><text:span text:style-name="Strong_20_Emphasis">README.md</text:span>: Fajl sa opisom projekta i uputstvima za korišćenje.</text:p>
        </text:list-item>
        <text:list-item>
          <text:p text:style-name="P239"><text:span text:style-name="Strong_20_Emphasis">refs.bib</text:span>: Bibliografski fajl sa referencama.</text:p>
        </text:list-item>
        <text:list-item>
          <text:p text:style-name="P239"><text:span text:style-name="Strong_20_Emphasis">requirements.txt</text:span>: Fajl sa spiskom Python zavisnosti potrebnih za projekat.</text:p>
        </text:list-item>
        <text:list-item>
          <text:p text:style-name="P239"><text:span text:style-name="Strong_20_Emphasis">vertex_voyage</text:span>: Direktorijum sa glavnom implementacijom aplikacije.</text:p>
        </text:list-item>
        <text:list-item>
          <text:p text:style-name="P239"><text:span text:style-name="Strong_20_Emphasis">zk</text:span>: Direktorijum sa kodom i konfiguracijama povezanim sa Zookeeper-om.</text:p>
        </text:list-item>
      </text:list>
      <text:p text:style-name="P83"/>
      <text:p text:style-name="P97"><text:bookmark-start text:name="__RefHeading___Toc6385_3068236119"/>Poglavlje <text:span text:style-name="T86">4</text:span><text:bookmark-end text:name="__RefHeading___Toc6385_3068236119"/></text:p>
      <text:h text:style-name="P142" text:outline-level="1"><text:bookmark-start text:name="__RefHeading___Toc9056_1970857049"/>Rezultati i diskusija<text:bookmark-end text:name="__RefHeading___Toc9056_1970857049"/></text:h>
      <text:p text:style-name="P59"><text:span text:style-name="T92">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47">korupciju tokom particionisanja.</text:span></text:p>
      <text:p text:style-name="P59">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0">Na slici <text:span text:style-name="T74">3.1 </text:span>je prikazana koruptabilnost grafa generisanog SBM modelom u zavisnosti od verovatnoća p i q, koje predstavljaju verovatnoće veze unutar i izvan zajednice respektabilno:</text:p>
      <text:p text:style-name="P60"><draw:frame draw:style-name="fr2" draw:name="Frame6" text:anchor-type="char" svg:width="6.9252in" draw:z-index="40"><draw:text-box fo:min-height="3.6634in"><text:p text:style-name="P53"><draw:frame draw:style-name="fr4"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49">Slika</text:span> <text:span text:style-name="T74">3.1</text:span>: Koruptabilnost SBM generisanog grafa</text:p></draw:text-box></draw:frame></text:p>
      <text:p text:style-name="Text_20_body"/>
      <text:p text:style-name="P60">Iz date slike se vidi da koruptabilnost raste kako raste verovatnoća veza između zajednica, što je i očekivano s obzirom da particionisanje proizvodi particije koje ne sadrže veze između različitih <text:soft-page-break/>particija. <text:span text:style-name="T92">Na grafiku se vidi naglo povećanje koruptabilnosti za p=0.5, gde se za određeno q naglo smanjuje. Razlog za ovakav fenomen jeste probabilistička priroda SBM modela, jer za svako merenje je generisan poseban graf.</text:span></text:p>
      <text:p text:style-name="P60">Kroz eksperimente se pokazalo da koruptabilnost ne prelazi 20% za SBM generisane grafove sve dok je verovatnoća veza izvan zajednica manja od 0.1 i dok je verovatnoća veza unutar zajednica veća od 0.1, što i jeste fenomen koji postoji u praksi. </text:p>
      <text:p text:style-name="P61">U tabeli <text:span text:style-name="T76">3.1 </text:span>je dat prikaz koruptabilnosti za neke popularne mreže:</text:p>
      <text:p text:style-name="P62"/>
      <text:p text:style-name="P58">Tabela <text:span text:style-name="T76">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2"/>
      <text:p text:style-name="P63">Kako je particionisanje deo algoritma koji se ne izvršava paralelno, izuzetno je bitno da particionisanje bude brzo za mrežu za koju se radi ugrađivanje. </text:p>
      <text:p text:style-name="P63">U tabeli <text:span text:style-name="T76">3.2 </text:span>je prikazano vreme particionisanja za neke popularne mreže:</text:p>
      <text:p text:style-name="P54"/>
      <text:p text:style-name="P58">Tabela <text:span text:style-name="T76">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9">Mreža</text:p>
            </table:table-cell>
            <table:table-cell table:style-name="Table2.B1" office:value-type="string">
              <text:p text:style-name="P119">Vreme particionisanja</text:p>
            </table:table-cell>
            <table:table-cell table:style-name="Table2.B1" office:value-type="string">
              <text:p text:style-name="P119">Broj čvorova</text:p>
            </table:table-cell>
            <table:table-cell table:style-name="Table2.B1" office:value-type="string">
              <text:p text:style-name="P119">Broj grana</text:p>
            </table:table-cell>
          </table:table-row>
        </table:table-header-rows>
        <table:table-row>
          <table:table-cell table:style-name="Table2.A2" office:value-type="string">
            <text:p text:style-name="P117">Zaharijev karate klub</text:p>
          </table:table-cell>
          <table:table-cell table:style-name="Table2.B2" office:value-type="string">
            <text:p text:style-name="P117">0.001230</text:p>
          </table:table-cell>
          <table:table-cell table:style-name="Table2.B2" office:value-type="string">
            <text:p text:style-name="P117">34</text:p>
          </table:table-cell>
          <table:table-cell table:style-name="Table2.B2" office:value-type="string">
            <text:p text:style-name="P117">78</text:p>
          </table:table-cell>
        </table:table-row>
        <table:table-row>
          <table:table-cell table:style-name="Table2.A2" office:value-type="string">
            <text:p text:style-name="P117">Les Mis</text:p>
          </table:table-cell>
          <table:table-cell table:style-name="Table2.B2" office:value-type="string">
            <text:p text:style-name="P117">0.004032</text:p>
          </table:table-cell>
          <table:table-cell table:style-name="Table2.B2" office:value-type="string">
            <text:p text:style-name="P117">77</text:p>
          </table:table-cell>
          <table:table-cell table:style-name="Table2.B2" office:value-type="string">
            <text:p text:style-name="P117">254</text:p>
          </table:table-cell>
        </table:table-row>
        <table:table-row>
          <table:table-cell table:style-name="Table2.A2" office:value-type="string">
            <text:p text:style-name="P117">Davis southern women</text:p>
          </table:table-cell>
          <table:table-cell table:style-name="Table2.B2" office:value-type="string">
            <text:p text:style-name="P117">0.004145</text:p>
          </table:table-cell>
          <table:table-cell table:style-name="Table2.B2" office:value-type="string">
            <text:p text:style-name="P117">32</text:p>
          </table:table-cell>
          <table:table-cell table:style-name="Table2.B2" office:value-type="string">
            <text:p text:style-name="P117">89</text:p>
          </table:table-cell>
        </table:table-row>
        <table:table-row>
          <table:table-cell table:style-name="Table2.A2" office:value-type="string">
            <text:p text:style-name="P117">Florentine families</text:p>
          </table:table-cell>
          <table:table-cell table:style-name="Table2.B2" office:value-type="string">
            <text:p text:style-name="P117">0.000677</text:p>
          </table:table-cell>
          <table:table-cell table:style-name="Table2.B2" office:value-type="string">
            <text:p text:style-name="P117">15</text:p>
          </table:table-cell>
          <table:table-cell table:style-name="Table2.B2" office:value-type="string">
            <text:p text:style-name="P117">20</text:p>
          </table:table-cell>
        </table:table-row>
        <table:table-row>
          <table:table-cell table:style-name="Table2.A6" office:value-type="string">
            <text:p text:style-name="P121">Twitch [13]</text:p>
          </table:table-cell>
          <table:table-cell table:style-name="Table2.B6" office:value-type="string">
            <text:p text:style-name="P120">1638</text:p>
          </table:table-cell>
          <table:table-cell table:style-name="Table2.B6" office:value-type="string">
            <text:p text:style-name="P115">168114</text:p>
          </table:table-cell>
          <table:table-cell table:style-name="Table2.B6" office:value-type="string">
            <text:p text:style-name="P117">6797557</text:p>
          </table:table-cell>
        </table:table-row>
      </table:table>
      <text:p text:style-name="P54"/>
      <text:p text:style-name="P55">Kada se posmatra SBM model, vreme je računato na osnovu broja čvorova po zajednici, za verovatnoću unutrašnjih veza p=0.1 i spoljašnjih veza q=0.01.</text:p>
      <text:p text:style-name="P55"/>
      <text:p text:style-name="P57">U tabeli <text:span text:style-name="T76">3.3</text:span> je prikazano vreme particionisanja za grafove generisane SBM modelom:</text:p>
      <text:p text:style-name="P57"/>
      <text:p text:style-name="P57"/>
      <text:p text:style-name="P57"/>
      <text:p text:style-name="P57"/>
      <text:p text:style-name="P57"/>
      <text:p text:style-name="P57"/>
      <text:p text:style-name="P57"/>
      <text:p text:style-name="P57"/>
      <text:p text:style-name="P58"><text:soft-page-break/>Tabela <text:span text:style-name="T76">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9">Veličina zajednice</text:p>
            </table:table-cell>
            <table:table-cell table:style-name="Table3.B1" office:value-type="string">
              <text:p text:style-name="P119">Vreme particionisanja (originalni LFM)</text:p>
            </table:table-cell>
            <table:table-cell table:style-name="Table3.B1" office:value-type="string">
              <text:p text:style-name="P119">Vreme particionisanja (modifikovani LFM)</text:p>
            </table:table-cell>
            <table:table-cell table:style-name="Table3.B1" office:value-type="string">
              <text:p text:style-name="P119">Broj čvorova</text:p>
            </table:table-cell>
            <table:table-cell table:style-name="Table3.B1" office:value-type="string">
              <text:p text:style-name="P119">Broj grana</text:p>
            </table:table-cell>
          </table:table-row>
        </table:table-header-rows>
        <table:table-row>
          <table:table-cell table:style-name="Table3.A2" office:value-type="string">
            <text:p text:style-name="P117">100</text:p>
          </table:table-cell>
          <table:table-cell table:style-name="Table3.B2" office:value-type="string">
            <text:p text:style-name="P117">0.125113</text:p>
          </table:table-cell>
          <table:table-cell table:style-name="Table3.B2" office:value-type="string">
            <text:p text:style-name="P117">0.080214</text:p>
          </table:table-cell>
          <table:table-cell table:style-name="Table3.B2" office:value-type="string">
            <text:p text:style-name="P117">300</text:p>
          </table:table-cell>
          <table:table-cell table:style-name="Table3.B2" office:value-type="string">
            <text:p text:style-name="P117">1755</text:p>
          </table:table-cell>
        </table:table-row>
        <table:table-row>
          <table:table-cell table:style-name="Table3.A2" office:value-type="string">
            <text:p text:style-name="P117">200</text:p>
          </table:table-cell>
          <table:table-cell table:style-name="Table3.B2" office:value-type="string">
            <text:p text:style-name="P117">0.944693</text:p>
          </table:table-cell>
          <table:table-cell table:style-name="Table3.B2" office:value-type="string">
            <text:p text:style-name="P117">0.712999</text:p>
          </table:table-cell>
          <table:table-cell table:style-name="Table3.B2" office:value-type="string">
            <text:p text:style-name="P117">600</text:p>
          </table:table-cell>
          <table:table-cell table:style-name="Table3.B2" office:value-type="string">
            <text:p text:style-name="P117">7171</text:p>
          </table:table-cell>
        </table:table-row>
        <table:table-row>
          <table:table-cell table:style-name="Table3.A2" office:value-type="string">
            <text:p text:style-name="P117">300</text:p>
          </table:table-cell>
          <table:table-cell table:style-name="Table3.B2" office:value-type="string">
            <text:p text:style-name="P117">3.031000</text:p>
          </table:table-cell>
          <table:table-cell table:style-name="Table3.B2" office:value-type="string">
            <text:p text:style-name="P117">2.052959</text:p>
          </table:table-cell>
          <table:table-cell table:style-name="Table3.B2" office:value-type="string">
            <text:p text:style-name="P117">900</text:p>
          </table:table-cell>
          <table:table-cell table:style-name="Table3.B2" office:value-type="string">
            <text:p text:style-name="P117">16154</text:p>
          </table:table-cell>
        </table:table-row>
        <table:table-row>
          <table:table-cell table:style-name="Table3.A2" office:value-type="string">
            <text:p text:style-name="P117">400</text:p>
          </table:table-cell>
          <table:table-cell table:style-name="Table3.B2" office:value-type="string">
            <text:p text:style-name="P117">6.774440</text:p>
          </table:table-cell>
          <table:table-cell table:style-name="Table3.B2" office:value-type="string">
            <text:p text:style-name="P117">4.487337</text:p>
          </table:table-cell>
          <table:table-cell table:style-name="Table3.B2" office:value-type="string">
            <text:p text:style-name="P117">1200</text:p>
          </table:table-cell>
          <table:table-cell table:style-name="Table3.B2" office:value-type="string">
            <text:p text:style-name="P117">28676</text:p>
          </table:table-cell>
        </table:table-row>
        <table:table-row>
          <table:table-cell table:style-name="Table3.A2" office:value-type="string">
            <text:p text:style-name="P117">500</text:p>
          </table:table-cell>
          <table:table-cell table:style-name="Table3.B2" office:value-type="string">
            <text:p text:style-name="P117">12.589976</text:p>
          </table:table-cell>
          <table:table-cell table:style-name="Table3.B2" office:value-type="string">
            <text:p text:style-name="P117">8.317590</text:p>
          </table:table-cell>
          <table:table-cell table:style-name="Table3.B2" office:value-type="string">
            <text:p text:style-name="P117">1500</text:p>
          </table:table-cell>
          <table:table-cell table:style-name="Table3.B2" office:value-type="string">
            <text:p text:style-name="P117">45139</text:p>
          </table:table-cell>
        </table:table-row>
        <table:table-row>
          <table:table-cell table:style-name="Table3.A2" office:value-type="string">
            <text:p text:style-name="P117">600</text:p>
          </table:table-cell>
          <table:table-cell table:style-name="Table3.B2" office:value-type="string">
            <text:p text:style-name="P117">22.913838</text:p>
          </table:table-cell>
          <table:table-cell table:style-name="Table3.B2" office:value-type="string">
            <text:p text:style-name="P117">15.139224</text:p>
          </table:table-cell>
          <table:table-cell table:style-name="Table3.B2" office:value-type="string">
            <text:p text:style-name="P117">1800</text:p>
          </table:table-cell>
          <table:table-cell table:style-name="Table3.B2" office:value-type="string">
            <text:p text:style-name="P117">65012</text:p>
          </table:table-cell>
        </table:table-row>
        <table:table-row>
          <table:table-cell table:style-name="Table3.A2" office:value-type="string">
            <text:p text:style-name="P117">700</text:p>
          </table:table-cell>
          <table:table-cell table:style-name="Table3.B2" office:value-type="string">
            <text:p text:style-name="P117">39.479742</text:p>
          </table:table-cell>
          <table:table-cell table:style-name="Table3.B2" office:value-type="string">
            <text:p text:style-name="P117">26.455410</text:p>
          </table:table-cell>
          <table:table-cell table:style-name="Table3.B2" office:value-type="string">
            <text:p text:style-name="P117">2100</text:p>
          </table:table-cell>
          <table:table-cell table:style-name="Table3.B2" office:value-type="string">
            <text:p text:style-name="P117">87815</text:p>
          </table:table-cell>
        </table:table-row>
        <table:table-row>
          <table:table-cell table:style-name="Table3.A2" office:value-type="string">
            <text:p text:style-name="P117">800</text:p>
          </table:table-cell>
          <table:table-cell table:style-name="Table3.B2" office:value-type="string">
            <text:p text:style-name="P117">67.074574</text:p>
          </table:table-cell>
          <table:table-cell table:style-name="Table3.B2" office:value-type="string">
            <text:p text:style-name="P117">41.665899</text:p>
          </table:table-cell>
          <table:table-cell table:style-name="Table3.B2" office:value-type="string">
            <text:p text:style-name="P117">2400</text:p>
          </table:table-cell>
          <table:table-cell table:style-name="Table3.B2" office:value-type="string">
            <text:p text:style-name="P117">115446</text:p>
          </table:table-cell>
        </table:table-row>
        <table:table-row>
          <table:table-cell table:style-name="Table3.A2" office:value-type="string">
            <text:p text:style-name="P117">900</text:p>
          </table:table-cell>
          <table:table-cell table:style-name="Table3.B2" office:value-type="string">
            <text:p text:style-name="P117">86.972126</text:p>
          </table:table-cell>
          <table:table-cell table:style-name="Table3.B2" office:value-type="string">
            <text:p text:style-name="P117">54.922895</text:p>
          </table:table-cell>
          <table:table-cell table:style-name="Table3.B2" office:value-type="string">
            <text:p text:style-name="P117">2700</text:p>
          </table:table-cell>
          <table:table-cell table:style-name="Table3.B2" office:value-type="string">
            <text:p text:style-name="P117">145352</text:p>
          </table:table-cell>
        </table:table-row>
        <table:table-row>
          <table:table-cell table:style-name="Table3.A11" office:value-type="string">
            <text:p text:style-name="P117">1000</text:p>
          </table:table-cell>
          <table:table-cell table:style-name="Table3.B11" office:value-type="string">
            <text:p text:style-name="P117">110.282812</text:p>
          </table:table-cell>
          <table:table-cell table:style-name="Table3.B11" office:value-type="string">
            <text:p text:style-name="P117">73.058589</text:p>
          </table:table-cell>
          <table:table-cell table:style-name="Table3.B11" office:value-type="string">
            <text:p text:style-name="P117">3000</text:p>
          </table:table-cell>
          <table:table-cell table:style-name="Table3.B11" office:value-type="string">
            <text:p text:style-name="P117">179382</text:p>
          </table:table-cell>
        </table:table-row>
      </table:table>
      <text:p text:style-name="P57"/>
      <text:p text:style-name="P57"/>
      <text:p text:style-name="P56"><text:span text:style-name="T4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6">Iz datih rezultata, primećuje se značajno manje vreme potrebno za particionisanje prilikom uvođenja modifikacije kod LFM modela. </text:p>
      <text:p text:style-name="P66">Kada se posmatra koruptabilnost grafa u slučaju upotrebe modifikovanog LFM algoritma, rezultati pokazuju da se koruptabilnost ne menja značajno, što se može videti iz datog grafika <text:span text:style-name="T74">na slici 3.2</text:span>:</text:p>
      <text:p text:style-name="P93"><draw:frame draw:style-name="fr1" draw:name="Frame8" text:anchor-type="char" svg:width="6.9252in" draw:z-index="42"><draw:text-box fo:min-height="3.6366in"><text:p text:style-name="Slika"><draw:frame draw:style-name="fr4"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74">3.2</text:span>: Koruptabilnost u zavisnosti od parametra q</text:p></draw:text-box></draw:frame><text:soft-page-break/></text:p>
      <text:p text:style-name="P69">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69">U tabeli <text:span text:style-name="T76">3.4 </text:span>je dat prikaz F1 skora za paralelnu i serijsku implementaciju u zavisnosti od broja slučajnih šetnji po grafu prilikom obuke modela <text:span text:style-name="T52">na Zaharijevom karate klubu</text:span>:</text:p>
      <text:p text:style-name="P69"/>
      <text:p text:style-name="P69"/>
      <text:p text:style-name="P58">Tabela <text:span text:style-name="T76">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4">Broj šetnji</text:p>
            </table:table-cell>
            <table:table-cell table:style-name="Table4.A1" office:value-type="string">
              <text:p text:style-name="P119">F1 <text:span text:style-name="T51">skor</text:span> <text:span text:style-name="T51">serijske implementacije</text:span></text:p>
            </table:table-cell>
            <table:table-cell table:style-name="Table4.A1" office:value-type="string">
              <text:p text:style-name="P119">F1 skor paralelne implementacije</text:p>
            </table:table-cell>
          </table:table-row>
        </table:table-header-rows>
        <table:table-row>
          <table:table-cell table:style-name="Table4.A2" office:value-type="string">
            <text:p text:style-name="P117">100</text:p>
          </table:table-cell>
          <table:table-cell table:style-name="Table4.A2" office:value-type="string">
            <text:p text:style-name="P117">0.580310</text:p>
          </table:table-cell>
          <table:table-cell table:style-name="Table4.A2" office:value-type="string">
            <text:p text:style-name="P117">0.575914</text:p>
          </table:table-cell>
        </table:table-row>
        <table:table-row>
          <table:table-cell table:style-name="Table4.A2" office:value-type="string">
            <text:p text:style-name="P117">200</text:p>
          </table:table-cell>
          <table:table-cell table:style-name="Table4.A2" office:value-type="string">
            <text:p text:style-name="P117">0.624504</text:p>
          </table:table-cell>
          <table:table-cell table:style-name="Table4.A2" office:value-type="string">
            <text:p text:style-name="P117">0.654000</text:p>
          </table:table-cell>
        </table:table-row>
        <table:table-row>
          <table:table-cell table:style-name="Table4.A2" office:value-type="string">
            <text:p text:style-name="P117">300</text:p>
          </table:table-cell>
          <table:table-cell table:style-name="Table4.A2" office:value-type="string">
            <text:p text:style-name="P117">0.701834</text:p>
          </table:table-cell>
          <table:table-cell table:style-name="Table4.A2" office:value-type="string">
            <text:p text:style-name="P117">0.645231</text:p>
          </table:table-cell>
        </table:table-row>
        <table:table-row>
          <table:table-cell table:style-name="Table4.A2" office:value-type="string">
            <text:p text:style-name="P117">400</text:p>
          </table:table-cell>
          <table:table-cell table:style-name="Table4.A2" office:value-type="string">
            <text:p text:style-name="P117">0.717563</text:p>
          </table:table-cell>
          <table:table-cell table:style-name="Table4.A2" office:value-type="string">
            <text:p text:style-name="P117">0.708462</text:p>
          </table:table-cell>
        </table:table-row>
        <table:table-row>
          <table:table-cell table:style-name="Table4.A2" office:value-type="string">
            <text:p text:style-name="P117">500</text:p>
          </table:table-cell>
          <table:table-cell table:style-name="Table4.A2" office:value-type="string">
            <text:p text:style-name="P117">0.727480</text:p>
          </table:table-cell>
          <table:table-cell table:style-name="Table4.A2" office:value-type="string">
            <text:p text:style-name="P117">0.711250</text:p>
          </table:table-cell>
        </table:table-row>
        <table:table-row>
          <table:table-cell table:style-name="Table4.A2" office:value-type="string">
            <text:p text:style-name="P117">600</text:p>
          </table:table-cell>
          <table:table-cell table:style-name="Table4.A2" office:value-type="string">
            <text:p text:style-name="P117">0.774543</text:p>
          </table:table-cell>
          <table:table-cell table:style-name="Table4.A2" office:value-type="string">
            <text:p text:style-name="P117">0.725454</text:p>
          </table:table-cell>
        </table:table-row>
        <table:table-row>
          <table:table-cell table:style-name="Table4.A2" office:value-type="string">
            <text:p text:style-name="P117">700</text:p>
          </table:table-cell>
          <table:table-cell table:style-name="Table4.A2" office:value-type="string">
            <text:p text:style-name="P117">0.786713</text:p>
          </table:table-cell>
          <table:table-cell table:style-name="Table4.A2" office:value-type="string">
            <text:p text:style-name="P117">0.744720</text:p>
          </table:table-cell>
        </table:table-row>
        <table:table-row>
          <table:table-cell table:style-name="Table4.A2" office:value-type="string">
            <text:p text:style-name="P117">800</text:p>
          </table:table-cell>
          <table:table-cell table:style-name="Table4.A2" office:value-type="string">
            <text:p text:style-name="P117">0.787490</text:p>
          </table:table-cell>
          <table:table-cell table:style-name="Table4.A2" office:value-type="string">
            <text:p text:style-name="P117">0.721272</text:p>
          </table:table-cell>
        </table:table-row>
        <table:table-row>
          <table:table-cell table:style-name="Table4.A10" office:value-type="string">
            <text:p text:style-name="P117">900</text:p>
          </table:table-cell>
          <table:table-cell table:style-name="Table4.A10" office:value-type="string">
            <text:p text:style-name="P117">0.775203</text:p>
          </table:table-cell>
          <table:table-cell table:style-name="Table4.A10" office:value-type="string">
            <text:p text:style-name="P117">0.717695</text:p>
          </table:table-cell>
        </table:table-row>
      </table:table>
      <text:p text:style-name="P69"/>
      <text:p text:style-name="P70">Iz date tabele se može videti da paralelna implementacija nije značajno uticala na F1 skor prilikom rekonstruisanja grafa u odnosu na serijsku implementaciju. </text:p>
      <text:p text:style-name="P70"/>
      <text:p text:style-name="P72"><text:soft-page-break/>Kada je u pitanju generisana mreža uz pomoć stohastičkog blokovskog modela, onda F1 ocena prilikom rekonstrukcije izgleda manje nego u prethodnom testu. U tabeli <text:span text:style-name="T76">3.5 </text:span>su date ocene SBM generisanog grafa u zavisnosti od broja slučajnih šetnji:</text:p>
      <text:p text:style-name="P72"/>
      <text:p text:style-name="P72"/>
      <text:p text:style-name="P58">Tabela <text:span text:style-name="T76">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3">Broj šetnji</text:p>
            </table:table-cell>
            <table:table-cell table:style-name="Table5.A1" office:value-type="string">
              <text:p text:style-name="P119">F1 s<text:span text:style-name="T53">kor serijske implementacije</text:span></text:p>
            </table:table-cell>
            <table:table-cell table:style-name="Table5.A1" office:value-type="string">
              <text:p text:style-name="P119">F1 skor paralelne implementacije</text:p>
            </table:table-cell>
          </table:table-row>
        </table:table-header-rows>
        <table:table-row>
          <table:table-cell table:style-name="Table5.A2" office:value-type="string">
            <text:p text:style-name="P117">100</text:p>
          </table:table-cell>
          <table:table-cell table:style-name="Table5.A2" office:value-type="string">
            <text:p text:style-name="P117">0.058427</text:p>
          </table:table-cell>
          <table:table-cell table:style-name="Table5.A2" office:value-type="string">
            <text:p text:style-name="P117">0.108415</text:p>
          </table:table-cell>
        </table:table-row>
        <table:table-row>
          <table:table-cell table:style-name="Table5.A2" office:value-type="string">
            <text:p text:style-name="P117">200</text:p>
          </table:table-cell>
          <table:table-cell table:style-name="Table5.A2" office:value-type="string">
            <text:p text:style-name="P117">0.074563</text:p>
          </table:table-cell>
          <table:table-cell table:style-name="Table5.A2" office:value-type="string">
            <text:p text:style-name="P117">0.120501</text:p>
          </table:table-cell>
        </table:table-row>
        <table:table-row>
          <table:table-cell table:style-name="Table5.A2" office:value-type="string">
            <text:p text:style-name="P117">300</text:p>
          </table:table-cell>
          <table:table-cell table:style-name="Table5.A2" office:value-type="string">
            <text:p text:style-name="P117">0.105385</text:p>
          </table:table-cell>
          <table:table-cell table:style-name="Table5.A2" office:value-type="string">
            <text:p text:style-name="P117">0.136140</text:p>
          </table:table-cell>
        </table:table-row>
        <table:table-row>
          <table:table-cell table:style-name="Table5.A2" office:value-type="string">
            <text:p text:style-name="P117">400</text:p>
          </table:table-cell>
          <table:table-cell table:style-name="Table5.A2" office:value-type="string">
            <text:p text:style-name="P117">0.121520</text:p>
          </table:table-cell>
          <table:table-cell table:style-name="Table5.A2" office:value-type="string">
            <text:p text:style-name="P117">0.149141</text:p>
          </table:table-cell>
        </table:table-row>
        <table:table-row>
          <table:table-cell table:style-name="Table5.A2" office:value-type="string">
            <text:p text:style-name="P117">500</text:p>
          </table:table-cell>
          <table:table-cell table:style-name="Table5.A2" office:value-type="string">
            <text:p text:style-name="P117">0.118749</text:p>
          </table:table-cell>
          <table:table-cell table:style-name="Table5.A2" office:value-type="string">
            <text:p text:style-name="P117">0.156055</text:p>
          </table:table-cell>
        </table:table-row>
        <table:table-row>
          <table:table-cell table:style-name="Table5.A2" office:value-type="string">
            <text:p text:style-name="P117">600</text:p>
          </table:table-cell>
          <table:table-cell table:style-name="Table5.A2" office:value-type="string">
            <text:p text:style-name="P117">0.117749</text:p>
          </table:table-cell>
          <table:table-cell table:style-name="Table5.A2" office:value-type="string">
            <text:p text:style-name="P117">0.171991</text:p>
          </table:table-cell>
        </table:table-row>
        <table:table-row>
          <table:table-cell table:style-name="Table5.A2" office:value-type="string">
            <text:p text:style-name="P117">700</text:p>
          </table:table-cell>
          <table:table-cell table:style-name="Table5.A2" office:value-type="string">
            <text:p text:style-name="P117">0.119408</text:p>
          </table:table-cell>
          <table:table-cell table:style-name="Table5.A2" office:value-type="string">
            <text:p text:style-name="P117">0.173323</text:p>
          </table:table-cell>
        </table:table-row>
        <table:table-row>
          <table:table-cell table:style-name="Table5.A2" office:value-type="string">
            <text:p text:style-name="P117">800</text:p>
          </table:table-cell>
          <table:table-cell table:style-name="Table5.A2" office:value-type="string">
            <text:p text:style-name="P117">0.121913</text:p>
          </table:table-cell>
          <table:table-cell table:style-name="Table5.A2" office:value-type="string">
            <text:p text:style-name="P117">0.172578</text:p>
          </table:table-cell>
        </table:table-row>
        <table:table-row>
          <table:table-cell table:style-name="Table5.A10" office:value-type="string">
            <text:p text:style-name="P117">900</text:p>
          </table:table-cell>
          <table:table-cell table:style-name="Table5.A10" office:value-type="string">
            <text:p text:style-name="P117">0.129534</text:p>
          </table:table-cell>
          <table:table-cell table:style-name="Table5.A10" office:value-type="string">
            <text:p text:style-name="P117">0.180858</text:p>
          </table:table-cell>
        </table:table-row>
      </table:table>
      <text:p text:style-name="P72"/>
      <text:p text:style-name="P72">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2"/>
      <text:p text:style-name="P72">Takođe, računata je i sličnost klasterovanja nakon ugrađivanja upotrebom serijske i paralelne implementacije. U tabeli <text:span text:style-name="T76">3.6 </text:span>je dat prikaz sličnosti za Zaharijev karate klub i za veštački graf generisan SBM modelom:</text:p>
      <text:p text:style-name="P72"/>
      <text:p text:style-name="P58">Tabela <text:span text:style-name="T76">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2">Zaharijev karate klub</text:p>
          </table:table-cell>
          <table:table-cell table:style-name="Poređenjesličnostiklastera.B2" office:value-type="string">
            <text:p text:style-name="P117">0.403</text:p>
          </table:table-cell>
        </table:table-row>
        <table:table-row>
          <table:table-cell table:style-name="Poređenjesličnostiklastera.A2" office:value-type="string">
            <text:p text:style-name="P122">SBM generisan graf</text:p>
          </table:table-cell>
          <table:table-cell table:style-name="Poređenjesličnostiklastera.B2" office:value-type="string">
            <text:p text:style-name="P117">0.997</text:p>
          </table:table-cell>
        </table:table-row>
      </table:table>
      <text:p text:style-name="P72"/>
      <text:p text:style-name="P73">Oba testa su urađena sa parametrima <text:span text:style-name="T76">prikazanim u tabeli 3.7</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8"><text:soft-page-break/>Tabela <text:span text:style-name="T76">3.7</text:span>: Parametri modela ugrađivanja</text:p>
      <table:table table:name="Table6" table:style-name="Table6">
        <table:table-column table:style-name="Table6.A"/>
        <table:table-column table:style-name="Table6.B"/>
        <table:table-row>
          <table:table-cell table:style-name="Table6.A1" office:value-type="string">
            <text:p text:style-name="P119">Parametar</text:p>
          </table:table-cell>
          <table:table-cell table:style-name="Table6.B1" office:value-type="string">
            <text:p text:style-name="P119">Vrednost</text:p>
          </table:table-cell>
        </table:table-row>
        <table:table-row>
          <table:table-cell table:style-name="Table6.A2" office:value-type="string">
            <text:p text:style-name="P117">Veličina hoda (walk_size)</text:p>
          </table:table-cell>
          <table:table-cell table:style-name="Table6.B2" office:value-type="string">
            <text:p text:style-name="P117">80</text:p>
          </table:table-cell>
        </table:table-row>
        <table:table-row>
          <table:table-cell table:style-name="Table6.A2" office:value-type="string">
            <text:p text:style-name="P117">Dimenzija (dim)</text:p>
          </table:table-cell>
          <table:table-cell table:style-name="Table6.B2" office:value-type="string">
            <text:p text:style-name="P117">128</text:p>
          </table:table-cell>
        </table:table-row>
        <table:table-row>
          <table:table-cell table:style-name="Table6.A2" office:value-type="string">
            <text:p text:style-name="P117">Veličina prozora (window_size)</text:p>
          </table:table-cell>
          <table:table-cell table:style-name="Table6.B2" office:value-type="string">
            <text:p text:style-name="P117">10</text:p>
          </table:table-cell>
        </table:table-row>
        <table:table-row>
          <table:table-cell table:style-name="Table6.A2" office:value-type="string">
            <text:p text:style-name="P117">Broj epoha (epochs)</text:p>
          </table:table-cell>
          <table:table-cell table:style-name="Table6.B2" office:value-type="string">
            <text:p text:style-name="P117">10</text:p>
          </table:table-cell>
        </table:table-row>
        <table:table-row>
          <table:table-cell table:style-name="Table6.A2" office:value-type="string">
            <text:p text:style-name="P117">Parametar p</text:p>
          </table:table-cell>
          <table:table-cell table:style-name="Table6.B2" office:value-type="string">
            <text:p text:style-name="P117">0.25</text:p>
          </table:table-cell>
        </table:table-row>
        <table:table-row>
          <table:table-cell table:style-name="Table6.A2" office:value-type="string">
            <text:p text:style-name="P117">Parametar q</text:p>
          </table:table-cell>
          <table:table-cell table:style-name="Table6.B2" office:value-type="string">
            <text:p text:style-name="P117">4</text:p>
          </table:table-cell>
        </table:table-row>
        <table:table-row>
          <table:table-cell table:style-name="Table6.A2" office:value-type="string">
            <text:p text:style-name="P117">Broj negativnih uzoraka (negative_sample_num)</text:p>
          </table:table-cell>
          <table:table-cell table:style-name="Table6.B2" office:value-type="string">
            <text:p text:style-name="P117">10</text:p>
          </table:table-cell>
        </table:table-row>
        <table:table-row>
          <table:table-cell table:style-name="Table6.A2" office:value-type="string">
            <text:p text:style-name="P117">Stopa učenja (learning_rate)</text:p>
          </table:table-cell>
          <table:table-cell table:style-name="Table6.B2" office:value-type="string">
            <text:p text:style-name="P117">0.01</text:p>
          </table:table-cell>
        </table:table-row>
        <table:table-row>
          <table:table-cell table:style-name="Table6.A10" office:value-type="string">
            <text:p text:style-name="P122">Broj šetnji</text:p>
          </table:table-cell>
          <table:table-cell table:style-name="Table6.B10" office:value-type="string">
            <text:p text:style-name="P122">400</text:p>
          </table:table-cell>
        </table:table-row>
      </table:table>
      <text:p text:style-name="P73"/>
      <text:p text:style-name="P73"/>
      <text:p text:style-name="P73">SBM model koji je korišćen je parametrizovan tako da verovatnoća veze između zajednica iznosi 0.01, a verovatnoća veze unutar zajednice iznosi 0.1.</text:p>
      <text:p text:style-name="P73"/>
      <text:p text:style-name="P73">Iz datih rezultata se vidi da su klasteri dobijeni na osnovu vektora paralelne i redne verzije izuzetno slični, naročito na primeru veštačke mreže koja je generisana SBM modelom. </text:p>
      <text:p text:style-name="P73"/>
      <text:p text:style-name="P74">Izmereno je i vreme ugrađivanja za veštački generisani graf. Vreme je prikazano u zavisnosti od broja slučajnih šetnji u tabeli <text:span text:style-name="T76">3.8</text:span>:</text:p>
      <text:p text:style-name="P74"/>
      <text:p text:style-name="P74"/>
      <text:p text:style-name="P58">Tabela <text:span text:style-name="T76">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3">Broj šetnji</text:p>
            </table:table-cell>
            <table:table-cell table:style-name="Table7.B1" office:value-type="string">
              <text:p text:style-name="P119">Vreme (serijska obrada)</text:p>
            </table:table-cell>
            <table:table-cell table:style-name="Table7.B1" office:value-type="string">
              <text:p text:style-name="P119">Vreme (paralelna obrada)</text:p>
            </table:table-cell>
          </table:table-row>
        </table:table-header-rows>
        <table:table-row>
          <table:table-cell table:style-name="Table7.A2" office:value-type="string">
            <text:p text:style-name="P117"><text:span text:style-name="T54">3</text:span>00</text:p>
          </table:table-cell>
          <table:table-cell table:style-name="Table7.B2" office:value-type="string">
            <text:p text:style-name="P118">27.032333</text:p>
          </table:table-cell>
          <table:table-cell table:style-name="Table7.B2" office:value-type="string">
            <text:p text:style-name="P117">46.671196</text:p>
          </table:table-cell>
        </table:table-row>
        <table:table-row>
          <table:table-cell table:style-name="Table7.A2" office:value-type="string">
            <text:p text:style-name="P116">600</text:p>
          </table:table-cell>
          <table:table-cell table:style-name="Table7.B2" office:value-type="string">
            <text:p text:style-name="P118">34.207081</text:p>
          </table:table-cell>
          <table:table-cell table:style-name="Table7.B2" office:value-type="string">
            <text:p text:style-name="P117">52.855629</text:p>
          </table:table-cell>
        </table:table-row>
        <table:table-row>
          <table:table-cell table:style-name="Table7.A2" office:value-type="string">
            <text:p text:style-name="P117"><text:span text:style-name="T54">9</text:span>00</text:p>
          </table:table-cell>
          <table:table-cell table:style-name="Table7.B2" office:value-type="string">
            <text:p text:style-name="P118">49.972453</text:p>
          </table:table-cell>
          <table:table-cell table:style-name="Table7.B2" office:value-type="string">
            <text:p text:style-name="P117">59.757545</text:p>
          </table:table-cell>
        </table:table-row>
        <table:table-row>
          <table:table-cell table:style-name="Table7.A2" office:value-type="string">
            <text:p text:style-name="P117">400</text:p>
          </table:table-cell>
          <table:table-cell table:style-name="Table7.B2" office:value-type="string">
            <text:p text:style-name="P117">61.62</text:p>
          </table:table-cell>
          <table:table-cell table:style-name="Table7.B2" office:value-type="string">
            <text:p text:style-name="P117">68.144959</text:p>
          </table:table-cell>
        </table:table-row>
        <table:table-row>
          <table:table-cell table:style-name="Table7.A2" office:value-type="string">
            <text:p text:style-name="P117">500</text:p>
          </table:table-cell>
          <table:table-cell table:style-name="Table7.B2" office:value-type="string">
            <text:p text:style-name="P117">72.93</text:p>
          </table:table-cell>
          <table:table-cell table:style-name="Table7.B2" office:value-type="string">
            <text:p text:style-name="P117">77.180386</text:p>
          </table:table-cell>
        </table:table-row>
        <table:table-row>
          <table:table-cell table:style-name="Table7.A2" office:value-type="string">
            <text:p text:style-name="P117">600</text:p>
          </table:table-cell>
          <table:table-cell table:style-name="Table7.B2" office:value-type="string">
            <text:p text:style-name="P117">85.4</text:p>
          </table:table-cell>
          <table:table-cell table:style-name="Table7.B2" office:value-type="string">
            <text:p text:style-name="P117">84.556964</text:p>
          </table:table-cell>
        </table:table-row>
        <table:table-row>
          <table:table-cell table:style-name="Table7.A2" office:value-type="string">
            <text:p text:style-name="P117">700</text:p>
          </table:table-cell>
          <table:table-cell table:style-name="Table7.B2" office:value-type="string">
            <text:p text:style-name="P117">97.77</text:p>
          </table:table-cell>
          <table:table-cell table:style-name="Table7.B2" office:value-type="string">
            <text:p text:style-name="P117">93.268643</text:p>
          </table:table-cell>
        </table:table-row>
        <table:table-row>
          <table:table-cell table:style-name="Table7.A9" office:value-type="string">
            <text:p text:style-name="P117">800</text:p>
          </table:table-cell>
          <table:table-cell table:style-name="Table7.B9" office:value-type="string">
            <text:p text:style-name="P117">109.315041</text:p>
          </table:table-cell>
          <table:table-cell table:style-name="Table7.B9" office:value-type="string">
            <text:p text:style-name="P117">100.895541</text:p>
          </table:table-cell>
        </table:table-row>
      </table:table>
      <text:p text:style-name="P74"/>
      <text:p text:style-name="P91">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2"/>
      <text:p text:style-name="Chapter_20_Number"><text:bookmark-start text:name="__RefHeading___Toc6387_3068236119"/>Poglavlje <text:span text:style-name="T86">5</text:span><text:bookmark-end text:name="__RefHeading___Toc6387_3068236119"/></text:p>
      <text:h text:style-name="P142"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5">Takođe, kao dodatno unapređenje, predlaže se detaljnije ispitivanje uticaja različitih parametara na koruptabilnost grafova. </text:p>
      <text:p text:style-name="P75">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6"/>
      <text:p text:style-name="P76"/>
      <text:h text:style-name="P145" text:outline-level="1"><text:bookmark-start text:name="__RefHeading___Toc5644_1215285949"/>Biografija<text:bookmark-end text:name="__RefHeading___Toc5644_1215285949"/></text:h>
      <text:p text:style-name="P94"><draw:frame draw:style-name="fr3"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77">Diplomirao je na Fakultetu tehničkih nauka, Univerziteta u Novom Sadu, na smeru „Računarstvo i automatika“ </text:span><text:span text:style-name="T78">2021. godine</text:span><text:span text:style-name="T77">.</text:span> <text:span text:style-name="T78">Od 2018. do 2021. r</text:span><text:span text:style-name="T77">adio je u kompaniji Continental Automotive d.o.o. na razvoju ugrađenih sistema baziranih na Linux platformi za automobilsku industriju i komercijalna vozila. Nakon toga, </text:span><text:span text:style-name="T78">u periodu od 2022. do 2024. godine </text:span><text:span text:style-name="T77">radio je na razvoju distribuiranog objedinjenog sistema za skladištenje fajlova u kompaniji Nutanix.</text:span></text:p>
      <text:p text:style-name="P95">Takođe, obavlja funkciju šefa Odeljenja za računarske nauke u Istraživačkoj stanici Petnica <text:span text:style-name="T78">od 2023. godine</text:span> i asistenta tehničkog direktora za finansije, pravne i opšte poslove <text:span text:style-name="T78">od 2024. godine</text:span>. <text:span text:style-name="T78">Od 2023. je deo rukovodećeg tima programa „Web3 kamp“ koji se organizuje u Istraživačkoj stanici Petnica.</text:span></text:p>
      <text:p text:style-name="P95">Tokom svoje karijere, bio <text:span text:style-name="T78">je </text:span>suosnivač startapa NotifyMe i završio je različite freelance projekte, uključujući razvoj softvera za analizu <text:span text:style-name="T77">opcija na finansijskim tržištima</text:span> i <text:span text:style-name="T78">sisteme bazirane na funkcionalnoj paradigmi programiranja</text:span><text:span text:style-name="T77">.</text:span></text:p>
      <text:p text:style-name="P96"/>
      <text:p text:style-name="P96"/>
      <text:p text:style-name="P94"/>
      <text:h text:style-name="P143" text:outline-level="1"><text:bookmark-start text:name="__RefHeading___Toc9060_1970857049"/>Literatura<text:bookmark-end text:name="__RefHeading___Toc9060_1970857049"/></text:h>
      <text:list text:style-name="Numbering_20_123">
        <text:list-item>
          <text:p text:style-name="P240"><text:span text:style-name="T12">Abbe, Emmanuel. „Community detection and stochastic block models: recent developments“. </text:span><text:span text:style-name="T13">Journal of Machine Learning Research</text:span><text:span text:style-name="T12"> 18, изд. 177 (2018.): 1–86.</text:span></text:p>
        </text:list-item>
        <text:list-item>
          <text:p text:style-name="P240">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4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40">Church, Kenneth Ward. „Word2Vec“. <text:span text:style-name="T1">Natural Language Engineering</text:span> 23, изд. 1 (2017.): 155–62.</text:p>
        </text:list-item>
        <text:list-item>
          <text:p text:style-name="P240">Fang, Peng, Arijit Khan, Siqiang Luo, Fang Wang, Dan Feng, Zhenli Li, Wei Yin, и Yuchao Cao. „Distributed Graph Embedding with Information-Oriented Random Walks“. <text:span text:style-name="T1">arXiv preprint arXiv:2303.15702</text:span>, 2023.</text:p>
        </text:list-item>
        <text:list-item>
          <text:p text:style-name="P240">Grover, Aditya, и Jure Leskovec. „node2vec: Scalable feature learning for networks“. У <text:span text:style-name="T1">Proceedings of the 22nd ACM SIGKDD international conference on Knowledge discovery and data mining</text:span>, 855–64, 2016.</text:p>
        </text:list-item>
        <text:list-item>
          <text:p text:style-name="P240">Gupta, Jatinder ND, и Johnny C Ho. „A new heuristic algorithm for the one-dimensional bin-packing problem“. <text:span text:style-name="T1">Production planning &amp; control</text:span> 10, изд. 6 (1999.): 598–603.</text:p>
        </text:list-item>
        <text:list-item>
          <text:p text:style-name="P240">Gupta, Otkrist, и Ramesh Raskar. „Distributed learning of deep neural network over multiple agents“. <text:span text:style-name="T1">Journal of Network and Computer Applications</text:span> 116 (2018.): 1–8.</text:p>
        </text:list-item>
        <text:list-item>
          <text:p text:style-name="P240">Lancichinetti, Andrea, Santo Fortunato, и János Kertész. „Detecting the overlapping and hierarchical community structure in complex networks“. <text:span text:style-name="T1">New journal of physics</text:span> 11, изд. 3 (2009.): 033015.</text:p>
        </text:list-item>
        <text:list-item>
          <text:p text:style-name="P241">Adamic, Lada A., <text:span text:style-name="T16">i</text:span> Natalie Glance. "The political blogosphere and the 2004 US election: divided they blog." <text:span text:style-name="T16">u </text:span> Proceedings of the 3rd international workshop on Link discovery, <text:span text:style-name="T16">str</text:span>. 36-43. 2005.</text:p>
        </text:list-item>
        <text:list-item>
          <text:p text:style-name="P240">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40">Lombardo, Gianfranco, и Agostino Poggi. „A Scalable and Distributed Actor-Based Version of the Node2Vec Algorithm“. У <text:span text:style-name="T1">Proceedings of the 20th Workshop From Objects to Agents</text:span>, 134–41. Parma, Italy, 2019.</text:p>
        </text:list-item>
        <text:list-item>
          <text:p text:style-name="P240"><text:soft-page-break/>Rozemberczki, Benedek, и Rik Sarkar. „Twitch Gamers: a Dataset for Evaluating Proximity Preserving and Structural Role-based Node Embeddings“, 2021.</text:p>
        </text:list-item>
        <text:list-item>
          <text:p text:style-name="P240">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42">Zachary, Wayne W. „An information flow model for conflict and fission in small groups“. <text:span text:style-name="T1">Journal of anthropological research</text:span> 33, изд. 4 (1977.): 452–73.</text:p>
        </text:list-item>
        <text:list-item>
          <text:p text:style-name="P242">Hubert, Lawrence, and Phipps Arabie. "Comparing partitions." Journal of classification 2 (1985): 193-218.</text:p>
        </text:list-item>
      </text:list>
      <text:p text:style-name="P79"><text:span text:style-name="T60"/></text:p>
      <text:p text:style-name="P137" loext:marker-style-name="T59"><text:bookmark text:name="_5cw9v2nfq0lh"/><text:span text:style-name="T59">UNIVERZITET U NOVOM SADU</text:span></text:p>
      <text:p text:style-name="P252" loext:marker-style-name="T56"><text:span text:style-name="T56">PRODNO-MATEMATIČKI FAKULTET</text:span></text:p>
      <text:p text:style-name="P245" loext:marker-style-name="T56"/>
      <text:p text:style-name="P253" loext:marker-style-name="T56"><text:span text:style-name="T56">KLJUČNA DOKUMENTACIJSKA INFORMACIJA</text:span></text:p>
      <text:p text:style-name="P246" loext:marker-style-name="T56"/>
      <table:table table:name="Table9" table:style-name="Table9">
        <table:table-column table:style-name="Table9.A"/>
        <table:table-column table:style-name="Table9.B"/>
        <table:table-row table:style-name="Table9.1">
          <table:table-cell table:style-name="Table9.A1" office:value-type="string">
            <text:p text:style-name="P255" loext:marker-style-name="T68"><text:span text:style-name="T65">Redni broj:</text:span></text:p>
            <text:p text:style-name="P255" loext:marker-style-name="T68"><text:span text:style-name="T67">RBR</text:span></text:p>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Identifikacioni broj:</text:span></text:p>
            <text:p text:style-name="P255" loext:marker-style-name="T68"><text:span text:style-name="T67">IBR</text:span></text:p>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Tip dokumentacije:</text:span></text:p>
            <text:p text:style-name="P255" loext:marker-style-name="T68"><text:span text:style-name="T67">TD</text:span></text:p>
          </table:table-cell>
          <table:table-cell table:style-name="Table9.A1" office:value-type="string">
            <text:p text:style-name="P255" loext:marker-style-name="T68"><text:span text:style-name="T68">Monografska dokumentacija</text:span></text:p>
          </table:table-cell>
        </table:table-row>
        <table:table-row table:style-name="Table9.1">
          <table:table-cell table:style-name="Table9.A1" office:value-type="string">
            <text:p text:style-name="P255" loext:marker-style-name="T68"><text:span text:style-name="T65">Tip zapisa:</text:span></text:p>
            <text:p text:style-name="P255" loext:marker-style-name="T68"><text:span text:style-name="T67">TZ</text:span></text:p>
          </table:table-cell>
          <table:table-cell table:style-name="Table9.A1" office:value-type="string">
            <text:p text:style-name="P255" loext:marker-style-name="T68"><text:span text:style-name="T68">Tekstualni štampani materijal</text:span></text:p>
          </table:table-cell>
        </table:table-row>
        <table:table-row table:style-name="Table9.1">
          <table:table-cell table:style-name="Table9.A1" office:value-type="string">
            <text:p text:style-name="P255" loext:marker-style-name="T68"><text:span text:style-name="T65">Vrsta rada:</text:span></text:p>
            <text:p text:style-name="P255" loext:marker-style-name="T68"><text:span text:style-name="T67">VR</text:span></text:p>
          </table:table-cell>
          <table:table-cell table:style-name="Table9.A1" office:value-type="string">
            <text:p text:style-name="P255" loext:marker-style-name="T68"><text:span text:style-name="T68">master rad</text:span></text:p>
          </table:table-cell>
        </table:table-row>
        <table:table-row table:style-name="Table9.1">
          <table:table-cell table:style-name="Table9.A1" office:value-type="string">
            <text:p text:style-name="P255" loext:marker-style-name="T68"><text:span text:style-name="T65">Autor:</text:span></text:p>
            <text:p text:style-name="P255" loext:marker-style-name="T68"><text:span text:style-name="T67">AU</text:span></text:p>
          </table:table-cell>
          <table:table-cell table:style-name="Table9.A1" office:value-type="string">
            <text:p text:style-name="P261" loext:marker-style-name="T68">Stefan Nožinić</text:p>
          </table:table-cell>
        </table:table-row>
        <table:table-row table:style-name="Table9.1">
          <table:table-cell table:style-name="Table9.A1" office:value-type="string">
            <text:p text:style-name="P255" loext:marker-style-name="T68"><text:span text:style-name="T65">Mentor:</text:span></text:p>
            <text:p text:style-name="P255" loext:marker-style-name="T68"><text:span text:style-name="T67">MN</text:span></text:p>
          </table:table-cell>
          <table:table-cell table:style-name="Table9.A1" office:value-type="string">
            <text:p text:style-name="P261" loext:marker-style-name="T68">Miloš Savić</text:p>
          </table:table-cell>
        </table:table-row>
        <table:table-row table:style-name="Table9.1">
          <table:table-cell table:style-name="Table9.A1" office:value-type="string">
            <text:p text:style-name="P255" loext:marker-style-name="T68"><text:span text:style-name="T65">Naslov rada:</text:span></text:p>
            <text:p text:style-name="P255" loext:marker-style-name="T68"><text:span text:style-name="T67">NR</text:span></text:p>
          </table:table-cell>
          <table:table-cell table:style-name="Table9.A1" office:value-type="string">
            <text:p text:style-name="P260" loext:marker-style-name="T68">VertexVoyage: Distribuirani node2vec algoritam za <text:span text:style-name="T81">embedovanje</text:span> čvorova u realnim mrežama</text:p>
          </table:table-cell>
        </table:table-row>
        <table:table-row table:style-name="Table9.1">
          <table:table-cell table:style-name="Table9.A1" office:value-type="string">
            <text:p text:style-name="P255" loext:marker-style-name="T68"><text:span text:style-name="T65">Jezik publikacije:</text:span></text:p>
            <text:p text:style-name="P255" loext:marker-style-name="T68"><text:span text:style-name="T67">JP</text:span></text:p>
          </table:table-cell>
          <table:table-cell table:style-name="Table9.A1" office:value-type="string">
            <text:p text:style-name="P255" loext:marker-style-name="T68"><text:span text:style-name="T68">srpski (latinica)</text:span></text:p>
          </table:table-cell>
        </table:table-row>
        <table:table-row table:style-name="Table9.1">
          <table:table-cell table:style-name="Table9.A1" office:value-type="string">
            <text:p text:style-name="P255" loext:marker-style-name="T68"><text:span text:style-name="T65">Jezik izvoda:</text:span></text:p>
            <text:p text:style-name="P255" loext:marker-style-name="T68"><text:span text:style-name="T67">JI</text:span></text:p>
          </table:table-cell>
          <table:table-cell table:style-name="Table9.A1" office:value-type="string">
            <text:p text:style-name="P255" loext:marker-style-name="T68"><text:span text:style-name="T68">srpski/engleski</text:span></text:p>
          </table:table-cell>
        </table:table-row>
        <table:table-row table:style-name="Table9.1">
          <table:table-cell table:style-name="Table9.A1" office:value-type="string">
            <text:p text:style-name="P255" loext:marker-style-name="T68"><text:span text:style-name="T65">Zemlja publikovanja:</text:span></text:p>
            <text:p text:style-name="P255" loext:marker-style-name="T68"><text:span text:style-name="T67">ZP</text:span></text:p>
          </table:table-cell>
          <table:table-cell table:style-name="Table9.A1" office:value-type="string">
            <text:p text:style-name="P255" loext:marker-style-name="T68"><text:span text:style-name="T68">Srbija</text:span></text:p>
          </table:table-cell>
        </table:table-row>
        <table:table-row table:style-name="Table9.1">
          <table:table-cell table:style-name="Table9.A1" office:value-type="string">
            <text:p text:style-name="P255" loext:marker-style-name="T68"><text:span text:style-name="T65">Uže geografsko područje:</text:span></text:p>
            <text:p text:style-name="P255" loext:marker-style-name="T68"><text:span text:style-name="T67">UGP</text:span></text:p>
          </table:table-cell>
          <table:table-cell table:style-name="Table9.A1" office:value-type="string">
            <text:p text:style-name="P255" loext:marker-style-name="T68"><text:span text:style-name="T68">Vojvodina</text:span></text:p>
          </table:table-cell>
        </table:table-row>
        <table:table-row table:style-name="Table9.1">
          <table:table-cell table:style-name="Table9.A1" office:value-type="string">
            <text:p text:style-name="P255" loext:marker-style-name="T68"><text:span text:style-name="T65">Godina:</text:span></text:p>
            <text:p text:style-name="P255" loext:marker-style-name="T68"><text:span text:style-name="T67">GO</text:span></text:p>
          </table:table-cell>
          <table:table-cell table:style-name="Table9.A1" office:value-type="string">
            <text:p text:style-name="P255" loext:marker-style-name="T68"><text:span text:style-name="T68">202</text:span><text:span text:style-name="T69">4</text:span></text:p>
          </table:table-cell>
        </table:table-row>
        <table:table-row table:style-name="Table9.1">
          <table:table-cell table:style-name="Table9.A1" office:value-type="string">
            <text:p text:style-name="P255" loext:marker-style-name="T68"><text:span text:style-name="T65">Izdavač:</text:span></text:p>
            <text:p text:style-name="P255" loext:marker-style-name="T68"><text:span text:style-name="T67">IZ</text:span></text:p>
          </table:table-cell>
          <table:table-cell table:style-name="Table9.A1" office:value-type="string">
            <text:p text:style-name="P255" loext:marker-style-name="T68"><text:span text:style-name="T68">Autorski reprint</text:span></text:p>
          </table:table-cell>
        </table:table-row>
        <table:table-row table:style-name="Table9.1">
          <table:table-cell table:style-name="Table9.A1" office:value-type="string">
            <text:p text:style-name="P255" loext:marker-style-name="T68"><text:span text:style-name="T65">Mesto i adresa:</text:span></text:p>
            <text:p text:style-name="P255" loext:marker-style-name="T68"><text:span text:style-name="T67">MA</text:span></text:p>
          </table:table-cell>
          <table:table-cell table:style-name="Table9.A1" office:value-type="string">
            <text:p text:style-name="P255" loext:marker-style-name="T68"><text:span text:style-name="T68">Prirodno-matematički fakultet, Trg Dositeja Obradovića 4, Novi Sad</text:span></text:p>
          </table:table-cell>
        </table:table-row>
        <table:table-row table:style-name="Table9.1">
          <table:table-cell table:style-name="Table9.A1" office:value-type="string">
            <text:p text:style-name="P255" loext:marker-style-name="T68"><text:span text:style-name="T65">Fizički opis rada:</text:span></text:p>
            <text:p text:style-name="P255" loext:marker-style-name="T68"><text:span text:style-name="T67">FO</text:span></text:p>
          </table:table-cell>
          <table:table-cell table:style-name="Table9.A1" office:value-type="string">
            <text:p text:style-name="P255" loext:marker-style-name="T68"><text:span text:style-name="T69">Broj poglavlja: 4</text:span><text:span text:style-name="T68">/</text:span><text:span text:style-name="T69">broj strana: 53</text:span><text:span text:style-name="T68">/</text:span><text:span text:style-name="T69">broj citata: 16</text:span><text:span text:style-name="T68">/</text:span><text:span text:style-name="T69">broj tabela: 8</text:span><text:span text:style-name="T68">/</text:span><text:span text:style-name="T69">broj slika: 5</text:span><text:span text:style-name="T68">/ </text:span><text:span text:style-name="T69">broj grafika: 2</text:span><text:span text:style-name="T68">/</text:span><text:span text:style-name="T69">broj priloga: 0</text:span></text:p>
            <text:p text:style-name="P262" loext:marker-style-name="T71"/>
            <text:p text:style-name="P260" loext:marker-style-name="T68"/>
          </table:table-cell>
        </table:table-row>
        <table:table-row table:style-name="Table9.1">
          <table:table-cell table:style-name="Table9.A1" office:value-type="string">
            <text:p text:style-name="P255" loext:marker-style-name="T68"><text:span text:style-name="T65">Naučna oblast:</text:span></text:p>
            <text:p text:style-name="P255" loext:marker-style-name="T68"><text:span text:style-name="T67">NO</text:span></text:p>
          </table:table-cell>
          <table:table-cell table:style-name="Table9.A1" office:value-type="string">
            <text:p text:style-name="P261" loext:marker-style-name="T68">Računarske nauke</text:p>
          </table:table-cell>
        </table:table-row>
        <table:table-row table:style-name="Table9.1">
          <table:table-cell table:style-name="Table9.A1" office:value-type="string">
            <text:p text:style-name="P255" loext:marker-style-name="T68"><text:bookmark text:name="_gjdgxs"/><text:span text:style-name="T65">Naučna disciplina:</text:span></text:p>
            <text:h text:style-name="P138" text:outline-level="4" loext:marker-style-name="T68"><text:span text:style-name="T68">ND</text:span></text:h>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Predmetna odrednica/ ključne reči:</text:span></text:p>
            <text:p text:style-name="P255" loext:marker-style-name="T68"><text:span text:style-name="T67">PO</text:span></text:p>
            <text:p text:style-name="P255" loext:marker-style-name="T68"><text:span text:style-name="T67">UDK</text:span></text:p>
          </table:table-cell>
          <table:table-cell table:style-name="Table9.A1" office:value-type="string">
            <text:p text:style-name="P261" loext:marker-style-name="T68">Grafovi, reprezentacija, realne mreže, paralelizacija, distribuirani sistemi</text:p>
          </table:table-cell>
        </table:table-row>
        <table:table-row table:style-name="Table9.1">
          <table:table-cell table:style-name="Table9.A1" office:value-type="string">
            <text:p text:style-name="P255" loext:marker-style-name="T68"><text:span text:style-name="T65">Čuva se:</text:span></text:p>
            <text:p text:style-name="P255" loext:marker-style-name="T68"><text:span text:style-name="T67">ČU</text:span></text:p>
          </table:table-cell>
          <table:table-cell table:style-name="Table9.A1" office:value-type="string">
            <text:p text:style-name="P255" loext:marker-style-name="T68"><text:span text:style-name="T68">Biblioteka Departmana za matematiku i informatiku, PMF-a u Novom Sadu</text:span></text:p>
          </table:table-cell>
        </table:table-row>
        <table:table-row table:style-name="Table9.1">
          <table:table-cell table:style-name="Table9.A1" office:value-type="string">
            <text:p text:style-name="P255" loext:marker-style-name="T68"><text:span text:style-name="T65">Važna napomena:</text:span></text:p>
            <text:p text:style-name="P255" loext:marker-style-name="T68"><text:span text:style-name="T67">VN</text:span></text:p>
          </table:table-cell>
          <table:table-cell table:style-name="Table9.A1" office:value-type="string">
            <text:p text:style-name="P255" loext:marker-style-name="T68"><text:span text:style-name="T68">nema</text:span></text:p>
          </table:table-cell>
        </table:table-row>
        <table:table-row table:style-name="Table9.22">
          <table:table-cell table:style-name="Table9.A1" office:value-type="string">
            <text:p text:style-name="P255" loext:marker-style-name="T68"><text:span text:style-name="T65">Izvod:</text:span></text:p>
            <text:p text:style-name="P255" loext:marker-style-name="T68"><text:span text:style-name="T67">IZ</text:span></text:p>
            <text:p text:style-name="P260" loext:marker-style-name="T68"/>
            <text:p text:style-name="P260" loext:marker-style-name="T68"/>
          </table:table-cell>
          <table:table-cell table:style-name="Table9.A1" office:value-type="string">
            <text:p text:style-name="P256" loext:marker-style-name="T68"><text:span text:style-name="T68">kratak apstrakt rada</text:span></text:p>
          </table:table-cell>
        </table:table-row>
        <table:table-row table:style-name="Table9.23">
          <table:table-cell table:style-name="Table9.A23" office:value-type="string">
            <text:p text:style-name="P255" loext:marker-style-name="T68"><text:span text:style-name="T65">Datum prihvatanja teme od NN veća:</text:span></text:p>
            <text:p text:style-name="P255" loext:marker-style-name="T68"><text:span text:style-name="T67">DP</text:span></text:p>
          </table:table-cell>
          <table:table-cell table:style-name="Table9.A23" office:value-type="string">
            <text:p text:style-name="P261" loext:marker-style-name="T68">5.2.2024.</text:p>
          </table:table-cell>
        </table:table-row>
        <text:soft-page-break/>
        <table:table-row table:style-name="Table9.24">
          <table:table-cell table:style-name="Table9.A23" office:value-type="string">
            <text:p text:style-name="P255" loext:marker-style-name="T68"><text:span text:style-name="T65">Datum odbrane:</text:span></text:p>
            <text:p text:style-name="P255" loext:marker-style-name="T68"><text:span text:style-name="T67">DO</text:span></text:p>
          </table:table-cell>
          <table:table-cell table:style-name="Table9.A23" office:value-type="string">
            <text:p text:style-name="P260" loext:marker-style-name="T68"/>
          </table:table-cell>
        </table:table-row>
        <table:table-row table:style-name="Table9.22">
          <table:table-cell table:style-name="Table9.A23" office:value-type="string">
            <text:p text:style-name="P255" loext:marker-style-name="T68"><text:span text:style-name="T65">Članovi komisije:</text:span></text:p>
            <text:p text:style-name="P255" loext:marker-style-name="T68"><text:span text:style-name="T67">KO</text:span></text:p>
          </table:table-cell>
          <table:table-cell table:style-name="Table9.A23" office:value-type="string">
            <text:p text:style-name="P260" loext:marker-style-name="T68"/>
          </table:table-cell>
        </table:table-row>
        <table:table-row table:style-name="Table9.26">
          <table:table-cell table:style-name="Table9.A23" office:value-type="string">
            <text:p text:style-name="P255" loext:marker-style-name="T68"><text:span text:style-name="T65">Predsednik:</text:span></text:p>
          </table:table-cell>
          <table:table-cell table:style-name="Table9.A23" office:value-type="string">
            <text:p text:style-name="P261" loext:marker-style-name="T68">Miloš Stojaković</text:p>
          </table:table-cell>
        </table:table-row>
        <table:table-row table:style-name="Table9.27">
          <table:table-cell table:style-name="Table9.A23" office:value-type="string">
            <text:p text:style-name="P255" loext:marker-style-name="T68"><text:span text:style-name="T65">Član:</text:span></text:p>
          </table:table-cell>
          <table:table-cell table:style-name="Table9.A23" office:value-type="string">
            <text:p text:style-name="P261" loext:marker-style-name="T68">Vladimir Kurbalija</text:p>
          </table:table-cell>
        </table:table-row>
        <table:table-row table:style-name="Table9.26">
          <table:table-cell table:style-name="Table9.A23" office:value-type="string">
            <text:p text:style-name="P255" loext:marker-style-name="T68"><text:span text:style-name="T65">Član, mentor:</text:span></text:p>
          </table:table-cell>
          <table:table-cell table:style-name="Table9.A23" office:value-type="string">
            <text:p text:style-name="P261" loext:marker-style-name="T68">Miloš Savić</text:p>
          </table:table-cell>
        </table:table-row>
      </table:table>
      <text:p text:style-name="P254" loext:marker-style-name="T56"><text:span text:style-name="T56">UNIVERSITY OF NOVI SAD</text:span></text:p>
      <text:p text:style-name="P253" loext:marker-style-name="T56"><text:span text:style-name="T56">FACULTY OF SCIENCE AND MATHEMATICS</text:span></text:p>
      <text:p text:style-name="P245" loext:marker-style-name="T56"/>
      <text:p text:style-name="P255" loext:marker-style-name="T56"><text:span text:style-name="T56">KEY WORDS DOCUMENTATION</text:span></text:p>
      <text:p text:style-name="P246" loext:marker-style-name="T56"/>
      <table:table table:name="Table10" table:style-name="Table10">
        <table:table-column table:style-name="Table10.A"/>
        <table:table-column table:style-name="Table10.B"/>
        <table:table-row table:style-name="Table10.1">
          <table:table-cell table:style-name="Table10.A1" office:value-type="string">
            <text:p text:style-name="P255" loext:marker-style-name="T68"><text:span text:style-name="T65">Accession number:</text:span></text:p>
            <text:p text:style-name="P255" loext:marker-style-name="T68"><text:span text:style-name="T67">ANO</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Identification number:</text:span></text:p>
            <text:p text:style-name="P255" loext:marker-style-name="T68"><text:span text:style-name="T67">INO</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Document type:</text:span></text:p>
            <text:p text:style-name="P255" loext:marker-style-name="T68"><text:span text:style-name="T67">DT</text:span></text:p>
          </table:table-cell>
          <table:table-cell table:style-name="Table10.A1" office:value-type="string">
            <text:p text:style-name="P255" loext:marker-style-name="T68"><text:span text:style-name="T68">Monograph publication</text:span></text:p>
          </table:table-cell>
        </table:table-row>
        <table:table-row table:style-name="Table10.1">
          <table:table-cell table:style-name="Table10.A1" office:value-type="string">
            <text:p text:style-name="P255" loext:marker-style-name="T68"><text:span text:style-name="T65">Type of record:</text:span></text:p>
            <text:p text:style-name="P255" loext:marker-style-name="T68"><text:span text:style-name="T67">TR</text:span></text:p>
          </table:table-cell>
          <table:table-cell table:style-name="Table10.A1" office:value-type="string">
            <text:p text:style-name="P255" loext:marker-style-name="T68"><text:span text:style-name="T68">Textual printed material</text:span></text:p>
          </table:table-cell>
        </table:table-row>
        <table:table-row table:style-name="Table10.1">
          <table:table-cell table:style-name="Table10.A1" office:value-type="string">
            <text:p text:style-name="P255" loext:marker-style-name="T68"><text:span text:style-name="T65">Content code:</text:span></text:p>
            <text:p text:style-name="P255" loext:marker-style-name="T68"><text:span text:style-name="T67">CC</text:span></text:p>
          </table:table-cell>
          <table:table-cell table:style-name="Table10.A1" office:value-type="string">
            <text:p text:style-name="P255" loext:marker-style-name="T68"><text:span text:style-name="T68">Final paper</text:span></text:p>
          </table:table-cell>
        </table:table-row>
        <table:table-row table:style-name="Table10.1">
          <table:table-cell table:style-name="Table10.A1" office:value-type="string">
            <text:p text:style-name="P255" loext:marker-style-name="T68"><text:span text:style-name="T65">Author:</text:span></text:p>
            <text:p text:style-name="P255" loext:marker-style-name="T68"><text:span text:style-name="T67">AU</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Mentor/comentor:</text:span></text:p>
            <text:p text:style-name="P255" loext:marker-style-name="T68"><text:span text:style-name="T67">MN</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Title:</text:span></text:p>
            <text:p text:style-name="P255" loext:marker-style-name="T68"><text:span text:style-name="T67">TI</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Language of text:</text:span></text:p>
            <text:p text:style-name="P255" loext:marker-style-name="T68"><text:span text:style-name="T67">LT</text:span></text:p>
          </table:table-cell>
          <table:table-cell table:style-name="Table10.A1" office:value-type="string">
            <text:p text:style-name="P255" loext:marker-style-name="T68"><text:span text:style-name="T68">Serbian (Latin)</text:span></text:p>
          </table:table-cell>
        </table:table-row>
        <table:table-row table:style-name="Table10.1">
          <table:table-cell table:style-name="Table10.A1" office:value-type="string">
            <text:p text:style-name="P255" loext:marker-style-name="T68"><text:span text:style-name="T65">Language of abstract:</text:span></text:p>
            <text:p text:style-name="P255" loext:marker-style-name="T68"><text:span text:style-name="T67">LA</text:span></text:p>
          </table:table-cell>
          <table:table-cell table:style-name="Table10.A1" office:value-type="string">
            <text:p text:style-name="P255" loext:marker-style-name="T68"><text:span text:style-name="T68">English</text:span></text:p>
          </table:table-cell>
        </table:table-row>
        <table:table-row table:style-name="Table10.1">
          <table:table-cell table:style-name="Table10.A1" office:value-type="string">
            <text:p text:style-name="P255" loext:marker-style-name="T68"><text:span text:style-name="T65">Country of publication:</text:span></text:p>
            <text:p text:style-name="P255" loext:marker-style-name="T68"><text:span text:style-name="T67">CP</text:span></text:p>
          </table:table-cell>
          <table:table-cell table:style-name="Table10.A1" office:value-type="string">
            <text:p text:style-name="P255" loext:marker-style-name="T68"><text:span text:style-name="T68">Serbia</text:span></text:p>
          </table:table-cell>
        </table:table-row>
        <table:table-row table:style-name="Table10.1">
          <table:table-cell table:style-name="Table10.A1" office:value-type="string">
            <text:p text:style-name="P255" loext:marker-style-name="T68"><text:span text:style-name="T65">Locality of publication:</text:span></text:p>
            <text:p text:style-name="P255" loext:marker-style-name="T68"><text:span text:style-name="T67">LP</text:span></text:p>
          </table:table-cell>
          <table:table-cell table:style-name="Table10.A1" office:value-type="string">
            <text:p text:style-name="P255" loext:marker-style-name="T68"><text:span text:style-name="T68">Vojvodina</text:span></text:p>
          </table:table-cell>
        </table:table-row>
        <table:table-row table:style-name="Table10.1">
          <table:table-cell table:style-name="Table10.A1" office:value-type="string">
            <text:p text:style-name="P255" loext:marker-style-name="T68"><text:span text:style-name="T65">Publication year:</text:span></text:p>
            <text:p text:style-name="P255" loext:marker-style-name="T68"><text:span text:style-name="T67">PY</text:span></text:p>
          </table:table-cell>
          <table:table-cell table:style-name="Table10.A1" office:value-type="string">
            <text:p text:style-name="P255" loext:marker-style-name="T68"><text:span text:style-name="T68">2020</text:span></text:p>
          </table:table-cell>
        </table:table-row>
        <table:table-row table:style-name="Table10.1">
          <table:table-cell table:style-name="Table10.A1" office:value-type="string">
            <text:p text:style-name="P255" loext:marker-style-name="T68"><text:span text:style-name="T65">Publisher:</text:span></text:p>
            <text:p text:style-name="P255" loext:marker-style-name="T68"><text:span text:style-name="T67">PU</text:span></text:p>
          </table:table-cell>
          <table:table-cell table:style-name="Table10.A1" office:value-type="string">
            <text:p text:style-name="P255" loext:marker-style-name="T68"><text:span text:style-name="T68">Author's reprint</text:span></text:p>
          </table:table-cell>
        </table:table-row>
        <table:table-row table:style-name="Table10.1">
          <table:table-cell table:style-name="Table10.A1" office:value-type="string">
            <text:p text:style-name="P255" loext:marker-style-name="T68"><text:span text:style-name="T65">Publication place:</text:span></text:p>
            <text:p text:style-name="P255" loext:marker-style-name="T68"><text:span text:style-name="T67">PP</text:span></text:p>
          </table:table-cell>
          <table:table-cell table:style-name="Table10.A1" office:value-type="string">
            <text:p text:style-name="P255" loext:marker-style-name="T68"><text:span text:style-name="T68">Faculty of Science, Trg Dositeja Obradovića 4, Novi Sad</text:span></text:p>
          </table:table-cell>
        </table:table-row>
        <table:table-row table:style-name="Table10.1">
          <table:table-cell table:style-name="Table10.A1" office:value-type="string">
            <text:p text:style-name="P139" loext:marker-style-name="T66"><text:span text:style-name="T66">Physical description:</text:span></text:p>
            <text:p text:style-name="P139" loext:marker-style-name="T65"><text:bookmark text:name="_jg3qe1namolb"/><text:span text:style-name="T65">PD</text:span></text:p>
          </table:table-cell>
          <table:table-cell table:style-name="Table10.A1" office:value-type="string">
            <text:p text:style-name="P255" loext:marker-style-name="T70"><text:span text:style-name="T68">5/182/32/0/71/0/3</text:span></text:p>
          </table:table-cell>
        </table:table-row>
        <table:table-row table:style-name="Table10.1">
          <table:table-cell table:style-name="Table10.A1" office:value-type="string">
            <text:p text:style-name="P255" loext:marker-style-name="T68"><text:span text:style-name="T65">Scientific field:</text:span></text:p>
            <text:p text:style-name="P255" loext:marker-style-name="T68"><text:span text:style-name="T67">SF</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Scientific discipline:</text:span></text:p>
            <text:p text:style-name="P255" loext:marker-style-name="T68"><text:span text:style-name="T67">SD</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Subject/ Key words:</text:span></text:p>
            <text:p text:style-name="P255" loext:marker-style-name="T68"><text:span text:style-name="T67">SKW</text:span></text:p>
            <text:p text:style-name="P255" loext:marker-style-name="T68"><text:span text:style-name="T67">UC</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Holding data:</text:span></text:p>
            <text:p text:style-name="P255" loext:marker-style-name="T68"><text:span text:style-name="T67">HD</text:span></text:p>
          </table:table-cell>
          <table:table-cell table:style-name="Table10.A1" office:value-type="string">
            <text:p text:style-name="P255" loext:marker-style-name="T68"><text:span text:style-name="T68">Library of Department of Matematics and and Informatics, Trg Dositeja Obradovića 4</text:span></text:p>
          </table:table-cell>
        </table:table-row>
        <table:table-row table:style-name="Table10.1">
          <table:table-cell table:style-name="Table10.A1" office:value-type="string">
            <text:p text:style-name="P255" loext:marker-style-name="T68"><text:span text:style-name="T65">Note:</text:span></text:p>
            <text:p text:style-name="P255" loext:marker-style-name="T68"><text:span text:style-name="T67">N</text:span></text:p>
          </table:table-cell>
          <table:table-cell table:style-name="Table10.A1" office:value-type="string">
            <text:p text:style-name="P255" loext:marker-style-name="T68"><text:span text:style-name="T68">none</text:span></text:p>
          </table:table-cell>
        </table:table-row>
        <table:table-row table:style-name="Table10.1">
          <table:table-cell table:style-name="Table10.A1" office:value-type="string">
            <text:p text:style-name="P255" loext:marker-style-name="T68"><text:span text:style-name="T65">Abstract:</text:span></text:p>
            <text:p text:style-name="P255" loext:marker-style-name="T68"><text:span text:style-name="T67">AB</text:span></text:p>
            <text:p text:style-name="P260" loext:marker-style-name="T68"/>
            <text:p text:style-name="P260" loext:marker-style-name="T68"/>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Accepted by the Scientific Board:</text:span></text:p>
            <text:p text:style-name="P255" loext:marker-style-name="T68"><text:span text:style-name="T67">ASB</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Defended on:</text:span></text:p>
            <text:p text:style-name="P255" loext:marker-style-name="T68"><text:span text:style-name="T67">DE</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Thesis defend board:</text:span></text:p>
            <text:p text:style-name="P255" loext:marker-style-name="T68"><text:span text:style-name="T67">DB</text:span></text:p>
          </table:table-cell>
          <table:table-cell table:style-name="Table10.A1" office:value-type="string">
            <text:p text:style-name="P260" loext:marker-style-name="T68"/>
          </table:table-cell>
        </table:table-row>
        <table:table-row table:style-name="Table10.26">
          <table:table-cell table:style-name="Table10.A1" office:value-type="string">
            <text:p text:style-name="P255" loext:marker-style-name="T68"><text:span text:style-name="T65">President:</text:span></text:p>
          </table:table-cell>
          <table:table-cell table:style-name="Table10.A1" office:value-type="string">
            <text:p text:style-name="P260" loext:marker-style-name="T68"/>
          </table:table-cell>
        </table:table-row>
        <table:table-row table:style-name="Table10.27">
          <table:table-cell table:style-name="Table10.A1" office:value-type="string">
            <text:p text:style-name="P255" loext:marker-style-name="T68"><text:span text:style-name="T65">Member:</text:span></text:p>
          </table:table-cell>
          <table:table-cell table:style-name="Table10.A1" office:value-type="string">
            <text:p text:style-name="P260" loext:marker-style-name="T68"/>
          </table:table-cell>
        </table:table-row>
        <text:soft-page-break/>
        <table:table-row table:style-name="Table10.28">
          <table:table-cell table:style-name="Table10.A1" office:value-type="string">
            <text:p text:style-name="P255" loext:marker-style-name="T68"><text:span text:style-name="T65">Member, mentor:</text:span></text:p>
          </table:table-cell>
          <table:table-cell table:style-name="Table10.A1" office:value-type="string">
            <text:p text:style-name="P260" loext:marker-style-name="T68"/>
          </table:table-cell>
        </table:table-row>
      </table:table>
      <text:p text:style-name="P247" loext:marker-style-name="T56"><text:bookmark text:name="_30j0zll"/><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45</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5T21:17:46.589589309</dc:date>
    <meta:editing-duration>PT9H1M39S</meta:editing-duration>
    <meta:editing-cycles>91</meta:editing-cycles>
    <meta:generator>LibreOffice/24.2.3.2$Linux_X86_64 LibreOffice_project/420$Build-2</meta:generator>
    <meta:document-statistic meta:table-count="11" meta:image-count="9" meta:object-count="0" meta:page-count="56" meta:paragraph-count="1044" meta:word-count="12171" meta:character-count="83706" meta:non-whitespace-character-count="72549"/>
  </office:meta>
</office:document-meta>
</file>